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29"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0"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1"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2" style:family="paragraph" style:parent-style-name="Standard">
      <style:paragraph-properties fo:text-align="justify" style:justify-single-word="false"/>
      <style:text-properties fo:font-style="italic" officeooo:rsid="000add4c" officeooo:paragraph-rsid="007025ca" style:font-style-asian="italic" style:font-style-complex="italic"/>
    </style:style>
    <style:style style:name="P33"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4"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5"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7"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38"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39" style:family="paragraph" style:parent-style-name="Standard">
      <style:paragraph-properties fo:line-height="150%" fo:text-align="justify" style:justify-single-word="false"/>
      <style:text-properties officeooo:rsid="00251ae2" officeooo:paragraph-rsid="00251ae2"/>
    </style:style>
    <style:style style:name="P40" style:family="paragraph" style:parent-style-name="Standard">
      <style:paragraph-properties fo:line-height="150%" fo:text-align="justify" style:justify-single-word="false"/>
      <style:text-properties officeooo:rsid="000eb9e7" officeooo:paragraph-rsid="000eb9e7"/>
    </style:style>
    <style:style style:name="P41" style:family="paragraph" style:parent-style-name="Standard">
      <style:paragraph-properties fo:line-height="150%" fo:text-align="justify" style:justify-single-word="false"/>
      <style:text-properties officeooo:rsid="000eb9e7" officeooo:paragraph-rsid="00194ff3"/>
    </style:style>
    <style:style style:name="P42" style:family="paragraph" style:parent-style-name="Standard">
      <style:paragraph-properties fo:line-height="150%" fo:text-align="justify" style:justify-single-word="false"/>
      <style:text-properties officeooo:rsid="000eb9e7" officeooo:paragraph-rsid="001a87c3"/>
    </style:style>
    <style:style style:name="P43" style:family="paragraph" style:parent-style-name="Standard">
      <style:paragraph-properties fo:line-height="150%" fo:text-align="justify" style:justify-single-word="false"/>
      <style:text-properties officeooo:rsid="000eb9e7" officeooo:paragraph-rsid="00a2a243"/>
    </style:style>
    <style:style style:name="P44" style:family="paragraph" style:parent-style-name="Standard">
      <style:paragraph-properties fo:line-height="150%" fo:text-align="justify" style:justify-single-word="false"/>
      <style:text-properties officeooo:rsid="001f3ec7" officeooo:paragraph-rsid="001f3ec7"/>
    </style:style>
    <style:style style:name="P45" style:family="paragraph" style:parent-style-name="Standard">
      <style:paragraph-properties fo:line-height="150%" fo:text-align="justify" style:justify-single-word="false"/>
      <style:text-properties officeooo:rsid="00313886" officeooo:paragraph-rsid="00313886"/>
    </style:style>
    <style:style style:name="P46" style:family="paragraph" style:parent-style-name="Standard">
      <style:paragraph-properties fo:line-height="150%" fo:text-align="justify" style:justify-single-word="false"/>
      <style:text-properties officeooo:rsid="0020da61" officeooo:paragraph-rsid="0020da61"/>
    </style:style>
    <style:style style:name="P47" style:family="paragraph" style:parent-style-name="Standard">
      <style:paragraph-properties fo:line-height="150%" fo:text-align="justify" style:justify-single-word="false"/>
      <style:text-properties officeooo:rsid="0020f420" officeooo:paragraph-rsid="0020f420"/>
    </style:style>
    <style:style style:name="P48" style:family="paragraph" style:parent-style-name="Standard">
      <style:paragraph-properties fo:line-height="150%" fo:text-align="justify" style:justify-single-word="false"/>
      <style:text-properties officeooo:rsid="002ada1c" officeooo:paragraph-rsid="00729e6a"/>
    </style:style>
    <style:style style:name="P49" style:family="paragraph" style:parent-style-name="Standard">
      <style:paragraph-properties fo:line-height="150%" fo:text-align="justify" style:justify-single-word="false"/>
      <style:text-properties officeooo:rsid="002ada1c" officeooo:paragraph-rsid="002ada1c"/>
    </style:style>
    <style:style style:name="P50" style:family="paragraph" style:parent-style-name="Standard">
      <style:paragraph-properties fo:line-height="150%" fo:text-align="justify" style:justify-single-word="false"/>
      <style:text-properties officeooo:rsid="002ada1c" officeooo:paragraph-rsid="00818cc3"/>
    </style:style>
    <style:style style:name="P51"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2"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3"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5"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6"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57" style:family="paragraph" style:parent-style-name="Standard">
      <style:paragraph-properties fo:text-align="justify" style:justify-single-word="false"/>
      <style:text-properties officeooo:rsid="000add4c" officeooo:paragraph-rsid="007025ca"/>
    </style:style>
    <style:style style:name="P58" style:family="paragraph" style:parent-style-name="Standard">
      <style:paragraph-properties fo:text-align="justify" style:justify-single-word="false"/>
      <style:text-properties officeooo:rsid="000e01a4" officeooo:paragraph-rsid="007025ca"/>
    </style:style>
    <style:style style:name="P59" style:family="paragraph" style:parent-style-name="Standard">
      <style:paragraph-properties fo:text-align="justify" style:justify-single-word="false"/>
      <style:text-properties officeooo:paragraph-rsid="007134b0"/>
    </style:style>
    <style:style style:name="P60" style:family="paragraph" style:parent-style-name="Standard">
      <style:paragraph-properties fo:text-align="justify" style:justify-single-word="false"/>
      <style:text-properties officeooo:rsid="000fcfc3" officeooo:paragraph-rsid="007025ca"/>
    </style:style>
    <style:style style:name="P61" style:family="paragraph" style:parent-style-name="Standard">
      <style:paragraph-properties fo:text-align="justify" style:justify-single-word="false"/>
      <style:text-properties officeooo:rsid="0071d57a" officeooo:paragraph-rsid="0071d57a"/>
    </style:style>
    <style:style style:name="P62"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3"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4"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5"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6"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7"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68"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69"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0"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1"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2"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3"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4"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97" style:family="paragraph" style:parent-style-name="Standard">
      <style:paragraph-properties fo:line-height="150%" fo:text-align="justify" style:justify-single-word="false"/>
      <style:text-properties officeooo:rsid="00818cc3" officeooo:paragraph-rsid="00818cc3"/>
    </style:style>
    <style:style style:name="P98"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99"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4"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5"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06"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07" style:family="paragraph" style:parent-style-name="Table_20_Contents">
      <style:paragraph-properties fo:line-height="150%" fo:text-align="justify" style:justify-single-word="false"/>
      <style:text-properties fo:font-size="12pt" style:font-size-asian="10.5pt" style:font-size-complex="12pt"/>
    </style:style>
    <style:style style:name="P108"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09"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0"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3"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4"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5"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26"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27"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3"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4"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5"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3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39"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0"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14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145"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146" style:family="paragraph" style:parent-style-name="Heading_20_1">
      <style:paragraph-properties fo:text-align="justify" style:justify-single-word="false"/>
    </style:style>
    <style:style style:name="P147" style:family="paragraph" style:parent-style-name="Heading_20_2">
      <style:paragraph-properties fo:text-align="justify" style:justify-single-word="false"/>
      <style:text-properties officeooo:rsid="00149f3e"/>
    </style:style>
    <style:style style:name="P148" style:family="paragraph" style:parent-style-name="Heading_20_2">
      <style:paragraph-properties fo:text-align="justify" style:justify-single-word="false"/>
    </style:style>
    <style:style style:name="P149" style:family="paragraph" style:parent-style-name="Heading_20_2">
      <style:text-properties fo:font-weight="bold" style:font-weight-asian="bold" style:font-weight-complex="bold"/>
    </style:style>
    <style:style style:name="P150" style:family="paragraph" style:parent-style-name="Heading_20_3">
      <style:text-properties officeooo:rsid="00869779"/>
    </style:style>
    <style:style style:name="P151" style:family="paragraph" style:parent-style-name="Heading_20_3">
      <style:text-properties officeooo:paragraph-rsid="00ab518c"/>
    </style:style>
    <style:style style:name="P152" style:family="paragraph" style:parent-style-name="Contents_20_1">
      <style:paragraph-properties>
        <style:tab-stops>
          <style:tab-stop style:position="15cm" style:type="right" style:leader-style="dotted" style:leader-text="."/>
        </style:tab-stops>
      </style:paragraph-properties>
    </style:style>
    <style:style style:name="P153" style:family="paragraph" style:parent-style-name="Contents_20_2">
      <style:paragraph-properties>
        <style:tab-stops>
          <style:tab-stop style:position="14.501cm" style:type="right" style:leader-style="dotted" style:leader-text="."/>
        </style:tab-stops>
      </style:paragraph-properties>
    </style:style>
    <style:style style:name="P154"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officeooo:rsid="0011fe35"/>
    </style:style>
    <style:style style:name="T60" style:family="text">
      <style:text-properties fo:language="en" fo:country="US"/>
    </style:style>
    <style:style style:name="T61" style:family="text">
      <style:text-properties fo:language="en" fo:country="US" officeooo:rsid="0015c18b"/>
    </style:style>
    <style:style style:name="T62" style:family="text">
      <style:text-properties fo:language="en" fo:country="US" officeooo:rsid="001700cb"/>
    </style:style>
    <style:style style:name="T63" style:family="text">
      <style:text-properties fo:language="en" fo:country="US" officeooo:rsid="007025ca"/>
    </style:style>
    <style:style style:name="T64" style:family="text">
      <style:text-properties fo:language="en" fo:country="US" style:text-underline-style="solid" style:text-underline-width="auto" style:text-underline-color="font-color"/>
    </style:style>
    <style:style style:name="T65"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adce9" style:font-style-asian="normal" style:font-weight-asian="normal" style:font-style-complex="normal" style:font-weight-complex="normal"/>
    </style:style>
    <style:style style:name="T68" style:family="text">
      <style:text-properties fo:font-style="normal" fo:font-weight="normal" officeooo:rsid="007fb9eb"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1c22d0" style:font-style-asian="normal" style:font-style-complex="normal"/>
    </style:style>
    <style:style style:name="T71" style:family="text">
      <style:text-properties fo:font-style="normal" officeooo:rsid="007134b0"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7134b0"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style:font-style-asian="normal" style:font-style-complex="normal"/>
    </style:style>
    <style:style style:name="T75" style:family="text">
      <style:text-properties officeooo:rsid="001ed0eb"/>
    </style:style>
    <style:style style:name="T76" style:family="text">
      <style:text-properties officeooo:rsid="001d404a"/>
    </style:style>
    <style:style style:name="T77" style:family="text">
      <style:text-properties officeooo:rsid="000f5874"/>
    </style:style>
    <style:style style:name="T78" style:family="text">
      <style:text-properties officeooo:rsid="000e01a4"/>
    </style:style>
    <style:style style:name="T79" style:family="text">
      <style:text-properties officeooo:rsid="007025ca"/>
    </style:style>
    <style:style style:name="T80" style:family="text">
      <style:text-properties officeooo:rsid="007134b0"/>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0add4c"/>
    </style:style>
    <style:style style:name="T83" style:family="text">
      <style:text-properties style:text-underline-style="solid" style:text-underline-width="auto" style:text-underline-color="font-color" officeooo:rsid="0028998e"/>
    </style:style>
    <style:style style:name="T84" style:family="text">
      <style:text-properties style:text-underline-style="solid" style:text-underline-width="auto" style:text-underline-color="font-color" officeooo:rsid="00219b01"/>
    </style:style>
    <style:style style:name="T85" style:family="text">
      <style:text-properties officeooo:rsid="00773ea5"/>
    </style:style>
    <style:style style:name="T86" style:family="text">
      <style:text-properties officeooo:rsid="0078c12e"/>
    </style:style>
    <style:style style:name="T87" style:family="text">
      <style:text-properties officeooo:rsid="007be13e"/>
    </style:style>
    <style:style style:name="T88" style:family="text">
      <style:text-properties officeooo:rsid="007fb9eb"/>
    </style:style>
    <style:style style:name="T89" style:family="text">
      <style:text-properties officeooo:rsid="00818cc3"/>
    </style:style>
    <style:style style:name="T90" style:family="text">
      <style:text-properties officeooo:rsid="00829981"/>
    </style:style>
    <style:style style:name="T91" style:family="text">
      <style:text-properties officeooo:rsid="00840f56"/>
    </style:style>
    <style:style style:name="T92" style:family="text">
      <style:text-properties officeooo:rsid="00841ee0"/>
    </style:style>
    <style:style style:name="T93" style:family="text">
      <style:text-properties officeooo:rsid="00855edf"/>
    </style:style>
    <style:style style:name="T94" style:family="text">
      <style:text-properties officeooo:rsid="00869779"/>
    </style:style>
    <style:style style:name="T95" style:family="text">
      <style:text-properties officeooo:rsid="008697a0"/>
    </style:style>
    <style:style style:name="T96" style:family="text">
      <style:text-properties officeooo:rsid="00891984"/>
    </style:style>
    <style:style style:name="T97" style:family="text">
      <style:text-properties fo:font-size="24pt" fo:font-weight="bold" style:font-size-asian="24pt" style:font-weight-asian="bold" style:font-size-complex="24pt" style:font-weight-complex="bold"/>
    </style:style>
    <style:style style:name="T98" style:family="text">
      <style:text-properties fo:font-size="24pt" fo:font-weight="bold" officeooo:rsid="0003bfeb" style:font-size-asian="24pt" style:font-weight-asian="bold" style:font-size-complex="24pt" style:font-weight-complex="bold"/>
    </style:style>
    <style:style style:name="T99" style:family="text">
      <style:text-properties fo:font-size="24pt" fo:font-weight="bold" officeooo:rsid="00945eb9" style:font-size-asian="24pt" style:font-weight-asian="bold" style:font-size-complex="24pt" style:font-weight-complex="bold"/>
    </style:style>
    <style:style style:name="T100" style:family="text">
      <style:text-properties fo:font-size="12pt" style:font-size-asian="12pt" style:font-size-complex="12pt"/>
    </style:style>
    <style:style style:name="T101" style:family="text">
      <style:text-properties fo:font-size="12pt" fo:font-weight="bold" style:font-size-asian="12pt" style:font-weight-asian="bold" style:font-size-complex="12pt" style:font-weight-complex="bold"/>
    </style:style>
    <style:style style:name="T102" style:family="text">
      <style:text-properties officeooo:rsid="009708fb"/>
    </style:style>
    <style:style style:name="T103" style:family="text">
      <style:text-properties officeooo:rsid="00284340"/>
    </style:style>
    <style:style style:name="T104" style:family="text">
      <style:text-properties officeooo:rsid="009df85e"/>
    </style:style>
    <style:style style:name="T105" style:family="text">
      <style:text-properties officeooo:rsid="0021f8b2"/>
    </style:style>
    <style:style style:name="T106" style:family="text">
      <style:text-properties officeooo:rsid="00a228ff"/>
    </style:style>
    <style:style style:name="T107" style:family="text">
      <style:text-properties officeooo:rsid="00a49094"/>
    </style:style>
    <style:style style:name="T108" style:family="text">
      <style:text-properties officeooo:rsid="00a4f6a7"/>
    </style:style>
    <style:style style:name="T109" style:family="text">
      <style:text-properties officeooo:rsid="00a58da6"/>
    </style:style>
    <style:style style:name="T110" style:family="text">
      <style:text-properties officeooo:rsid="00a5c063"/>
    </style:style>
    <style:style style:name="T111" style:family="text">
      <style:text-properties officeooo:rsid="00a67fa7"/>
    </style:style>
    <style:style style:name="T112" style:family="text">
      <style:text-properties officeooo:rsid="00a856ce"/>
    </style:style>
    <style:style style:name="T113" style:family="text">
      <style:text-properties officeooo:rsid="00a914b4"/>
    </style:style>
    <style:style style:name="T114" style:family="text">
      <style:text-properties officeooo:rsid="00aab622"/>
    </style:style>
    <style:style style:name="T115" style:family="text">
      <style:text-properties officeooo:rsid="00ac7e5c"/>
    </style:style>
    <style:style style:name="T116" style:family="text">
      <style:text-properties officeooo:rsid="00af463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7">CollSoft </text:span><text:span text:style-name="T98">Programmer</text:span><text:span text:style-name="T99">'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52"><text:a xlink:type="simple" xlink:href="#__RefHeading__6350_788646218" text:style-name="Index_20_Link" text:visited-style-name="Index_20_Link">1 Introduction<text:tab/>5</text:a></text:p>
          <text:p text:style-name="P152"><text:a xlink:type="simple" xlink:href="#__RefHeading__6352_788646218" text:style-name="Index_20_Link" text:visited-style-name="Index_20_Link">2 System schema<text:tab/>5</text:a></text:p>
          <text:p text:style-name="P153"><text:a xlink:type="simple" xlink:href="#__RefHeading__6354_788646218" text:style-name="Index_20_Link" text:visited-style-name="Index_20_Link">2.1 CollSoft<text:tab/>5</text:a></text:p>
          <text:p text:style-name="P153"><text:a xlink:type="simple" xlink:href="#__RefHeading__6356_788646218" text:style-name="Index_20_Link" text:visited-style-name="Index_20_Link">2.2 Check Existence<text:tab/>6</text:a></text:p>
          <text:p text:style-name="P153"><text:a xlink:type="simple" xlink:href="#__RefHeading__6358_788646218" text:style-name="Index_20_Link" text:visited-style-name="Index_20_Link">2.3 ExpertGUI<text:tab/>6</text:a></text:p>
          <text:p text:style-name="P153"><text:a xlink:type="simple" xlink:href="#__RefHeading__6360_788646218" text:style-name="Index_20_Link" text:visited-style-name="Index_20_Link">2.4 UserGUI<text:tab/>7</text:a></text:p>
          <text:p text:style-name="P153"><text:a xlink:type="simple" xlink:href="#__RefHeading__6362_788646218" text:style-name="Index_20_Link" text:visited-style-name="Index_20_Link">2.5 Firmware<text:tab/>7</text:a></text:p>
          <text:p text:style-name="P153"><text:a xlink:type="simple" xlink:href="#__RefHeading__6364_788646218" text:style-name="Index_20_Link" text:visited-style-name="Index_20_Link">2.6 Special annotation<text:tab/>7</text:a></text:p>
          <text:p text:style-name="P152"><text:a xlink:type="simple" xlink:href="#__RefHeading__6366_788646218" text:style-name="Index_20_Link" text:visited-style-name="Index_20_Link">3 Ready to start<text:tab/>8</text:a></text:p>
          <text:p text:style-name="P153"><text:a xlink:type="simple" xlink:href="#__RefHeading__6368_788646218" text:style-name="Index_20_Link" text:visited-style-name="Index_20_Link">3.1 First software beginning<text:tab/>10</text:a></text:p>
          <text:p text:style-name="P152"><text:a xlink:type="simple" xlink:href="#__RefHeading__6370_788646218" text:style-name="Index_20_Link" text:visited-style-name="Index_20_Link">4 Some consideration about flex<text:tab/>11</text:a></text:p>
          <text:p text:style-name="P152"><text:a xlink:type="simple" xlink:href="#__RefHeading__6372_788646218" text:style-name="Index_20_Link" text:visited-style-name="Index_20_Link">5 Some consideration about modbus libraries<text:tab/>12</text:a></text:p>
          <text:p text:style-name="P152"><text:a xlink:type="simple" xlink:href="#__RefHeading__6374_788646218" text:style-name="Index_20_Link" text:visited-style-name="Index_20_Link">6 Communication protocol<text:tab/>13</text:a></text:p>
          <text:p text:style-name="P153"><text:a xlink:type="simple" xlink:href="#__RefHeading__6890_938462441" text:style-name="Index_20_Link" text:visited-style-name="Index_20_Link">6.1 A communication example<text:tab/>13</text:a></text:p>
          <text:p text:style-name="P152"><text:a xlink:type="simple" xlink:href="#__RefHeading__6376_788646218" text:style-name="Index_20_Link" text:visited-style-name="Index_20_Link">7 Some consideration about the firmware interaction with the system<text:tab/>14</text:a></text:p>
          <text:p text:style-name="P152"><text:a xlink:type="simple" xlink:href="#__RefHeading__6378_788646218" text:style-name="Index_20_Link" text:visited-style-name="Index_20_Link">8 General Puropose Libraries<text:tab/>14</text:a></text:p>
          <text:p text:style-name="P152"><text:a xlink:type="simple" xlink:href="#__RefHeading__6380_788646218" text:style-name="Index_20_Link" text:visited-style-name="Index_20_Link">9 Check Existence Commands<text:tab/>17</text:a></text:p>
          <text:p text:style-name="P152"><text:a xlink:type="simple" xlink:href="#__RefHeading__6382_788646218" text:style-name="Index_20_Link" text:visited-style-name="Index_20_Link">10 CollSoft Server Command<text:tab/>18</text:a></text:p>
          <text:p text:style-name="P152"><text:a xlink:type="simple" xlink:href="#__RefHeading__6384_788646218" text:style-name="Index_20_Link" text:visited-style-name="Index_20_Link">11 Expert GUI Message<text:tab/>22</text:a></text:p>
          <text:p text:style-name="P152"><text:a xlink:type="simple" xlink:href="#__RefHeading__6386_788646218" text:style-name="Index_20_Link" text:visited-style-name="Index_20_Link">12 User GUI message<text:tab/>23</text:a></text:p>
          <text:p text:style-name="P152"><text:a xlink:type="simple" xlink:href="#__RefHeading__6388_788646218" text:style-name="Index_20_Link" text:visited-style-name="Index_20_Link">13 Authomatic settings protocol<text:tab/>24</text:a></text:p>
          <text:p text:style-name="P152"><text:a xlink:type="simple" xlink:href="#__RefHeading__6390_788646218" text:style-name="Index_20_Link" text:visited-style-name="Index_20_Link">14 Command sent by UserGUI<text:tab/>25</text:a></text:p>
          <text:p text:style-name="P152"><text:a xlink:type="simple" xlink:href="#__RefHeading__6392_788646218" text:style-name="Index_20_Link" text:visited-style-name="Index_20_Link">15 Server Input/Output<text:tab/>25</text:a></text:p>
          <text:p text:style-name="P154"><text:a xlink:type="simple" xlink:href="#__RefHeading__6493_1260681344" text:style-name="Index_20_Link" text:visited-style-name="Index_20_Link">15.1.1 exit<text:tab/>26</text:a></text:p>
          <text:p text:style-name="P154"><text:a xlink:type="simple" xlink:href="#__RefHeading__6495_1260681344" text:style-name="Index_20_Link" text:visited-style-name="Index_20_Link">15.1.2 read_serial_log<text:tab/>26</text:a></text:p>
          <text:p text:style-name="P154"><text:a xlink:type="simple" xlink:href="#__RefHeading__6497_1260681344" text:style-name="Index_20_Link" text:visited-style-name="Index_20_Link">15.1.3 read_par_log<text:tab/>26</text:a></text:p>
          <text:p text:style-name="P154"><text:a xlink:type="simple" xlink:href="#__RefHeading__6499_1260681344" text:style-name="Index_20_Link" text:visited-style-name="Index_20_Link">15.1.4 read_log<text:tab/>27</text:a></text:p>
          <text:p text:style-name="P154"><text:a xlink:type="simple" xlink:href="#__RefHeading__6501_1260681344" text:style-name="Index_20_Link" text:visited-style-name="Index_20_Link">15.1.5 read_encoder_log<text:tab/>27</text:a></text:p>
          <text:p text:style-name="P154"><text:a xlink:type="simple" xlink:href="#__RefHeading__6503_1260681344" text:style-name="Index_20_Link" text:visited-style-name="Index_20_Link">15.1.6 check_drv_assoc<text:tab/>27</text:a></text:p>
          <text:p text:style-name="P154"><text:soft-page-break/><text:a xlink:type="simple" xlink:href="#__RefHeading__6505_1260681344" text:style-name="Index_20_Link" text:visited-style-name="Index_20_Link">15.1.7 check_par_assoc<text:tab/>28</text:a></text:p>
          <text:p text:style-name="P154"><text:a xlink:type="simple" xlink:href="#__RefHeading__6507_1260681344" text:style-name="Index_20_Link" text:visited-style-name="Index_20_Link">15.1.8 check_encode_assoc<text:tab/>28</text:a></text:p>
          <text:p text:style-name="P154"><text:a xlink:type="simple" xlink:href="#__RefHeading__6509_1260681344" text:style-name="Index_20_Link" text:visited-style-name="Index_20_Link">15.1.9 connect<text:tab/>28</text:a></text:p>
          <text:p text:style-name="P154"><text:a xlink:type="simple" xlink:href="#__RefHeading__6511_1260681344" text:style-name="Index_20_Link" text:visited-style-name="Index_20_Link">15.1.10 help<text:tab/>29</text:a></text:p>
          <text:p text:style-name="P154"><text:a xlink:type="simple" xlink:href="#__RefHeading__6513_1260681344" text:style-name="Index_20_Link" text:visited-style-name="Index_20_Link">15.1.11 get_par<text:tab/>29</text:a></text:p>
          <text:p text:style-name="P154"><text:a xlink:type="simple" xlink:href="#__RefHeading__6515_1260681344" text:style-name="Index_20_Link" text:visited-style-name="Index_20_Link">15.1.12 check_position<text:tab/>30</text:a></text:p>
          <text:p text:style-name="P154"><text:a xlink:type="simple" xlink:href="#__RefHeading__6517_1260681344" text:style-name="Index_20_Link" text:visited-style-name="Index_20_Link">15.1.13 set_par<text:tab/>30</text:a></text:p>
          <text:p text:style-name="P154"><text:a xlink:type="simple" xlink:href="#__RefHeading__6519_1260681344" text:style-name="Index_20_Link" text:visited-style-name="Index_20_Link">15.1.14 get_mov_par<text:tab/>31</text:a></text:p>
          <text:p text:style-name="P154"><text:a xlink:type="simple" xlink:href="#__RefHeading__6521_1260681344" text:style-name="Index_20_Link" text:visited-style-name="Index_20_Link">15.1.15 homing<text:tab/>31</text:a></text:p>
          <text:p text:style-name="P154"><text:a xlink:type="simple" xlink:href="#__RefHeading__6523_1260681344" text:style-name="Index_20_Link" text:visited-style-name="Index_20_Link">15.1.16 encode<text:tab/>31</text:a></text:p>
          <text:p text:style-name="P154"><text:a xlink:type="simple" xlink:href="#__RefHeading__6525_1260681344" text:style-name="Index_20_Link" text:visited-style-name="Index_20_Link">15.1.17 move_to<text:tab/>32</text:a></text:p>
          <text:p text:style-name="P154"><text:a xlink:type="simple" xlink:href="#__RefHeading__6527_1260681344" text:style-name="Index_20_Link" text:visited-style-name="Index_20_Link">15.1.18 get_all_parameter<text:tab/>32</text:a></text:p>
          <text:p text:style-name="P154"><text:a xlink:type="simple" xlink:href="#__RefHeading__6529_1260681344" text:style-name="Index_20_Link" text:visited-style-name="Index_20_Link">15.1.19 homing_mult<text:tab/>33</text:a></text:p>
          <text:p text:style-name="P154"><text:a xlink:type="simple" xlink:href="#__RefHeading__6531_1260681344" text:style-name="Index_20_Link" text:visited-style-name="Index_20_Link">15.1.20 moveto_mult<text:tab/>33</text:a></text:p>
          <text:p text:style-name="P154"><text:a xlink:type="simple" xlink:href="#__RefHeading__6533_1260681344" text:style-name="Index_20_Link" text:visited-style-name="Index_20_Link">15.1.21 setmult_par<text:tab/>33</text:a></text:p>
          <text:p text:style-name="P154"><text:a xlink:type="simple" xlink:href="#__RefHeading__6535_1260681344" text:style-name="Index_20_Link" text:visited-style-name="Index_20_Link">15.1.22 check_internal_status<text:tab/>34</text:a></text:p>
          <text:p text:style-name="P154"><text:a xlink:type="simple" xlink:href="#__RefHeading__6537_1260681344" text:style-name="Index_20_Link" text:visited-style-name="Index_20_Link">15.1.23 load_encoder_from_file<text:tab/>35</text:a></text:p>
          <text:p text:style-name="P154"><text:a xlink:type="simple" xlink:href="#__RefHeading__6539_1260681344" text:style-name="Index_20_Link" text:visited-style-name="Index_20_Link">15.1.24 read_actual_encoder_values<text:tab/>35</text:a></text:p>
          <text:p text:style-name="P154"><text:a xlink:type="simple" xlink:href="#__RefHeading__6541_1260681344" text:style-name="Index_20_Link" text:visited-style-name="Index_20_Link">15.1.25 device_list<text:tab/>36</text:a></text:p>
          <text:p text:style-name="P154"><text:a xlink:type="simple" xlink:href="#__RefHeading__6543_1260681344" text:style-name="Index_20_Link" text:visited-style-name="Index_20_Link">15.1.26 Others significant Server Program output:<text:tab/>36</text:a></text:p>
          <text:p text:style-name="P152"><text:a xlink:type="simple" xlink:href="#__RefHeading__6394_788646218" text:style-name="Index_20_Link" text:visited-style-name="Index_20_Link">16 LDAP<text:tab/>36</text:a></text:p>
          <text:p text:style-name="P152"><text:a xlink:type="simple" xlink:href="#__RefHeading__6396_788646218" text:style-name="Index_20_Link" text:visited-style-name="Index_20_Link">17 Server Global Variables<text:tab/>43</text:a></text:p>
          <text:p text:style-name="P153"><text:a xlink:type="simple" xlink:href="#__RefHeading__6545_1260681344" text:style-name="Index_20_Link" text:visited-style-name="Index_20_Link">17.1 bool loading_encoder_from_file_okay<text:tab/>43</text:a></text:p>
          <text:p text:style-name="P153"><text:a xlink:type="simple" xlink:href="#__RefHeading__6547_1260681344" text:style-name="Index_20_Link" text:visited-style-name="Index_20_Link">17.2 file_check_status GeneralStatus<text:tab/>44</text:a></text:p>
          <text:p text:style-name="P153"><text:a xlink:type="simple" xlink:href="#__RefHeading__6549_1260681344" text:style-name="Index_20_Link" text:visited-style-name="Index_20_Link">17.3 EncoderStruct EncoderArrayValue[MAXIMUM_DRIVER];<text:tab/>46</text:a></text:p>
          <text:p text:style-name="P153"><text:a xlink:type="simple" xlink:href="#__RefHeading__6551_1260681344" text:style-name="Index_20_Link" text:visited-style-name="Index_20_Link">17.4 Parameters arrays<text:tab/>47</text:a></text:p>
          <text:p text:style-name="P153"><text:a xlink:type="simple" xlink:href="#__RefHeading__6553_1260681344" text:style-name="Index_20_Link" text:visited-style-name="Index_20_Link">17.5 Serial Numbers arrays<text:tab/>49</text:a></text:p>
          <text:p text:style-name="P152"><text:a xlink:type="simple" xlink:href="#__RefHeading__6398_788646218" text:style-name="Index_20_Link" text:visited-style-name="Index_20_Link">18 Description of the most relevant functions<text:tab/>50</text:a></text:p>
          <text:p text:style-name="P153"><text:a xlink:type="simple" xlink:href="#__RefHeading__6555_1260681344" text:style-name="Index_20_Link" text:visited-style-name="Index_20_Link">18.1 DefineGeneral.h<text:tab/>50</text:a></text:p>
          <text:p text:style-name="P153"><text:a xlink:type="simple" xlink:href="#__RefHeading__6400_788646218" text:style-name="Index_20_Link" text:visited-style-name="Index_20_Link">18.2 Low level function<text:tab/>51</text:a></text:p>
          <text:p text:style-name="P154"><text:a xlink:type="simple" xlink:href="#__RefHeading__6557_1260681344" text:style-name="Index_20_Link" text:visited-style-name="Index_20_Link">18.2.1 Connect<text:tab/>53</text:a></text:p>
          <text:p text:style-name="P154"><text:soft-page-break/><text:a xlink:type="simple" xlink:href="#__RefHeading__6559_1260681344" text:style-name="Index_20_Link" text:visited-style-name="Index_20_Link">18.2.2 ReadSerialNumber<text:tab/>54</text:a></text:p>
          <text:p text:style-name="P154"><text:a xlink:type="simple" xlink:href="#__RefHeading__6561_1260681344" text:style-name="Index_20_Link" text:visited-style-name="Index_20_Link">18.2.3 SetMaxVel<text:tab/>55</text:a></text:p>
          <text:p text:style-name="P154"><text:a xlink:type="simple" xlink:href="#__RefHeading__6563_1260681344" text:style-name="Index_20_Link" text:visited-style-name="Index_20_Link">18.2.4 SetVelHome<text:tab/>55</text:a></text:p>
          <text:p text:style-name="P154"><text:a xlink:type="simple" xlink:href="#__RefHeading__6565_1260681344" text:style-name="Index_20_Link" text:visited-style-name="Index_20_Link">18.2.5 SetAcceleration<text:tab/>56</text:a></text:p>
          <text:p text:style-name="P154"><text:a xlink:type="simple" xlink:href="#__RefHeading__6567_1260681344" text:style-name="Index_20_Link" text:visited-style-name="Index_20_Link">18.2.6 SetDeceleration<text:tab/>56</text:a></text:p>
          <text:p text:style-name="P154"><text:a xlink:type="simple" xlink:href="#__RefHeading__6569_1260681344" text:style-name="Index_20_Link" text:visited-style-name="Index_20_Link">18.2.7 SetPhaseCurrent<text:tab/>57</text:a></text:p>
          <text:p text:style-name="P154"><text:a xlink:type="simple" xlink:href="#__RefHeading__6571_1260681344" text:style-name="Index_20_Link" text:visited-style-name="Index_20_Link">18.2.8 SetAnalogOutput0<text:tab/>57</text:a></text:p>
          <text:p text:style-name="P154"><text:a xlink:type="simple" xlink:href="#__RefHeading__6573_1260681344" text:style-name="Index_20_Link" text:visited-style-name="Index_20_Link">18.2.9 SetStatusState<text:tab/>58</text:a></text:p>
          <text:p text:style-name="P154"><text:a xlink:type="simple" xlink:href="#__RefHeading__6575_1260681344" text:style-name="Index_20_Link" text:visited-style-name="Index_20_Link">18.2.10 SetRequestState<text:tab/>58</text:a></text:p>
          <text:p text:style-name="P154"><text:a xlink:type="simple" xlink:href="#__RefHeading__6577_1260681344" text:style-name="Index_20_Link" text:visited-style-name="Index_20_Link">18.2.11 SetTargetPosition<text:tab/>59</text:a></text:p>
          <text:p text:style-name="P154"><text:a xlink:type="simple" xlink:href="#__RefHeading__6579_1260681344" text:style-name="Index_20_Link" text:visited-style-name="Index_20_Link">18.2.12 SetCountTargetPosition<text:tab/>59</text:a></text:p>
          <text:p text:style-name="P154"><text:a xlink:type="simple" xlink:href="#__RefHeading__6581_1260681344" text:style-name="Index_20_Link" text:visited-style-name="Index_20_Link">18.2.13 ReadMaxVel<text:tab/>60</text:a></text:p>
          <text:p text:style-name="P154"><text:a xlink:type="simple" xlink:href="#__RefHeading__6583_1260681344" text:style-name="Index_20_Link" text:visited-style-name="Index_20_Link">18.2.14 ReadVelHome<text:tab/>60</text:a></text:p>
          <text:p text:style-name="P154"><text:a xlink:type="simple" xlink:href="#__RefHeading__6585_1260681344" text:style-name="Index_20_Link" text:visited-style-name="Index_20_Link">18.2.15 ReadAcceleration<text:tab/>61</text:a></text:p>
          <text:p text:style-name="P154"><text:a xlink:type="simple" xlink:href="#__RefHeading__6587_1260681344" text:style-name="Index_20_Link" text:visited-style-name="Index_20_Link">18.2.16 ReadDeceleration<text:tab/>61</text:a></text:p>
          <text:p text:style-name="P154"><text:a xlink:type="simple" xlink:href="#__RefHeading__6589_1260681344" text:style-name="Index_20_Link" text:visited-style-name="Index_20_Link">18.2.17 ReadPhaseCurrent<text:tab/>62</text:a></text:p>
          <text:p text:style-name="P154"><text:a xlink:type="simple" xlink:href="#__RefHeading__6591_1260681344" text:style-name="Index_20_Link" text:visited-style-name="Index_20_Link">18.2.18 ReadAnalogOutput0<text:tab/>62</text:a></text:p>
          <text:p text:style-name="P154"><text:a xlink:type="simple" xlink:href="#__RefHeading__6593_1260681344" text:style-name="Index_20_Link" text:visited-style-name="Index_20_Link">18.2.19 ReadStatusState<text:tab/>63</text:a></text:p>
          <text:p text:style-name="P154"><text:a xlink:type="simple" xlink:href="#__RefHeading__6595_1260681344" text:style-name="Index_20_Link" text:visited-style-name="Index_20_Link">18.2.20 ReadAnalogInput0<text:tab/>63</text:a></text:p>
          <text:p text:style-name="P154"><text:a xlink:type="simple" xlink:href="#__RefHeading__6597_1260681344" text:style-name="Index_20_Link" text:visited-style-name="Index_20_Link">18.2.21 ReadCurrentPosition<text:tab/>64</text:a></text:p>
          <text:p text:style-name="P153"><text:a xlink:type="simple" xlink:href="#__RefHeading__6510_788646218" text:style-name="Index_20_Link" text:visited-style-name="Index_20_Link">18.3 Mid level function.<text:tab/>64</text:a></text:p>
          <text:p text:style-name="P154"><text:a xlink:type="simple" xlink:href="#__RefHeading__6599_1260681344" text:style-name="Index_20_Link" text:visited-style-name="Index_20_Link">18.3.1 CheckDrvAssoc<text:tab/>65</text:a></text:p>
          <text:p text:style-name="P154"><text:a xlink:type="simple" xlink:href="#__RefHeading__6601_1260681344" text:style-name="Index_20_Link" text:visited-style-name="Index_20_Link">18.3.2 CheckParAssoc<text:tab/>66</text:a></text:p>
          <text:p text:style-name="P154"><text:a xlink:type="simple" xlink:href="#__RefHeading__6603_1260681344" text:style-name="Index_20_Link" text:visited-style-name="Index_20_Link">18.3.3 CheckEncodeAssoc<text:tab/>67</text:a></text:p>
          <text:p text:style-name="P154"><text:a xlink:type="simple" xlink:href="#__RefHeading__6605_1260681344" text:style-name="Index_20_Link" text:visited-style-name="Index_20_Link">18.3.4 GetPar<text:tab/>68</text:a></text:p>
          <text:p text:style-name="P154"><text:a xlink:type="simple" xlink:href="#__RefHeading__6607_1260681344" text:style-name="Index_20_Link" text:visited-style-name="Index_20_Link">18.3.5 SetPar<text:tab/>68</text:a></text:p>
          <text:p text:style-name="P154"><text:a xlink:type="simple" xlink:href="#__RefHeading__6609_1260681344" text:style-name="Index_20_Link" text:visited-style-name="Index_20_Link">18.3.6 SetParMult<text:tab/>69</text:a></text:p>
          <text:p text:style-name="P154"><text:a xlink:type="simple" xlink:href="#__RefHeading__6611_1260681344" text:style-name="Index_20_Link" text:visited-style-name="Index_20_Link">18.3.7 Homing<text:tab/>70</text:a></text:p>
          <text:p text:style-name="P154"><text:a xlink:type="simple" xlink:href="#__RefHeading__6613_1260681344" text:style-name="Index_20_Link" text:visited-style-name="Index_20_Link">18.3.8 GetMovePar<text:tab/>71</text:a></text:p>
          <text:p text:style-name="P154"><text:a xlink:type="simple" xlink:href="#__RefHeading__6615_1260681344" text:style-name="Index_20_Link" text:visited-style-name="Index_20_Link">18.3.9 MoveTo<text:tab/>72</text:a></text:p>
          <text:p text:style-name="P154"><text:a xlink:type="simple" xlink:href="#__RefHeading__6617_1260681344" text:style-name="Index_20_Link" text:visited-style-name="Index_20_Link">18.3.10 MoveToMult<text:tab/>73</text:a></text:p>
          <text:p text:style-name="P154"><text:soft-page-break/><text:a xlink:type="simple" xlink:href="#__RefHeading__6619_1260681344" text:style-name="Index_20_Link" text:visited-style-name="Index_20_Link">18.3.11 Encode<text:tab/>73</text:a></text:p>
          <text:p text:style-name="P154"><text:a xlink:type="simple" xlink:href="#__RefHeading__6621_1260681344" text:style-name="Index_20_Link" text:visited-style-name="Index_20_Link">18.3.12 CheckPositionEncoderSingle<text:tab/>74</text:a></text:p>
          <text:p text:style-name="P154"><text:a xlink:type="simple" xlink:href="#__RefHeading__6623_1260681344" text:style-name="Index_20_Link" text:visited-style-name="Index_20_Link">18.3.13 CheckPositionEncoderSingleWarning<text:tab/>75</text:a></text:p>
          <text:p text:style-name="P154"><text:a xlink:type="simple" xlink:href="#__RefHeading__6625_1260681344" text:style-name="Index_20_Link" text:visited-style-name="Index_20_Link">18.3.14 CheckPositionEncoderToAll<text:tab/>76</text:a></text:p>
          <text:p text:style-name="P153"><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3"> Drivers LAM Technologie DS044 with the firmware v … and the encoders.</text:span></text:p>
      <text:h text:style-name="P146" text:outline-level="1"><text:bookmark-start text:name="__RefHeading__6352_788646218"/><text:s/><text:span text:style-name="T104">System</text:span> schema<text:bookmark-end text:name="__RefHeading__6352_788646218"/></text:h>
      <text:p text:style-name="P52">In this section you can find an high level overview of <text:span text:style-name="T106">the system components.</text:span></text:p>
      <text:h text:style-name="P147"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39">The CollSoft supposes the firmware v. … installed in the drivers.</text:p>
      <text:p text:style-name="P20"><text:span text:style-name="T12">Where the executable may be executed:</text:span> the calculator connected with the LAM programmer.</text:p>
      <text:h text:style-name="P148"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48" text:outline-level="2"><text:bookmark-start text:name="__RefHeading__6358_788646218"/><text:s/>ExpertGUI<text:bookmark-end text:name="__RefHeading__6358_788646218"/></text:h>
      <text:p text:style-name="P40"><text:span text:style-name="T17">N</text:span><text:span text:style-name="T12">ame</text:span><text:span text:style-name="T28">s</text:span><text:span text:style-name="T12"> used to refered to it: </text:span>ExpertGUI, expert mode.</text:p>
      <text:p text:style-name="P40"><text:span text:style-name="T12">Base Directory:</text:span> ExpertGUI</text:p>
      <text:p text:style-name="P40"><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1"><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48" text:outline-level="2"><text:bookmark-start text:name="__RefHeading__6360_788646218"/><text:s text:c="2"/>UserGUI<text:bookmark-end text:name="__RefHeading__6360_788646218"/></text:h>
      <text:p text:style-name="P43"><text:span text:style-name="T17">N</text:span><text:span text:style-name="T12">ame</text:span><text:span text:style-name="T28">s</text:span><text:span text:style-name="T12"> used to refered to it: </text:span>UserGUI</text:p>
      <text:p text:style-name="P40"><text:span text:style-name="T12">Base Directory: </text:span>UserGUI</text:p>
      <text:p text:style-name="P40"><text:span text:style-name="T12">Language: </text:span>Qt/LDAP (C interface).</text:p>
      <text:p text:style-name="P40"><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2"><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text:span></text:p>
      <text:p text:style-name="P9"><text:span text:style-name="T21">Where the executable may be executed: </text:span><text:span text:style-name="T33">workstation in control room.</text:span></text:p>
      <text:h text:style-name="P148" text:outline-level="2"><text:bookmark-start text:name="__RefHeading__6362_788646218"/><text:span text:style-name="T33"><text:s text:c="2"/></text:span>Firmware<text:bookmark-end text:name="__RefHeading__6362_788646218"/></text:h>
      <text:p text:style-name="P44">…</text:p>
      <text:h text:style-name="P148" text:outline-level="2"><text:bookmark-start text:name="__RefHeading__6364_788646218"/><text:span text:style-name="T12"><text:s/>S</text:span><text:span text:style-name="T13">pecial annotation</text:span><text:bookmark-end text:name="__RefHeading__6364_788646218"/></text:h>
      <text:p text:style-name="P45">The functions that communicate with the programmer are designed assuming that int/unsigned int = 32 bit.</text:p>
      <text:h text:style-name="P146" text:outline-level="1"><text:bookmark-start text:name="__RefHeading__6366_788646218"/><text:soft-page-break/><text:s/>Ready to start<text:bookmark-end text:name="__RefHeading__6366_788646218"/></text:h>
      <text:p text:style-name="P46">I should first like to point out that if you like to install CollSoft you might to install the mechanical system before. In particular, you have to update the driver with the Firmware.</text:p>
      <text:p text:style-name="P47">However, you can compile and run all the programs without any device connected to the PC.</text:p>
      <text:p text:style-name="P48">Before the compilation you have to check the DefineGeneral.h in these directory and change the IP/Port: </text:p>
      <text:p text:style-name="P48"/>
      <text:p text:style-name="P48"><text:s text:c="5"/><text:span text:style-name="T81">CheckExistence/DefineGeneral.h, ServerProgram/SourceCode/DefineGeneral.h: </text:span></text:p>
      <text:p text:style-name="P48"/>
      <text:p text:style-name="P29"><text:tab/>//SERVER_IP defines the IPv4 address of this application </text:p>
      <text:p text:style-name="P29"><text:tab/>#define SERVER_IP<text:tab/>"127.0.0.1" </text:p>
      <text:p text:style-name="P29"/>
      <text:p text:style-name="P29"><text:tab/>//SERVER_PORT defines the port number of this application </text:p>
      <text:p text:style-name="P29"><text:tab/>#define SERVER_PORT 1111 </text:p>
      <text:p text:style-name="P48"/>
      <text:p text:style-name="P48"><text:s text:c="5"/><text:span text:style-name="T81">UserGUI/UserGUI/DefineGeneral.h: </text:span></text:p>
      <text:p text:style-name="P48"/>
      <text:p text:style-name="P29"><text:tab/>//#define COLLSOFT_IP "192.84.144.245" </text:p>
      <text:p text:style-name="P29"><text:tab/>#define COLLSOFT_IP "127.0.0.1" </text:p>
      <text:p text:style-name="P29"><text:tab/>#define COLLSOFT_PORT 1111 </text:p>
      <text:p text:style-name="P29"><text:tab/>#define EXISTENCE_IP "127.0.0.1" </text:p>
      <text:p text:style-name="P29"><text:tab/>#define EXISTENCE_PORT 1112 </text:p>
      <text:p text:style-name="P29"/>
      <text:p text:style-name="P29"><text:tab/>#define LDAP_HOST "127.0.0.1" </text:p>
      <text:p text:style-name="P29"><text:tab/>#define LDAP_PORT 389 </text:p>
      <text:p text:style-name="P29"><text:tab/>#define LDAP_DN "cn=admin, dc=elinp, dc=com" </text:p>
      <text:p text:style-name="P29"><text:tab/>#define LDAP_PW "fantinodivaren" </text:p>
      <text:p text:style-name="P33"><text:span text:style-name="T59"><text:tab/></text:span><text:span text:style-name="T39">#define LDAP_BASE_DN "ou=wp09,dc=elinp,dc=com" </text:span></text:p>
      <text:p text:style-name="P51"><text:soft-page-break/><text:span text:style-name="T40">I suggest you to remember them because those are the parameters used to </text:span><text:bookmark text:name="tw-target-text1"/><text:span text:style-name="T60">interact </text:span><text:span text:style-name="T61">with the application</text:span><text:span text:style-name="T62">s</text:span><text:span text:style-name="T61"> via </text:span><text:span text:style-name="T63">TCP</text:span><text:span text:style-name="T61">/</text:span><text:span text:style-name="T63">IP</text:span><text:span text:style-name="T61">.</text:span></text:p>
      <text:p text:style-name="P51"/>
      <text:p text:style-name="P54"><text:bookmark text:name="tw-target-text11"/><text:span text:style-name="T67">Nota bene: you have to manage your firewall to </text:span><text:bookmark text:name="tw-target-text2"/><text:span text:style-name="T60">profitably </text:span><text:span text:style-name="T67">use that addresses with that ports! </text:span></text:p>
      <text:p text:style-name="P57"/>
      <text:p text:style-name="P57">To compile the CheckExistence Server and the CollSoft server, the <text:span text:style-name="T75">you</text:span> <text:span text:style-name="T75">have</text:span> to install flex package (ex. <text:span text:style-name="T46">y</text:span><text:span text:style-name="T45">um install flex</text:span> or <text:span text:style-name="T45">sudo apt-get flex, </text:span><text:span text:style-name="T70">check your linux distribution manual for the correct procedure</text:span>).</text:p>
      <text:p text:style-name="P57"/>
      <text:p text:style-name="P57">Than <text:span text:style-name="T76">you have</text:span> to move in the header directory <text:span text:style-name="T75">( ex. </text:span><text:span text:style-name="T47">/home/daniele/Desktop/</text:span><text:span text:style-name="T50">CollSoft</text:span><text:span text:style-name="T75"> )</text:span> and run <text:span text:style-name="T41">make</text:span> command.</text:p>
      <text:p text:style-name="P57"/>
      <text:p text:style-name="P58">The <text:span text:style-name="T41">make</text:span> command produces:</text:p>
      <text:p text:style-name="P58"/>
      <text:p text:style-name="P58"><text:tab/><text:span text:style-name="T41">CheckExistence</text:span><text:span text:style-name="T45"> in CheckExistence/bin/</text:span></text:p>
      <text:p text:style-name="P31"><text:tab/><text:span text:style-name="T23">CollSoft</text:span><text:span text:style-name="T77"> in ServerProgram/bin/</text:span></text:p>
      <text:p text:style-name="P57"/>
      <text:p text:style-name="P55">Nota bene: Everytime you modify a <text:span text:style-name="T12">DefineGeneral.h</text:span> file, you have to clean the previous executable using <text:span text:style-name="T12">make clean</text:span> command and you have to rerun <text:span text:style-name="T12">make</text:span> command.</text:p>
      <text:p text:style-name="P57"/>
      <text:p text:style-name="P57">To compile the CollSoft <text:span text:style-name="T79">Expert</text:span>GUI, <text:span text:style-name="T75">you</text:span> <text:span text:style-name="T75">have</text:span> to open the <text:span text:style-name="T79">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57">In alternative, <text:span text:style-name="T75">you could</text:span> move in the <text:span text:style-name="T80">ExpertGUI/ExpertGUI</text:span><text:span text:style-name="T45"> </text:span>directory and execute:</text:p>
      <text:p text:style-name="P57"/>
      <text:p text:style-name="P37"><text:tab/>qmake <text:span text:style-name="T24">ExpertGUI</text:span><text:span text:style-name="T12">.pro</text:span></text:p>
      <text:p text:style-name="P37"><text:tab/>make</text:p>
      <text:p text:style-name="P32"/>
      <text:p text:style-name="P57">commands.</text:p>
      <text:p text:style-name="P57"/>
      <text:p text:style-name="P59"><text:soft-page-break/><text:span text:style-name="T82">N.B. </text:span><text:span text:style-name="T83">D</text:span><text:span text:style-name="T82">o not run qmake command without </text:span><text:bookmark text:name="tw-target-text3"/><text:span text:style-name="T64">specifying</text:span><text:span text:style-name="T65"> </text:span><text:span text:style-name="T56">ExpertGUI</text:span><text:span text:style-name="T55">.pro</text:span><text:span text:style-name="T82"> </text:span><text:span text:style-name="T84">file</text:span><text:span text:style-name="T82"> in order to avoid the overwriting of CollimatoreGUI.pro file!</text:span></text:p>
      <text:p text:style-name="P57"/>
      <text:p text:style-name="P60">The building process produces, in the both ways,</text:p>
      <text:p text:style-name="P60"/>
      <text:p text:style-name="P60"><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0"><text:tab/></text:p>
      <text:p text:style-name="P61">To compile the UserGUI you may follow the same steps of the compilation of the ExpertGUI.</text:p>
      <text:p text:style-name="P61"/>
      <text:p text:style-name="P61"><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h text:style-name="P148" text:outline-level="2"><text:bookmark-start text:name="__RefHeading__6368_788646218"/><text:s/>First software beginning<text:bookmark-end text:name="__RefHeading__6368_788646218"/></text:h>
      <text:p text:style-name="P27">In order to use this system is important to not move the executable <text:span text:style-name="T78">CheckExistence and the CollSoft server executable files </text:span>from their locations:<text:span text:style-name="T105"> every executable have to remain in its place in order to avoid file/program path problems.</text:span></text:p>
      <text:p text:style-name="P71"/>
      <text:p text:style-name="P70">First step:</text:p>
      <text:p text:style-name="P72"><text:tab/>Move to <text:span text:style-name="T48">CheckExistence/bin/ </text:span><text:span text:style-name="T69">using the shell.</text:span></text:p>
      <text:p text:style-name="P72"><text:span text:style-name="T69"><text:tab/>Execute </text:span><text:span text:style-name="T72">CheckExistence</text:span><text:span text:style-name="T69">.</text:span></text:p>
      <text:p text:style-name="P72"/>
      <text:p text:style-name="P53">Second step:</text:p>
      <text:p text:style-name="P72"><text:span text:style-name="T69"><text:tab/>Launch the </text:span><text:span text:style-name="T73">Expert</text:span><text:span text:style-name="T72">GUI </text:span><text:span text:style-name="T71">or the </text:span><text:span text:style-name="T73">UserGUI </text:span><text:span text:style-name="T69">and follow the instructions.</text:span></text:p>
      <text:p text:style-name="P73"/>
      <text:p text:style-name="P56">N.B. When you modify<text:span text:style-name="T45"> DefineGeneral.h</text:span> file you have to clean the previous compilation with <text:span text:style-name="T45">"make clean"</text:span> and execute another one with <text:span text:style-name="T45">"make"</text:span>. </text:p>
      <text:p text:style-name="P49"/>
      <text:p text:style-name="P50"><text:span text:style-name="T74">N.B. If </text:span><text:span text:style-name="T57">CheckExistence</text:span><text:span text:style-name="T74"> server creates an instance of </text:span><text:span text:style-name="T57">CollSoft</text:span><text:span text:style-name="T74"> and </text:span><text:span text:style-name="T57">CheckExistence</text:span><text:span text:style-name="T74"> dies, then also </text:span><text:span text:style-name="T57">CollSoft</text:span><text:span text:style-name="T74"> dies.</text:span></text:p>
      <text:h text:style-name="P146" text:outline-level="1"><text:bookmark-start text:name="__RefHeading__6370_788646218"/><text:soft-page-break/><text:s/>Some consideration about flex<text:bookmark-end text:name="__RefHeading__6370_788646218"/></text:h>
      <text:p text:style-name="P49">In Utils.h you can find these procedures: </text:p>
      <text:p text:style-name="P49"/>
      <text:p text:style-name="P30">//This function is generated by flex. Its purpose is to analyze SerialDrvLog.txt. </text:p>
      <text:p text:style-name="P30">void Analizza1(vector&lt;SerialCouple&gt;&amp; serial_list, int* max_log); </text:p>
      <text:p text:style-name="P49"/>
      <text:p text:style-name="P30">//This function is generated by flex. Its purpose is to analyze FileParLog.txt. </text:p>
      <text:p text:style-name="P30">void AnalizzaFilePar(vector&lt;ParameterStruct&gt;&amp; parameter_arg, int* max_log); </text:p>
      <text:p text:style-name="P30"/>
      <text:p text:style-name="P30">//This function is generated by flex. Its purpose is to analyze EncoderLog.txt. </text:p>
      <text:p text:style-name="P30">void AnalizzaFileEncoder(vector&lt;EncoderStruct&gt;&amp; encoder_arg, int* max_log); </text:p>
      <text:p text:style-name="P49"/>
      <text:p text:style-name="P49">They are, respectively, defined in <text:span text:style-name="T45">DrvList.c</text:span>, <text:span text:style-name="T45">FilePar.c</text:span> and <text:span text:style-name="T45">Encoder.c</text:span> . </text:p>
      <text:p text:style-name="P49">These files are very huge.... but don't worry! They are automatically generated by flex! In the make file you can find these lines: </text:p>
      <text:p text:style-name="P49"/>
      <text:p text:style-name="P30"><text:tab/>flex -o./SourceCode/DrvList.c -PDrv1 ./LogFile/SerialDrvLog.flex </text:p>
      <text:p text:style-name="P30"><text:tab/>flex -o./SourceCode/FilePar.c -PFilePar ./LogFile/FileParLog.flex </text:p>
      <text:p text:style-name="P30"><text:tab/>flex -o./SourceCode/Encoder.c -PEncoder ./LogFile/EncoderLog.flex </text:p>
      <text:p text:style-name="P49"/>
      <text:p text:style-name="P49">Their purpose is to generated them. <text:span text:style-name="T45">-PDrv1</text:span> means that flex use <text:span text:style-name="T45">"Drv1"</text:span> prefix instead of the default one<text:span text:style-name="T45"> "yy"</text:span>. </text:p>
      <text:p text:style-name="P49">So, for example, the resulting functions will be <text:span text:style-name="T45">Drv1wrap</text:span> instead of <text:span text:style-name="T45">yywrap</text:span>. This choice is fundamental because in this way we can create three different scanners without name conflict. </text:p>
      <text:p text:style-name="P49">Indeed, compiling the files without <text:span text:style-name="T45">-P</text:span> option, the result is three file<text:span text:style-name="T85">s</text:span> with the same <text:span text:style-name="T45">yywrap</text:span> function. So, the compilation will fail!</text:p>
      <text:p text:style-name="P49"/>
      <text:p text:style-name="P49"><text:span text:style-name="T41">N.B.</text:span> These files uses<text:span text:style-name="T45"> "Utils.h"</text:span> and <text:span text:style-name="T45">"DefineGeneral.h"</text:span>. The <text:span text:style-name="T86">include </text:span>path is simply <text:span text:style-name="T45">"Utils.h"</text:span> and not, for example, <text:span text:style-name="T45">"../SourceCode/SerialDrvLog.flex"</text:span> because the file that <text:soft-page-break/>will be compiled is <text:span text:style-name="T45">DrvList.c</text:span> generated by flex from <text:span text:style-name="T45">SerialDrvLog.flex</text:span> and moved in <text:span text:style-name="T45">/SourceCode/DrvList.c.</text:span></text:p>
      <text:h text:style-name="P146" text:outline-level="1"><text:bookmark-start text:name="__RefHeading__6372_788646218"/><text:s/>Some consideration about modbus libraries<text:bookmark-end text:name="__RefHeading__6372_788646218"/></text:h>
      <text:p text:style-name="P49"><text:span text:style-name="T107">The library used to communicate with the programmer (BasicModbusLibrary) needs special attention.</text:span> </text:p>
      <text:p text:style-name="P49"/>
      <text:p text:style-name="P49">This library is obtained simplifying the <text:span text:style-name="T41">libmodbus v.3.0.6</text:span> <text:s/>by <text:span text:style-name="T12">Stephane Raimbault</text:span> <text:span text:style-name="T108">(s</text:span>ee <text:span text:style-name="T12">http://libmodbus.org</text:span> for information<text:span text:style-name="T108">)</text:span>. </text:p>
      <text:p text:style-name="P49">In particular, I have converted the library <text:span text:style-name="T109">modifying the</text:span> dynamic link<text:span text:style-name="T109">ing</text:span> to static link<text:span text:style-name="T109">ing</text:span>. </text:p>
      <text:p text:style-name="P25"><text:span text:style-name="T110">I have to emphasize that my</text:span> version does not not implement all the function<text:span text:style-name="T110">s</text:span> contained in the Stephane Raimbault <text:span text:style-name="T110">one</text:span>. </text:p>
      <text:p text:style-name="P49"><text:span text:style-name="T88">I</text:span>n particular, you have to modify the timout manually: <text:span text:style-name="T111">I</text:span> have moved its definition in <text:span text:style-name="T41">DefineGeneral.h</text:span><text:span text:style-name="T66"> </text:span><text:span text:style-name="T68">of the Server Program</text:span><text:span text:style-name="T66">. </text:span></text:p>
      <text:p text:style-name="P49">So, if you want to change it, you have to modify the definitions in <text:span text:style-name="T12">DefineGeneral.h</text:span>. Than, you have to recompile the program with <text:span text:style-name="T45">"make clean"</text:span> and <text:span text:style-name="T45">"make".</text:span></text:p>
      <text:p text:style-name="P49"/>
      <text:p text:style-name="P49">In <text:span text:style-name="T12">DefineGeneral.h:</text:span></text:p>
      <text:p text:style-name="P30"><text:s/>#define _RESPONSE_TIMEOUT <text:s text:c="3"/>500000 </text:p>
      <text:p text:style-name="P30">#define _BYTE_TIMEOUT <text:s text:c="7"/>500000 </text:p>
      <text:p text:style-name="P30"/>
      <text:p text:style-name="P49">So, tested functions are: </text:p>
      <text:p text:style-name="P62">modbus_new_rtu </text:p>
      <text:p text:style-name="P62">modbus_free </text:p>
      <text:p text:style-name="P62">modbus_strerror </text:p>
      <text:p text:style-name="P62">modbus_set_slave </text:p>
      <text:p text:style-name="P62">modbus_read_registers </text:p>
      <text:p text:style-name="P62">modbus_write_registers </text:p>
      <text:p text:style-name="P62"><text:soft-page-break/>modbus_flush </text:p>
      <text:p text:style-name="P49">And <text:span text:style-name="T12">modbus_t</text:span> data type. </text:p>
      <text:h text:style-name="P146" text:outline-level="1"><text:bookmark-start text:name="__RefHeading__6374_788646218"/><text:s/>Communication protocol<text:bookmark-end text:name="__RefHeading__6374_788646218"/></text:h>
      <text:p text:style-name="P49">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49" text:outline-level="2"><text:bookmark-start text:name="__RefHeading__6890_938462441"/><text:s/>A communication example<text:bookmark-end text:name="__RefHeading__6890_938462441"/></text:h>
      <text:p text:style-name="P96">Now, an example of communication between the ExpertGUI and the server is provided.</text:p>
      <text:p text:style-name="P96"/>
      <text:p text:style-name="P49"><text:span text:style-name="T112">In this scenario, t</text:span>he <text:span text:style-name="T12">ExpertGUI</text:span> tries to get the parameter of the driver 1, so it sends to the server the command <text:span text:style-name="T45">"get_par 1"</text:span>. </text:p>
      <text:p text:style-name="P49"/>
      <text:p text:style-name="P49">Then, the server sends to the <text:span text:style-name="T12">ExpertGUI</text:span>: </text:p>
      <text:p text:style-name="P49"/>
      <text:p text:style-name="P30">getpar 1 MaxVel 1000 </text:p>
      <text:p text:style-name="P30">getpar 1 Acceleration 50 </text:p>
      <text:p text:style-name="P30">getpar 1 Deceleration 50 </text:p>
      <text:p text:style-name="P30">getpar 1 ecc.... </text:p>
      <text:p text:style-name="P49"/>
      <text:p text:style-name="P49">So, the <text:span text:style-name="T12">ExpertGUI</text:span> reads the output and put the <text:span text:style-name="T12">MaxVel</text:span> value in the corresponding field, the <text:span text:style-name="T12">Acceleration</text:span> value in the corresponding field and so on.... </text:p>
      <text:p text:style-name="P49"/>
      <text:p text:style-name="P49">The function <text:span text:style-name="T12">FindPointer</text:span> is very useful and it skips one word. </text:p>
      <text:p text:style-name="P49"/>
      <text:h text:style-name="P146" text:outline-level="1"><text:bookmark-start text:name="__RefHeading__6376_788646218"/><text:soft-page-break/><text:s/>Some consideration about the firmware interaction with the system<text:bookmark-end text:name="__RefHeading__6376_788646218"/></text:h>
      <text:p text:style-name="P49">It's obvious that every function<text:span text:style-name="T89">s</text:span> that comm<text:span text:style-name="T89">u</text:span>nicate with the driver<text:span text:style-name="T89">s</text:span> is designed knowing how the firmware works. </text:p>
      <text:p text:style-name="P49"/>
      <text:p text:style-name="P49">Be careful to the hard coded informations like this: </text:p>
      <text:p text:style-name="P49"/>
      <text:p text:style-name="P133">int count = 0; </text:p>
      <text:p text:style-name="P134">while (status_state != 4 &amp;&amp; status_state != 5 &amp;&amp; status_state != 0 &amp;&amp; count &lt; LIMITSTATUS_STATE) </text:p>
      <text:p text:style-name="P135">{</text:p>
      <text:p text:style-name="P135"><text:tab/>ReadStatusState(...);</text:p>
      <text:p text:style-name="P135">}</text:p>
      <text:p text:style-name="P97"/>
      <text:p text:style-name="P50"><text:span text:style-name="T45">status_state = 4</text:span> or <text:span text:style-name="T45">status_state = 5</text:span> means that the previous operation is terminated. </text:p>
      <text:p text:style-name="P50"/>
      <text:p text:style-name="P50"><text:span text:style-name="T45">count</text:span> is a timeout: if the operation is not ultimated in the times specified by <text:span text:style-name="T45">LIMITSTATUS_STATE</text:span>, the homing function is aborted. </text:p>
      <text:p text:style-name="P97"/>
      <text:p text:style-name="P26">N.B. To execute a movimentation is required to set CountTargetPosition, than to set to STATEMOVEREL the request_state register.</text:p>
      <text:h text:style-name="P146" text:outline-level="1"><text:bookmark-start text:name="__RefHeading__6378_788646218"/><text:s/>General Puropose Libraries<text:bookmark-end text:name="__RefHeading__6378_788646218"/></text:h>
      <text:p text:style-name="P78"><text:span text:style-name="T113">This section will provide a description of</text:span> the objects used to manage the Input/Ouput/LogFile of either the Server Program and the Check Existence program:</text:p>
      <text:p text:style-name="P34">ApplicationSetup, LogFile, OutputModule, TcpUser, Input, CommunicationObject. </text:p>
      <text:p text:style-name="P74"/>
      <text:p text:style-name="P74">These objects are strictly coupled and they call each others. Their purpose is to provide <text:soft-page-break/>a programmer fri<text:span text:style-name="T90">e</text:span>ndly interface to manage the input and the output of the program. </text:p>
      <text:p text:style-name="P74"/>
      <text:p text:style-name="P74"><text:span text:style-name="T12">CommunicationObject</text:span> listen<text:span text:style-name="T90">s</text:span> to the incoming connection and records the commands sent via <text:span text:style-name="T45">TCP/IP.</text:span> </text:p>
      <text:p text:style-name="P74"/>
      <text:p text:style-name="P74"><text:span text:style-name="T12">Input</text:span> object records the input sent via stdin. </text:p>
      <text:p text:style-name="P74"><text:s/></text:p>
      <text:p text:style-name="P74">The programmer can choose the input modality modifying this instruction in the <text:span text:style-name="T12">DefineGeneral.h</text:span> file: </text:p>
      <text:p text:style-name="P74"/>
      <text:p text:style-name="P136">//INPUTMODALITY defines the method for fetching input. </text:p>
      <text:p text:style-name="P136">//Available option are: </text:p>
      <text:p text:style-name="P136">//tcp, that allows the input only via tcp/ip </text:p>
      <text:p text:style-name="P136">//all, that allows the input either via tcp/ip and via stdin </text:p>
      <text:p text:style-name="P136">//user, that allows the input only via stdin. </text:p>
      <text:p text:style-name="P136">//If the option type is not recognized, all modality is actived. </text:p>
      <text:p text:style-name="P136">#define INPUTMODALITY<text:tab/>"tcp" </text:p>
      <text:p text:style-name="P74"/>
      <text:p text:style-name="P74">The default communication way is <text:span text:style-name="T45">"tcp"</text:span>. </text:p>
      <text:p text:style-name="P74"/>
      <text:p text:style-name="P74"><text:span text:style-name="T12">TcpUser</text:span> is a struct used to record the command and his sender. </text:p>
      <text:p text:style-name="P74"/>
      <text:p text:style-name="P74">The <text:span text:style-name="T12">OutputModule</text:span> provides a very smart way to manage the output: the programmer only have to call the Output method to sent the output to the user who has request the command. </text:p>
      <text:p text:style-name="P74"/>
      <text:p text:style-name="P74">The <text:span text:style-name="T12">LogFile</text:span> object is useful to write some information in the LogFile. </text:p>
      <text:p text:style-name="P74"/>
      <text:p text:style-name="P74">The <text:span text:style-name="T12">ApplicationObject</text:span> record some useful informations like the path of the log files. </text:p>
      <text:p text:style-name="P74"/>
      <text:p text:style-name="P74">simplified schema: </text:p>
      <text:p text:style-name="P63"><text:soft-page-break/>ExpertGUI/UserGUI --&gt; get_par 2 --&gt; CommunicationObject --&gt; TcpUser &lt;-- Main.c --&gt; OutputModule --&gt; ExpertGUI/UserGUI. </text:p>
      <text:p text:style-name="P74"/>
      <text:p text:style-name="P74"><text:span text:style-name="T12">LogFile </text:span><text:span text:style-name="T114">remarkable</text:span><text:span text:style-name="T30"> </text:span>methods: </text:p>
      <text:p text:style-name="P74"/>
      <text:p text:style-name="P74">LogFileSet </text:p>
      <text:p text:style-name="P74">LogFile. </text:p>
      <text:p text:style-name="P74"/>
      <text:p text:style-name="P28">N.B. The <text:span text:style-name="T12">CommunicationObject</text:span> treats the "\n" like a command end.</text:p>
      <text:p text:style-name="P75"/>
      <text:p text:style-name="P75">So, if you send this command: </text:p>
      <text:p text:style-name="P136">"get_par 2\nget_par 3\n" </text:p>
      <text:p text:style-name="P74">the <text:span text:style-name="T12">CommunicationObject</text:span> cuts it in: </text:p>
      <text:p text:style-name="P74"/>
      <text:p text:style-name="P136">"get_par 2" </text:p>
      <text:p text:style-name="P136">"get_par 3" </text:p>
      <text:p text:style-name="P74"/>
      <text:p text:style-name="P74"><text:span text:style-name="T90">S</text:span>o, the server will execute first <text:span text:style-name="T45">"get_par 2"</text:span>, then <text:span text:style-name="T45">"get_par 3"</text:span>. </text:p>
      <text:p text:style-name="P74"/>
      <text:p text:style-name="P23"><text:span text:style-name="T90">N.B. </text:span>I recommend to end every command sent by the client with “\n”.</text:p>
      <text:p text:style-name="P74"><text:span text:style-name="T90">Indeed, t</text:span>he <text:span text:style-name="T12">TCP/IP</text:span> protocol is stream oriented, so if you write a code like this:</text:p>
      <text:p text:style-name="P74"/>
      <text:p text:style-name="P136">Send("get_par 1"); </text:p>
      <text:p text:style-name="P136">Send("get_par 2"); </text:p>
      <text:p text:style-name="P74"/>
      <text:p text:style-name="P74">you may expect that the server will receive <text:span text:style-name="T45">"get_par 1"</text:span> and <text:span text:style-name="T45">"get_par 2"</text:span> but there is no guarantee that this will be the real behavior. </text:p>
      <text:p text:style-name="P74"/>
      <text:p text:style-name="P77">The server may receive</text:p>
      <text:p text:style-name="P77"/>
      <text:p text:style-name="P139"><text:span text:style-name="T45">"get_par 1get_par 2"</text:span>.</text:p>
      <text:p text:style-name="P74"><text:soft-page-break/>If you add <text:span text:style-name="T12">"\n"</text:span> at the end of each command like this: </text:p>
      <text:p text:style-name="P74"/>
      <text:p text:style-name="P136">Send("get_par 1\n"); </text:p>
      <text:p text:style-name="P136">Send("get_par 2\n"); </text:p>
      <text:p text:style-name="P74"/>
      <text:p text:style-name="P77">the server may receive </text:p>
      <text:p text:style-name="P77"/>
      <text:p text:style-name="P139"><text:span text:style-name="T45">"get_par 1\n"</text:span> </text:p>
      <text:p text:style-name="P77"/>
      <text:p text:style-name="P77">and </text:p>
      <text:p text:style-name="P77"/>
      <text:p text:style-name="P139"><text:span text:style-name="T45">"get_par 2\n"</text:span> </text:p>
      <text:p text:style-name="P77"/>
      <text:p text:style-name="P77">but if it will receive <text:span text:style-name="T45">"get_par 1\nget_par 2\n" </text:span>that's okay because the <text:span text:style-name="T12">CommunicationObject</text:span> will divide it in </text:p>
      <text:p text:style-name="P74"/>
      <text:p text:style-name="P142">"get_par 1"</text:p>
      <text:p text:style-name="P77"/>
      <text:p text:style-name="P77">and</text:p>
      <text:p text:style-name="P77"/>
      <text:p text:style-name="P142">"get_par 2".</text:p>
      <text:p text:style-name="P74"/>
      <text:p text:style-name="P74"><text:span text:style-name="T100">N.B. If you want a simple example to use this libraries you have to study the </text:span><text:span text:style-name="T101">CheckExistence</text:span><text:span text:style-name="T100"> program. That program is very elementary because it uses the general purpose libraries and can execute only three commands: </text:span><text:span text:style-name="T101">check_process</text:span><text:span text:style-name="T100">, </text:span><text:span text:style-name="T101">kill_process</text:span><text:span text:style-name="T100"> and </text:span><text:span text:style-name="T101">new_process</text:span><text:span text:style-name="T100">.</text:span></text:p>
      <text:h text:style-name="P146" text:outline-level="1"><text:bookmark-start text:name="__RefHeading__6380_788646218"/><text:s/>Check Existence Command<text:span text:style-name="T96">s</text:span><text:bookmark-end text:name="__RefHeading__6380_788646218"/></text:h>
      <text:p text:style-name="P74">Each command may be sent via <text:span text:style-name="T12">TCP/IP.</text:span></text:p>
      <text:p text:style-name="P74"><text:soft-page-break/>This is <text:span text:style-name="T91">done setting</text:span> <text:span text:style-name="T91">the</text:span> <text:span text:style-name="T12">INPUTMODALITY</text:span> in the <text:span text:style-name="T12">DefineGe</text:span><text:span text:style-name="T25">ne</text:span><text:span text:style-name="T12">ral.h</text:span> file: </text:p>
      <text:p text:style-name="P74"/>
      <text:p text:style-name="P74">The command<text:span text:style-name="T92">s</text:span> that the <text:span text:style-name="T92">CheckExistence </text:span>server could execute are (they are reported in order to app<text:span text:style-name="T91">e</text:span>ar<text:span text:style-name="T91">a</text:span>nce in the <text:span text:style-name="T12">MainExistence.c</text:span> file):</text:p>
      <text:p text:style-name="P74"/>
      <text:p text:style-name="P74"><text:span text:style-name="T12">check_process</text:span>: checks if <text:span text:style-name="T12">CollSoft</text:span> program exists. </text:p>
      <text:p text:style-name="P74"/>
      <text:p text:style-name="P74"><text:span text:style-name="T12">kill_process</text:span>: checks if <text:span text:style-name="T12">CollSoft</text:span> program exists, if yes kills it. </text:p>
      <text:p text:style-name="P74"/>
      <text:p text:style-name="P74"><text:span text:style-name="T12">new_process</text:span>: checks if <text:span text:style-name="T12">CollSoft</text:span> program exists, if not creates an instance of it.</text:p>
      <text:p text:style-name="P74"/>
      <text:p text:style-name="P143">N.B. all these commands are CASE INSENSITIVE.</text:p>
      <text:h text:style-name="P146" text:outline-level="1"><text:bookmark-start text:name="__RefHeading__6382_788646218"/><text:s text:c="2"/>CollSoft Server Command<text:bookmark-end text:name="__RefHeading__6382_788646218"/></text:h>
      <text:p text:style-name="P76">Each command may be sent via <text:span text:style-name="T12">TCP/IP</text:span> or via <text:span text:style-name="T12">stdin</text:span>. </text:p>
      <text:p text:style-name="P76">This is <text:span text:style-name="T91">done setting</text:span> <text:span text:style-name="T91">the</text:span> <text:span text:style-name="T12">INPUTMODALITY</text:span> in the <text:span text:style-name="T12">DefineGe</text:span><text:span text:style-name="T25">ne</text:span><text:span text:style-name="T12">ral.h</text:span> file: </text:p>
      <text:p text:style-name="P76"/>
      <text:p text:style-name="P137">#define INPUTMODALITY<text:tab/>"tcp" </text:p>
      <text:p text:style-name="P140"/>
      <text:p text:style-name="P137"><text:span text:style-name="T12">INPUTMODALITY</text:span> defines the method for fetching input. </text:p>
      <text:p text:style-name="P137">Available option are: </text:p>
      <text:p text:style-name="P137">“tcp”, that allows the input only via tcp/ip </text:p>
      <text:p text:style-name="P137">“all”, that allows the input either via tcp/ip and via stdin </text:p>
      <text:p text:style-name="P137">“user”, that allows the input only via stdin. </text:p>
      <text:p text:style-name="P137">If the option type is not recognized, all modality is activ<text:span text:style-name="T91">at</text:span>ed. </text:p>
      <text:p text:style-name="P79"/>
      <text:p text:style-name="P79">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2">ies</text:span> the system locally. </text:p>
      <text:p text:style-name="P79"><text:soft-page-break/>The command that the server could be execute are (they are reported in order to app<text:span text:style-name="T93">e</text:span>ar<text:span text:style-name="T93">a</text:span>nce in the Main.c file):</text:p>
      <text:p text:style-name="P79"/>
      <text:p text:style-name="P79"><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79"/>
      <text:p text:style-name="P79"><text:span text:style-name="T12">read_serial_log</text:span>: this command read the file <text:span text:style-name="T45">SerialDrvLog.txt</text:span>. </text:p>
      <text:p text:style-name="P79"/>
      <text:p text:style-name="P79"><text:span text:style-name="T12">read_par_log</text:span>: this command read the file <text:span text:style-name="T45">FileParLog.txt</text:span>. </text:p>
      <text:p text:style-name="P79"/>
      <text:p text:style-name="P79"><text:span text:style-name="T12">read_log</text:span>: this command read the file <text:span text:style-name="T45">GeneralLog.txt.</text:span></text:p>
      <text:p text:style-name="P79"/>
      <text:p text:style-name="P79"><text:span text:style-name="T12">read_encoder_log</text:span>: this command read the file <text:span text:style-name="T45">EncoderLog.txt.</text:span></text:p>
      <text:p text:style-name="P145"/>
      <text:p text:style-name="P79"><text:span text:style-name="T12">check_drv_assoc</text:span>: this command check the association between the drivers serial number found in the <text:span text:style-name="T45">SerialDrvLog.txt</text:span> file and the real situation. </text:p>
      <text:p text:style-name="P79"/>
      <text:p text:style-name="P79"><text:span text:style-name="T12">check_par_assoc</text:span>: this command check the association between the drivers parameters found in the <text:span text:style-name="T45">FileParLog.txt</text:span> file and the real situation. </text:p>
      <text:p text:style-name="P79"/>
      <text:p text:style-name="P79"><text:span text:style-name="T12">check_encode_assoc</text:span>: this command check the association between the encoder values contained in the <text:span text:style-name="T45">EncoderLog.txt</text:span> file and the real situation. </text:p>
      <text:p text:style-name="P79"/>
      <text:p text:style-name="P79"><text:span text:style-name="T12">connect absoluteprogrammerpath</text:span>: this command tries to connect the server with the programmer indicated by <text:span text:style-name="T45">"absoluteprogrammerpath"</text:span>. </text:p>
      <text:p text:style-name="P79"/>
      <text:p text:style-name="P79"><text:span text:style-name="T12">help</text:span>: prints the list of the commands that the server can execute. </text:p>
      <text:p text:style-name="P79"/>
      <text:p text:style-name="P79"><text:span text:style-name="T12">get_par drvnum</text:span>: prints the parameters of the driver indicated by <text:span text:style-name="T12">drvnum</text:span>. Parameters <text:span text:style-name="T93">printed</text:span> are: max_vel, velhome, acceleration, deceleration, phase_current, analog_output0. </text:p>
      <text:p text:style-name="P79"><text:soft-page-break/><text:span text:style-name="T12">check_position drvnum</text:span>: check if the actual position of the driver indicated by drvnum correspond with the one indicated by the encoder (analog_input0). </text:p>
      <text:p text:style-name="P79"/>
      <text:p text:style-name="P79"><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79"><text:s/></text:p>
      <text:p text:style-name="P79"><text:span text:style-name="T12">homing drvnum</text:span>: executes the homing procedure for the driver indicated by drvnum. </text:p>
      <text:p text:style-name="P79"/>
      <text:p text:style-name="P79"><text:span text:style-name="T12">get_mov_par drvnum</text:span>: this command obtains the actual position and the AnalogInput0 values of the driver indicated by drvnum. </text:p>
      <text:p text:style-name="P79"/>
      <text:p text:style-name="P79"><text:span text:style-name="T12">encode drvnum</text:span>: this command start the encoding procedure for the driver indicated by <text:span text:style-name="T12">drvnum</text:span>. </text:p>
      <text:p text:style-name="P79"/>
      <text:p text:style-name="P79"><text:span text:style-name="T12">move_to drvnum targetposition</text:span>: this command set to targetposition the target position of the driver indicated by drvnum. </text:p>
      <text:p text:style-name="P79"><text:tab/><text:tab/><text:tab/> </text:p>
      <text:p text:style-name="P79"><text:span text:style-name="T12">get_all_parameter</text:span>: this command is equivalent to execute get_move_par drvnum, get_par drvnum and check_position drvnum for the all drivers. </text:p>
      <text:p text:style-name="P79"/>
      <text:p text:style-name="P79"><text:span text:style-name="T12">homing_mult drvnum1 drvnum2 drvnum3 drvnum....:</text:span> this command execute the homing procedure for the driver indicated by drvnum1, drvnum2, drvnum3, drvnum.... </text:p>
      <text:p text:style-name="P79"/>
      <text:p text:style-name="P79"><text:span text:style-name="T12">moveto_mult targetposition drvnum1 drvnum2 drvnum3 drvnum....:</text:span> this command set the target position to targetposition of the drivers indicated by drvnum1, drvnum2, drvnum3, drvnum.... </text:p>
      <text:p text:style-name="P79"/>
      <text:p text:style-name="P79"><text:span text:style-name="T12">setmult_par max_vel acceleration deceleration PhaseCurrent AnalogOutput0 drvnum1 drvnum2 drvnum3 drvnum....:</text:span> </text:p>
      <text:p text:style-name="P79"><text:soft-page-break/>set max_vel (Each unity of maxvel correspond to 0.25rpm), acceleration and deceleration (Each unity of acceleration and deceleration correspond to 1rpm/s), </text:p>
      <text:p text:style-name="P79">phasecurrent and AnalogOutput0 of the drivers specified with drvnum. </text:p>
      <text:p text:style-name="P79"><text:tab/><text:tab/><text:tab/> </text:p>
      <text:p text:style-name="P64">check_internal_status: </text:p>
      <text:p text:style-name="P79">this command retrieves the content of the GeneralStatus struct. </text:p>
      <text:p text:style-name="P79">If GeneralStatus.assoc_file_status == 1 means the user has already executed the procedure to check </text:p>
      <text:p text:style-name="P79">the association between the serial numbers contained in the SerialDrvLog.txt file and the real situation. </text:p>
      <text:p text:style-name="P79">If GeneralStatus.par_file_status = 1 means the user has already executed the procedure to check </text:p>
      <text:p text:style-name="P79">the association between the parameters contained in the FileParLog.txt file and the real situation. </text:p>
      <text:p text:style-name="P79">If GeneralStatus.encoder_file_status = 1 means the user has already executed the procedure to check </text:p>
      <text:p text:style-name="P79">the association between the encoder values contained in the EncoderLog.txt file and the real situation. </text:p>
      <text:p text:style-name="P79"><text:tab/><text:tab/><text:tab/> </text:p>
      <text:p text:style-name="P79"><text:span text:style-name="T12">load_encoder_from_file:</text:span> this command gets the encoding parameters for each drivers from the EncoderLog.txt file and use it to accomplished the check_position command. </text:p>
      <text:p text:style-name="P79"><text:tab/><text:tab/><text:tab/> </text:p>
      <text:p text:style-name="P79"><text:span text:style-name="T12">read_actual_encoder_values:</text:span> this command prints the actual encoding parameters that will be used to accomplished the check_position command. </text:p>
      <text:p text:style-name="P79"><text:tab/><text:tab/><text:tab/> </text:p>
      <text:p text:style-name="P79"><text:span text:style-name="T12">device_list:</text:span> this command prints the device contained in /dev </text:p>
      <text:p text:style-name="P79"><text:tab/><text:tab/><text:tab/> </text:p>
      <text:p text:style-name="P79">If the server not recognized the command, this message will be print: </text:p>
      <text:p text:style-name="P79"/>
      <text:p text:style-name="P35">"Unrecognized command. Digit 'help' to see the list of all commands available." </text:p>
      <text:p text:style-name="P80"/>
      <text:p text:style-name="P80"><text:soft-page-break/>N.B. all these commands are CASE INSENSITIVE. Ex.: "exit", "Exit", "EXIT", "eXIT" are equivalent. <text:tab/> </text:p>
      <text:h text:style-name="P146" text:outline-level="1"><text:bookmark-start text:name="__RefHeading__6384_788646218"/><text:s/>Expert GUI Message<text:bookmark-end text:name="__RefHeading__6384_788646218"/></text:h>
      <text:p text:style-name="P81"><text:span text:style-name="T93">Now, i</text:span>t will listed the messages that reacts the <text:span text:style-name="T12">ExpertGUI</text:span>. </text:p>
      <text:p text:style-name="P81"/>
      <text:p text:style-name="P81">For reacts it means all the messages relevant for <text:span text:style-name="T12">readTcpData</text:span> function that is connected with <text:span text:style-name="T12">readyRead</text:span> signal. </text:p>
      <text:p text:style-name="P81"/>
      <text:p text:style-name="P65">Socket: _pSocket </text:p>
      <text:p text:style-name="P65">Signal: readyRead </text:p>
      <text:p text:style-name="P65">Slot: readTcpData</text:p>
      <text:p text:style-name="P65"/>
      <text:p text:style-name="P81">Messages list (<text:span text:style-name="T114">e</text:span>xpressed in regular expression): </text:p>
      <text:p text:style-name="P81"/>
      <text:p text:style-name="P65">1. "^Device list:" </text:p>
      <text:p text:style-name="P65">2. "^Reading LogFile..." </text:p>
      <text:p text:style-name="P65">3. "^Loading encoder values from file:" </text:p>
      <text:p text:style-name="P65">4. "^Check Drv Assoc:" </text:p>
      <text:p text:style-name="P65">5. "^Check Par Assoc:" </text:p>
      <text:p text:style-name="P65">6. "^Check Encode Assoc:" </text:p>
      <text:p text:style-name="P65">7. "^Connect:" </text:p>
      <text:p text:style-name="P65">8. "^Welcome:" </text:p>
      <text:p text:style-name="P65">9. "^Check position warning!" </text:p>
      <text:p text:style-name="P65">10. "^get_pos_status[ ][0-9]{1,2}[ ]-{0,1}[0-9]{1,5}" </text:p>
      <text:p text:style-name="P65">11. "^InternalStatusSerial: [01]$" </text:p>
      <text:p text:style-name="P65">12. "^InternalStatusParameter: [01]$" </text:p>
      <text:p text:style-name="P65">13. "^InternalStatusEncoder: [01]$" </text:p>
      <text:p text:style-name="P65">14. "^getpar[ ][0-9]{1,2}[ ]((MaxVel)|(VelHome)|(Acceleration)|(Deceleration)|<text:soft-page-break/>(PhaseCurrent)|(AnalogOutput0))[ ]-{0,1}[0-9]{1,20}$" </text:p>
      <text:p text:style-name="P65">15. "^get_mov_par[ ][0-9]{1,2}[ ]((CurrentPosition)|(AnalogInput0))[ ]-{0,1}[0-9]{1,20}$" </text:p>
      <text:p text:style-name="P81"/>
      <text:p text:style-name="P81">All other messages are printed in Expert Mode Message (QtextEdit ExpertModeMessage). </text:p>
      <text:p text:style-name="P81"/>
      <text:p text:style-name="P81"/>
      <text:p text:style-name="P65">Socket: _pSocket_existence </text:p>
      <text:p text:style-name="P65">Signal: readyRead </text:p>
      <text:p text:style-name="P65">Slot: readTcpData_existence </text:p>
      <text:p text:style-name="P81"/>
      <text:p text:style-name="P81">For <text:span text:style-name="T93">C</text:span>heck <text:span text:style-name="T93">E</text:span>xistence server communication there is no problem: no regolar expression matching is performed by <text:span text:style-name="T12">readTcpData_existence</text:span>. </text:p>
      <text:p text:style-name="P81">The only <text:span text:style-name="T12">ExpertGUI</text:span> reaction is to print the output in <text:span text:style-name="T12">CheckExistenceLog QtextEdit</text:span>.</text:p>
      <text:h text:style-name="P146" text:outline-level="1"><text:bookmark-start text:name="__RefHeading__6386_788646218"/><text:s/>User GUI message<text:bookmark-end text:name="__RefHeading__6386_788646218"/></text:h>
      <text:p text:style-name="P81"><text:span text:style-name="T93">Now,</text:span> it will listed the messages that reacts the UserGUI. </text:p>
      <text:p text:style-name="P81"/>
      <text:p text:style-name="P81">For reacts it means all the messages relevant for <text:span text:style-name="T12">readTcpData</text:span> function that is connected with <text:span text:style-name="T12">readyRead</text:span> signal. </text:p>
      <text:p text:style-name="P81"><text:s/></text:p>
      <text:p text:style-name="P65">Socket: _pSocket </text:p>
      <text:p text:style-name="P65">Signal: readyRead </text:p>
      <text:p text:style-name="P65">Slot: readTcpData </text:p>
      <text:p text:style-name="P81"/>
      <text:p text:style-name="P81">Messages list (Expressed in regular expression): </text:p>
      <text:p text:style-name="P81"/>
      <text:p text:style-name="P65">1. <text:s/>"^get_pos_status[ ][0-9]{1,2}[ ]-{0,1}[0-9]{1,5}" </text:p>
      <text:p text:style-name="P36"><text:soft-page-break/>es. </text:p>
      <text:p text:style-name="P36">get_pos_status 1 0 </text:p>
      <text:p text:style-name="P81"/>
      <text:p text:style-name="P81">The first parameter, <text:span text:style-name="T72">"1"</text:span>, indicated the sled number. It must be between<text:span text:style-name="T12"> 1</text:span> and <text:span text:style-name="T12">14</text:span>. </text:p>
      <text:p text:style-name="P81">When this message is received, <text:span text:style-name="T12">ReadTcpData</text:span> changes the color of the sled icon with an appropriate one. </text:p>
      <text:p text:style-name="P65">-1: red </text:p>
      <text:p text:style-name="P65">0: green </text:p>
      <text:p text:style-name="P65">1: yellow. </text:p>
      <text:h text:style-name="P146" text:outline-level="1"><text:bookmark-start text:name="__RefHeading__6388_788646218"/><text:s/>Authomatic settings protocol<text:bookmark-end text:name="__RefHeading__6388_788646218"/></text:h>
      <text:p text:style-name="P81">N.B. This socket has no signal connected. The reading is performed with <text:span text:style-name="T12">WaitForReadyRead</text:span> function. </text:p>
      <text:p text:style-name="P81"/>
      <text:p text:style-name="P81"/>
      <text:p text:style-name="P65">Socket: _pSocket_1 </text:p>
      <text:p text:style-name="P81"/>
      <text:p text:style-name="P81"><text:span text:style-name="T26">P</text:span><text:span text:style-name="T12">seudo code algorithm:</text:span> </text:p>
      <text:p text:style-name="P81"/>
      <text:p text:style-name="P38">Connection to COLLSOFT_IP, COLLSOFT_PORT (v. DefineGeneral.h) </text:p>
      <text:p text:style-name="P38">if connection okay </text:p>
      <text:p text:style-name="P38"><text:tab/>read message </text:p>
      <text:p text:style-name="P38"><text:tab/>send "connect /dev/ttyUSB0" </text:p>
      <text:p text:style-name="P38"><text:tab/>read message </text:p>
      <text:p text:style-name="P38"><text:tab/>if reading okay </text:p>
      <text:p text:style-name="P38"><text:tab/><text:tab/>if command success (it means the server has sent this regular exp: "(CONNECTION SUCCESS)|(CONNECTION done)|(CONNECTION start)") </text:p>
      <text:p text:style-name="P38"><text:tab/><text:tab/><text:tab/>status_1 = true </text:p>
      <text:p text:style-name="P38"><text:tab/><text:tab/><text:tab/>disconnect from host </text:p>
      <text:p text:style-name="P38"><text:soft-page-break/>if status1 = true </text:p>
      <text:p text:style-name="P38"><text:tab/>Connection to COLLSOFT_IP, COLLSOFT_PORT (v. DefineGeneral.h) </text:p>
      <text:p text:style-name="P38"><text:tab/>if connection okay </text:p>
      <text:p text:style-name="P38"><text:tab/><text:tab/>read message </text:p>
      <text:p text:style-name="P38"><text:tab/><text:tab/>send "load_encoder_from_file" </text:p>
      <text:p text:style-name="P38"><text:tab/><text:tab/>read message </text:p>
      <text:p text:style-name="P38"><text:tab/><text:tab/>if reading okay </text:p>
      <text:p text:style-name="P38"><text:tab/><text:tab/><text:tab/>if command success (it means the server has sent this regular exp: "Loading encoder values from file: okay") </text:p>
      <text:p text:style-name="P38"><text:tab/><text:tab/><text:tab/><text:tab/>status_2 = true </text:p>
      <text:p text:style-name="P38"><text:tab/><text:tab/><text:tab/><text:tab/>disconnect from host </text:p>
      <text:p text:style-name="P81"><text:s/></text:p>
      <text:p text:style-name="P144">N.B. status_1 and status_2 ARE NOT global variables. </text:p>
      <text:h text:style-name="P146" text:outline-level="1"><text:bookmark-start text:name="__RefHeading__6390_788646218"/><text:s/>Command sent <text:span text:style-name="T93">by UserGUI</text:span><text:bookmark-end text:name="__RefHeading__6390_788646218"/></text:h>
      <text:p text:style-name="P65">get_all_parameter </text:p>
      <text:p text:style-name="P65">homing </text:p>
      <text:p text:style-name="P65">homing_mult</text:p>
      <text:p text:style-name="P66">move_to</text:p>
      <text:p text:style-name="P81"/>
      <text:p text:style-name="P81">The server output to these command is very articulated but the only message relevant for the UserGUI is <text:span text:style-name="T12">"^get_pos_status[ ][0-9]{1,2}[ ]-{0,1}[0-9]{1,5}".</text:span></text:p>
      <text:h text:style-name="P146" text:outline-level="1"><text:bookmark-start text:name="__RefHeading__6392_788646218"/><text:s/>Server <text:span text:style-name="T115">Input/</text:span>Output<text:bookmark-end text:name="__RefHeading__6392_788646218"/></text:h>
      <text:p text:style-name="P81"><text:span text:style-name="T93">Now, </text:span>it will be explain the relevant output of the server for each command. For relevant output it means the output that is captured by <text:span text:style-name="T12">UserGUI</text:span> or <text:span text:style-name="T12">ExpertGUI</text:span>. </text:p>
      <text:p text:style-name="P82"><text:span text:style-name="T12">Command name:</text:span> a mnemonic name to simply refer to the command.</text:p>
      <text:p text:style-name="P82"><text:span text:style-name="T12">Command syntax:</text:span> the syntax you can use to execute the command. <text:span text:style-name="T87">All the commands </text:span><text:soft-page-break/><text:span text:style-name="T87">are case-insensitive.</text:span></text:p>
      <text:h text:style-name="P150" text:outline-level="3"><text:bookmark-start text:name="__RefHeading__6493_1260681344"/><text:s/>exit<text:bookmark-end text:name="__RefHeading__6493_1260681344"/></text:h>
      <text:p text:style-name="P83"><text:span text:style-name="T12">Command name: </text:span>exit</text:p>
      <text:p text:style-name="P81"><text:span text:style-name="T12">Command syntax:</text:span> exit </text:p>
      <text:p text:style-name="P81"><text:span text:style-name="T12">Command meaning: </text:span>stop the server. </text:p>
      <text:p text:style-name="P81"><text:span text:style-name="T12">Server regular expression:</text:span> "^[Ee][Xx][iI][tT][ \t]*$" </text:p>
      <text:p text:style-name="P81"><text:span text:style-name="T12">Irrelevant output: </text:span>this command could only be sent by stdin. </text:p>
      <text:h text:style-name="Heading_20_3" text:outline-level="3"><text:bookmark-start text:name="__RefHeading__6495_1260681344"/><text:s/><text:span text:style-name="T94">read_serial_log</text:span><text:bookmark-end text:name="__RefHeading__6495_1260681344"/></text:h>
      <text:p text:style-name="P83"><text:span text:style-name="T12">Command name: </text:span><text:span text:style-name="T34">read_serial_log </text:span></text:p>
      <text:p text:style-name="P81"><text:span text:style-name="T12">Command syntax:</text:span> read_serial_log </text:p>
      <text:p text:style-name="P81"><text:span text:style-name="T12">Command meaning:</text:span> this command read the file SerialDrvLog.txt. </text:p>
      <text:p text:style-name="P81"><text:span text:style-name="T12">Server regular expression: </text:span>"^[Rr][Ee][Aa][Dd]_[Ss][Ee][Rr][Ii][Aa][Ll]_[Ll][Oo][Gg][ \t]*$" </text:p>
      <text:p text:style-name="P81">This command is relevant for <text:span text:style-name="T12">ExpertGUI</text:span>. The server add this prefix to every burst: "Reading LogFile...\n". </text:p>
      <text:p text:style-name="P81">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4">read_par_log</text:span><text:bookmark-end text:name="__RefHeading__6497_1260681344"/></text:h>
      <text:p text:style-name="P84"><text:span text:style-name="T12">Command name:</text:span> <text:s/><text:span text:style-name="T34">read_par_log</text:span></text:p>
      <text:p text:style-name="P81"><text:span text:style-name="T12">Command syntax:</text:span> read_par_log </text:p>
      <text:p text:style-name="P81"><text:span text:style-name="T12">Command meaning: </text:span>this command read the file FileParLog.txt. </text:p>
      <text:p text:style-name="P81"><text:span text:style-name="T12">Server regular expression: </text:span>"^[Rr][Ee][Aa][Dd]_[Pp][Aa][Rr]_[Ll][Oo][Gg][ \t]*$" </text:p>
      <text:p text:style-name="P81">Idem </text:p>
      <text:h text:style-name="Heading_20_3" text:outline-level="3"><text:bookmark-start text:name="__RefHeading__6499_1260681344"/><text:soft-page-break/><text:s/><text:span text:style-name="T94">read_log</text:span><text:bookmark-end text:name="__RefHeading__6499_1260681344"/></text:h>
      <text:p text:style-name="P85"><text:span text:style-name="T12">Command name: </text:span><text:s/><text:span text:style-name="T34">read_log</text:span></text:p>
      <text:p text:style-name="P81"><text:span text:style-name="T12">Command syntax: </text:span>read_log </text:p>
      <text:p text:style-name="P81"><text:span text:style-name="T12">Command meaning: </text:span>this command read the file GeneralLog.txt </text:p>
      <text:p text:style-name="P81"><text:span text:style-name="T12">Server regular expression:</text:span> "^[Rr][Ee][Aa][Dd]_[Ll][Oo][Gg][ \t]*$" </text:p>
      <text:p text:style-name="P81">Idem </text:p>
      <text:h text:style-name="Heading_20_3" text:outline-level="3"><text:bookmark-start text:name="__RefHeading__6501_1260681344"/><text:s/><text:span text:style-name="T94">read_encoder_log</text:span><text:bookmark-end text:name="__RefHeading__6501_1260681344"/></text:h>
      <text:p text:style-name="P85"><text:span text:style-name="T12">Command name: <text:s/></text:span><text:span text:style-name="T34">read_encoder_log</text:span></text:p>
      <text:p text:style-name="P81"><text:span text:style-name="T12">Command syntax: </text:span>read_encoder_log </text:p>
      <text:p text:style-name="P81"><text:span text:style-name="T12">Command meaning: </text:span>this command read the file EncoderLog.txt </text:p>
      <text:p text:style-name="P81"><text:span text:style-name="T12">Server regular expression: </text:span>"^[Rr][Ee][Aa][Dd]_[Ee][Nn][Cc][Oo][Dd][Ee][Rr]_[Ll][Oo][Gg][ \t]*$" </text:p>
      <text:p text:style-name="P81">Idem </text:p>
      <text:h text:style-name="P150" text:outline-level="3"><text:bookmark-start text:name="__RefHeading__6503_1260681344"/><text:bookmark-start text:name="__RefHeading__7040_938462441"/><text:s/>check_drv_assoc<text:bookmark-end text:name="__RefHeading__6503_1260681344"/><text:bookmark-end text:name="__RefHeading__7040_938462441"/></text:h>
      <text:p text:style-name="P85"><text:span text:style-name="T12">Command name: <text:s/></text:span><text:span text:style-name="T34">check_drv_assoc</text:span></text:p>
      <text:p text:style-name="P81"><text:span text:style-name="T12">Command syntax: </text:span>check_drv_assoc </text:p>
      <text:p text:style-name="P81"><text:span text:style-name="T12">Command meaning: <text:s/>t</text:span>his command check the association between the drivers serial number found in the SerialDrvLog.txt file and the real situation. </text:p>
      <text:p text:style-name="P81"><text:span text:style-name="T12">Server regular expression: </text:span>"^[Cc][Hh][Ee][Cc][Kk]_[Dd][Rr][Vv]_[Aa][Ss][Ss][Oo][Cc][ \t]*$" </text:p>
      <text:p text:style-name="P81">This command is relevant for ExpertGUI. Is very important because the server expects a reaction by the ExpertGUI and the command is blocking for the ExpertGUI. </text:p>
      <text:p text:style-name="P81">The relevant output is: "^Check Drv Assoc:". </text:p>
      <text:h text:style-name="P151" text:outline-level="3"><text:bookmark-start text:name="__RefHeading__6505_1260681344"/><text:bookmark-start text:name="__RefHeading__7042_938462441"/><text:soft-page-break/><text:s text:c="2"/><text:span text:style-name="T31">check_par_assoc</text:span><text:bookmark-end text:name="__RefHeading__6505_1260681344"/><text:bookmark-end text:name="__RefHeading__7042_938462441"/></text:h>
      <text:p text:style-name="P86"><text:span text:style-name="T12">Command name: <text:s text:c="2"/></text:span><text:span text:style-name="T34">check_par_assoc</text:span></text:p>
      <text:p text:style-name="P81"><text:span text:style-name="T12">Command syntax: </text:span>check_par_assoc </text:p>
      <text:p text:style-name="P81"><text:span text:style-name="T12">Command meaning: </text:span>this command check the association between the drivers parameters found in the FileParLog.txt file and the real situation. </text:p>
      <text:p text:style-name="P81"><text:span text:style-name="T12">Server regular expression: </text:span>"^[Cc][Hh][Ee][Cc][Kk]_[Pp][Aa][Rr]_[Aa][Ss][Ss][Oo][Cc][ \t]*$" </text:p>
      <text:p text:style-name="P81">This command is relevant for ExpertGUI. Is very important because the server expects a reaction by the ExpertGUI and the command is blocking for the ExpertGUI. </text:p>
      <text:p text:style-name="P81">The relevant output is: "^Check Par Assoc:". </text:p>
      <text:h text:style-name="P150"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85"><text:span text:style-name="T12">Command name: <text:s/></text:span><text:span text:style-name="T34">check_encode_assoc</text:span></text:p>
      <text:p text:style-name="P81"><text:span text:style-name="T12">Command syntax: </text:span>check_encode_assoc </text:p>
      <text:p text:style-name="P81"><text:span text:style-name="T12">Command meaning:</text:span> this command check the association between the encoder values contained in the EncoderLog.txt file and the real situation. </text:p>
      <text:p text:style-name="P81"><text:span text:style-name="T12">Server regular expression:</text:span> "^[Cc][Hh][Ee][Cc][Kk]_[Ee][Nn][Cc][Oo][Dd][Ee]_[Aa][Ss][Ss][Oo][Cc][ \t]*$" </text:p>
      <text:p text:style-name="P81">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1"><text:span text:style-name="T12">The relevant output is:</text:span> "^Check Encode Assoc:". </text:p>
      <text:h text:style-name="Heading_20_3" text:outline-level="3"><text:bookmark-start text:name="__RefHeading__6509_1260681344"/><text:bookmark-start text:name="__RefHeading__7046_938462441"/><text:s/><text:span text:style-name="T94">connect</text:span><text:bookmark-end text:name="__RefHeading__6509_1260681344"/><text:bookmark-end text:name="__RefHeading__7046_938462441"/></text:h>
      <text:p text:style-name="P85"><text:span text:style-name="T12">Command name: </text:span>connect</text:p>
      <text:p text:style-name="P81"><text:span text:style-name="T12">Command syntax:</text:span> connect absoluteprogrammerpath </text:p>
      <text:p text:style-name="P81"><text:span text:style-name="T12">Command meaning: </text:span>this command tries to connect the server with the programmer indicated by <text:span text:style-name="T12">"absoluteprogrammerpath"</text:span>. </text:p>
      <text:p text:style-name="P81"><text:span text:style-name="T12">Server regular expression:</text:span> "^[Cc][Oo][Nn][Nn][Ee][Cc][Tt][ \t][A-z0-9/\\]{1,100}[ <text:soft-page-break/>\t]*$" </text:p>
      <text:p text:style-name="P81">This command is relevant either for <text:span text:style-name="T12">ExpertGUI</text:span> (<text:span text:style-name="T12">ReadTcpData</text:span> slot) either for <text:span text:style-name="T12">UserGUI</text:span> (<text:span text:style-name="T12">AuthomaticSettings</text:span> function). </text:p>
      <text:p text:style-name="P65">Relevant output: </text:p>
      <text:p text:style-name="P81">"^Connect:" </text:p>
      <text:h text:style-name="P150" text:outline-level="3"><text:bookmark-start text:name="__RefHeading__6511_1260681344"/><text:s/>help<text:bookmark-end text:name="__RefHeading__6511_1260681344"/></text:h>
      <text:p text:style-name="P85"><text:span text:style-name="T12">Command name: </text:span>help</text:p>
      <text:p text:style-name="P81"><text:span text:style-name="T12">Command syntax:</text:span> help </text:p>
      <text:p text:style-name="P81"><text:span text:style-name="T12">Command meaning: </text:span>prints the list of the commands that the server can execute. </text:p>
      <text:p text:style-name="P81"><text:span text:style-name="T12">Server regular expression: </text:span>"^[Hh][Ee][Ll][Pp][ \t]*$" </text:p>
      <text:p text:style-name="P81">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94">get_par</text:span><text:bookmark-end text:name="__RefHeading__6513_1260681344"/><text:bookmark-end text:name="__RefHeading__7048_938462441"/></text:h>
      <text:p text:style-name="P85"><text:span text:style-name="T12">Command name: </text:span><text:span text:style-name="T34">get_par</text:span></text:p>
      <text:p text:style-name="P81"><text:span text:style-name="T12">Command syntax: </text:span>get_par drvnum </text:p>
      <text:p text:style-name="P81"><text:span text:style-name="T12">Command meaning: </text:span>prints the parameters of the driver indicated by drvnum. Parameters are: max_vel, velhome, acceleration, deceleration, phase_current, analog_output0. </text:p>
      <text:p text:style-name="P81"><text:span text:style-name="T12">Server regular expression: </text:span>"^[Gg][Ee][Tt]_[Pp][Aa][Rr][ \t][0-9]{1,2}[ \t]*$" </text:p>
      <text:p text:style-name="P81">The output is relavant for <text:span text:style-name="T12">ExpertGUI</text:span>. This is a fundamental output because the <text:span text:style-name="T12">ExpertGUI</text:span> use it for many purposes. </text:p>
      <text:p text:style-name="P81">Function called by the server: <text:span text:style-name="T12">GetPar</text:span> or <text:span text:style-name="T12">SendFailedGetPar</text:span>. </text:p>
      <text:p text:style-name="P81"/>
      <text:p text:style-name="P65">Relevant output (recognized by ReadTcpData slot): </text:p>
      <text:p text:style-name="P81"/>
      <text:p text:style-name="P81">"^getpar[ ][0-9]{1,2}[ ]((MaxVel)|(VelHome)|(Acceleration)|(Deceleration)|(PhaseCurrent)|(AnalogOutput0))[ ]-{0,1}[0-9]{1,20}$" </text:p>
      <text:h text:style-name="Heading_20_3" text:outline-level="3"><text:bookmark-start text:name="__RefHeading__6515_1260681344"/><text:bookmark-start text:name="__RefHeading__7050_938462441"/><text:soft-page-break/><text:s/><text:span text:style-name="T94">check_position</text:span><text:bookmark-end text:name="__RefHeading__6515_1260681344"/><text:bookmark-end text:name="__RefHeading__7050_938462441"/></text:h>
      <text:p text:style-name="P87"><text:span text:style-name="T12">Command name: </text:span><text:span text:style-name="T34">check_position</text:span></text:p>
      <text:p text:style-name="P81"><text:span text:style-name="T12">Command syntax: </text:span>check_position drvnum </text:p>
      <text:p text:style-name="P81"><text:span text:style-name="T12">Command meaning: </text:span>check if the actual position of the driver indicated by drvnum correspond with the one indicated by the encoder (analog_input0). </text:p>
      <text:p text:style-name="P81"><text:span text:style-name="T12">Server regular expression: </text:span>"^[Cc][Hh][Ee][Cc][Kk]_[Pp][Oo][Ss][Ii][Tt][Ii][Oo][Nn][ \t][0-9]{1,2}[ \t]*$" </text:p>
      <text:p text:style-name="P81">The output is relevant either for ExpertGUI, either for UserGUI. </text:p>
      <text:p text:style-name="P81"/>
      <text:p text:style-name="P65">Relevant output: </text:p>
      <text:p text:style-name="P81">"^get_pos_status[ ][0-9]{1,2}[ ]-{0,1}[0-9]{1,5}" </text:p>
      <text:h text:style-name="Heading_20_3" text:outline-level="3"><text:bookmark-start text:name="__RefHeading__6517_1260681344"/><text:bookmark-start text:name="__RefHeading__7052_938462441"/><text:s/><text:span text:style-name="T94">set_par</text:span><text:bookmark-end text:name="__RefHeading__6517_1260681344"/><text:bookmark-end text:name="__RefHeading__7052_938462441"/></text:h>
      <text:p text:style-name="P87"><text:span text:style-name="T12">Command name: </text:span><text:span text:style-name="T34">set_par</text:span></text:p>
      <text:p text:style-name="P81"><text:span text:style-name="T12">Command syntax: </text:span>set_par drvnum max_vel acceleration deceleration PhaseCurrent AnalogOutput0 </text:p>
      <text:p text:style-name="P81"><text:span text:style-name="T12">Command meaning: </text:span>set max_vel (Each unity of maxvel correspond to 0.25rpm), acceleration and deceleration (Each unity of acceleration and deceleration correspond to 1rpm/s), phasecurrent and AnalogOutput0 </text:p>
      <text:p text:style-name="P81">of the driver specified with drvnum. </text:p>
      <text:p text:style-name="P81"><text:span text:style-name="T12">Server regular expression: </text:span>"^[Ss][Ee][Tt]_[Pp][Aa][Rr]([ \t]+[0-9]{1,5})([ \t]+[0-9]{1,5})([ \t]+-{0,1}[0-9]{1,5})([ \t]+[0-9]{1,5})([ \t]+[0-9]{1,5})([ \t]+[0-9]{1,5})([ \t]+[0-9]{1,5})[ \t]*$" </text:p>
      <text:p text:style-name="P81">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oft-page-break/><text:s/><text:span text:style-name="T94">get_mov_par</text:span><text:bookmark-end text:name="__RefHeading__6519_1260681344"/><text:bookmark-end text:name="__RefHeading__7056_938462441"/></text:h>
      <text:p text:style-name="P88"><text:span text:style-name="T12">Command name: </text:span><text:s/><text:span text:style-name="T34">get_mov_par</text:span></text:p>
      <text:p text:style-name="P81"><text:span text:style-name="T12">Command syntax: </text:span>get_mov_par drvnum </text:p>
      <text:p text:style-name="P81"><text:span text:style-name="T12">Command meaning: </text:span>this command obtains the actual position and the AnalogInput0 values of the driver indicated by drvnum. </text:p>
      <text:p text:style-name="P81"><text:span text:style-name="T12">Server regular expression: </text:span>"^[Gg][Ee][Tt]_[Mm][Oo][Vv]_[Pp][Aa][Rr][ \t]+[0-9]{1,2}[ \t]*$" </text:p>
      <text:p text:style-name="P81">The outpu is relevant for <text:span text:style-name="T12">ExpertGUI</text:span>. For executing the command, the server launches <text:span text:style-name="T12">GetMovePar</text:span> function, so the relevant output is: </text:p>
      <text:p text:style-name="P81">"^get_mov_par[ ][0-9]{1,2}[ ]((CurrentPosition)|(AnalogInput0))[ ]-{0,1}[0-9]{1,20}$" </text:p>
      <text:h text:style-name="Heading_20_3" text:outline-level="3"><text:bookmark-start text:name="__RefHeading__6521_1260681344"/><text:bookmark-start text:name="__RefHeading__7054_938462441"/><text:s/><text:span text:style-name="T94">homing</text:span><text:bookmark-end text:name="__RefHeading__6521_1260681344"/><text:bookmark-end text:name="__RefHeading__7054_938462441"/></text:h>
      <text:p text:style-name="P88"><text:span text:style-name="T12">Command name: </text:span><text:s/><text:span text:style-name="T34">homing</text:span></text:p>
      <text:p text:style-name="P81"><text:span text:style-name="T12">Command syntax: </text:span>homing drvnum </text:p>
      <text:p text:style-name="P81"><text:span text:style-name="T12">Command meaning:</text:span> executes the homing procedure for the driver indicated by drvnum. </text:p>
      <text:p text:style-name="P81"><text:span text:style-name="T12">Server regular expression: </text:span>"^[Hh][Oo][Mm][Ii][Nn][Gg][ \t]+[0-9]{1,2}[ \t]*$" </text:p>
      <text:p text:style-name="P81">The output is relevant for ExpertGUI. At the end of the command the server executes GetMovePar function, so the relevant output is: </text:p>
      <text:p text:style-name="P81">"^get_mov_par[ ][0-9]{1,2}[ ]((CurrentPosition)|(AnalogInput0))[ ]-{0,1}[0-9]{1,20}$" </text:p>
      <text:h text:style-name="P150" text:outline-level="3"><text:bookmark-start text:name="__RefHeading__6523_1260681344"/><text:bookmark-start text:name="__RefHeading__7058_938462441"/><text:s/>encode<text:bookmark-end text:name="__RefHeading__6523_1260681344"/><text:bookmark-end text:name="__RefHeading__7058_938462441"/></text:h>
      <text:p text:style-name="P88"><text:span text:style-name="T12">Command name:</text:span> <text:s/><text:span text:style-name="T34">encode</text:span></text:p>
      <text:p text:style-name="P81"><text:span text:style-name="T12">Command syntax:</text:span> encode drvnum </text:p>
      <text:p text:style-name="P81"><text:span text:style-name="T12">Command meaning: </text:span>this command start the encoding procedure for the driver indicated by drvnum. </text:p>
      <text:p text:style-name="P81"><text:span text:style-name="T12">Server regular expression: </text:span>"^[Ee][Nn][Cc][Oo][Dd][Ee][ \t]+[0-9]{1,2}[ \t]*$" </text:p>
      <text:p text:style-name="P81">The output is relevant only for ExpertGUI. This command can be sent only from expert <text:soft-page-break/>mode. No relevant output is sent from server to client. </text:p>
      <text:h text:style-name="P150" text:outline-level="3"><text:bookmark-start text:name="__RefHeading__6525_1260681344"/><text:bookmark-start text:name="__RefHeading__7060_938462441"/><text:s/>move_to<text:bookmark-end text:name="__RefHeading__6525_1260681344"/><text:bookmark-end text:name="__RefHeading__7060_938462441"/></text:h>
      <text:p text:style-name="P88"><text:span text:style-name="T12">Command name: </text:span><text:span text:style-name="T34">move_to</text:span></text:p>
      <text:p text:style-name="P81"><text:span text:style-name="T12">Command syntax:</text:span> move_to drvnum targetposition </text:p>
      <text:p text:style-name="P81"><text:span text:style-name="T12">Command meaning: </text:span>this command set to targetposition the target position of the driver indicated by <text:span text:style-name="T12">drvnum</text:span>. </text:p>
      <text:p text:style-name="P81"><text:span text:style-name="T12">Server regular expression:</text:span> "^[Mm][Oo][Vv][Ee]_[Tt][Oo][ \t]+[0-9]{1,2}([ \t]+-{0,1}[0-9]{1,10})[ \t]*$" </text:p>
      <text:p text:style-name="P81">The output is relevant only for <text:span text:style-name="T12">ExpertGUI</text:span>. At the end of the command the server executes <text:span text:style-name="T12">GetMovePar</text:span> function, so the relevant output is: </text:p>
      <text:p text:style-name="P81">"^get_mov_par[ ][0-9]{1,2}[ ]((CurrentPosition)|(AnalogInput0))[ ]-{0,1}[0-9]{1,20}$" </text:p>
      <text:h text:style-name="P150"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88"><text:span text:style-name="T12">Command name: </text:span>get_all_parameter</text:p>
      <text:p text:style-name="P81"><text:span text:style-name="T12">Command syntax: </text:span>get_all_parameter </text:p>
      <text:p text:style-name="P81"><text:span text:style-name="T12">Command meaning: </text:span>this command is equivalent to execute get_move_par drvnum, get_par drvnum and check_position drvnum for the all drivers. </text:p>
      <text:p text:style-name="P81"><text:span text:style-name="T12">Server regular expression:</text:span> "^[Gg][Ee][Tt]_[Aa][Ll][Ll]_[Pp][Aa][Rr][Aa][Mm][Ee][Tt][Ee][Rr][ \t]*$ </text:p>
      <text:p text:style-name="P81">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1"/>
      <text:p text:style-name="P65">Relevant output for ExpertGUI: </text:p>
      <text:p text:style-name="P81">"^get_mov_par[ ][0-9]{1,2}[ ]((CurrentPosition)|(AnalogInput0))[ ]-{0,1}[0-9]{1,20}$" </text:p>
      <text:p text:style-name="P81">"^getpar[ ][0-9]{1,2}[ ]((MaxVel)|(VelHome)|(Acceleration)|(Deceleration)|(PhaseCurrent)|(AnalogOutput0))[ ]-{0,1}[0-9]{1,20}$" </text:p>
      <text:p text:style-name="P81">"^get_pos_status[ ][0-9]{1,2}[ ]-{0,1}[0-9]{1,5}" </text:p>
      <text:p text:style-name="P65"><text:soft-page-break/>Relevant output for UserGUI: </text:p>
      <text:p text:style-name="P81">"^get_pos_status[ ][0-9]{1,2}[ ]-{0,1}[0-9]{1,5}" </text:p>
      <text:h text:style-name="Heading_20_3" text:outline-level="3"><text:bookmark-start text:name="__RefHeading__6529_1260681344"/><text:bookmark-start text:name="__RefHeading__7064_938462441"/><text:s/><text:span text:style-name="T94">homing_mult</text:span><text:bookmark-end text:name="__RefHeading__6529_1260681344"/><text:bookmark-end text:name="__RefHeading__7064_938462441"/></text:h>
      <text:p text:style-name="P89"><text:span text:style-name="T12">Command name: </text:span>homing_mult</text:p>
      <text:p text:style-name="P81"><text:span text:style-name="T12">Command syntax: </text:span>homing_mult drvnum1 drvnum2 drvnum3 drvnum.... </text:p>
      <text:p text:style-name="P81"><text:span text:style-name="T12">Command meaning: </text:span>this command execute the homing procedure for the driver indicated by drvnum1, drvnum2, drvnum3, drvnum.... </text:p>
      <text:p text:style-name="P81"><text:span text:style-name="T12">Server regular expression: </text:span>"^[Hh][Oo][Mm][Ii][Nn][Gg]_[Mm][Uu][Ll][Tt]([ \t]+[0-9]{1,2}){1,14}[ \t]*$" </text:p>
      <text:p text:style-name="P81">The output is relevant for ExpertGUI. At the end of the command the server executes GetMovePar function, so the relevant output is: </text:p>
      <text:p text:style-name="P81">"^get_mov_par[ ][0-9]{1,2}[ ]((CurrentPosition)|(AnalogInput0))[ ]-{0,1}[0-9]{1,20}$" </text:p>
      <text:h text:style-name="P150" text:outline-level="3"><text:bookmark-start text:name="__RefHeading__6531_1260681344"/><text:bookmark-start text:name="__RefHeading__7066_938462441"/><text:s/>mov<text:span text:style-name="T116">e</text:span>to_mult<text:bookmark-end text:name="__RefHeading__6531_1260681344"/><text:bookmark-end text:name="__RefHeading__7066_938462441"/></text:h>
      <text:p text:style-name="P89"><text:span text:style-name="T12">Command name:</text:span> moveto_mult</text:p>
      <text:p text:style-name="P81"><text:span text:style-name="T12">Command syntax: </text:span>moveto_mult targetposition drvnum1 drvnum2 drvnum3 drvnum.... </text:p>
      <text:p text:style-name="P81"><text:span text:style-name="T12">Command meaning: </text:span>this command set the target position to targetposition of the drivers indicated by drvnum1, drvnum2, drvnum3, drvnum.... </text:p>
      <text:p text:style-name="P81"><text:span text:style-name="T12">Server regular expression: </text:span>"^[Mm][Oo][Vv][Ee][Tt][Oo]_[Mm][Uu][Ll][Tt]([ \t]+-{0,1}[0-9]{1,12})([ \t]+[0-9]{1,2}){1,14}[ \t]*$" </text:p>
      <text:p text:style-name="P81">The output is relevant only for ExpertGUI. At the end of the command the server executes GetMovePar function, so the relevant output is: </text:p>
      <text:p text:style-name="P81">"^get_mov_par[ ][0-9]{1,2}[ ]((CurrentPosition)|(AnalogInput0))[ ]-{0,1}[0-9]{1,20}$" </text:p>
      <text:h text:style-name="P150" text:outline-level="3"><text:bookmark-start text:name="__RefHeading__6533_1260681344"/><text:bookmark-start text:name="__RefHeading__7068_938462441"/><text:s/>setmult_par<text:bookmark-end text:name="__RefHeading__6533_1260681344"/><text:bookmark-end text:name="__RefHeading__7068_938462441"/></text:h>
      <text:p text:style-name="P89"><text:span text:style-name="T12">Command name:</text:span> setmult_par</text:p>
      <text:p text:style-name="P81"><text:span text:style-name="T12">Command syntax: </text:span>setmult_par max_vel acceleration deceleration PhaseCurrent <text:soft-page-break/>AnalogOutput0 drvnum1 drvnum2 drvnum3 drvnum.... </text:p>
      <text:p text:style-name="P81"><text:span text:style-name="T12">Command meaning:</text:span> set max_vel (Each unity of maxvel correspond to 0.25rpm), acceleration and deceleration (Each unity of acceleration and deceleration correspond to 1rpm/s), phasecurrent and AnalogOutput0 </text:p>
      <text:p text:style-name="P81">of the drivers specified with drvnum. </text:p>
      <text:p text:style-name="P81"><text:span text:style-name="T12">Server regular expression: </text:span>"^[Ss][Ee][Tt][Mm][Uu][Ll][Tt]_[Pp][Aa][Rr]([ \t]+[0-9]{1,5})([ \t]+-{0,1}[0-9]{1,5})([ \t]+[0-9]{1,5})([ \t]+[0-9]{1,5})([ \t]+[0-9]{1,5})([ \t]+[0-9]{1,5})([ \t]+[0-9]{1,5}){1,20}[ \t]*$" </text:p>
      <text:p text:style-name="P81">If no error occurred, this command called a GetPar (or SendFailedGetPar) function, so the relavant output is the same of the "^[Gg][Ee][Tt]_[Pp][Aa][Rr][ \t][0-9]{1,2}[ \t]*$" command. </text:p>
      <text:h text:style-name="P150" text:outline-level="3"><text:bookmark-start text:name="__RefHeading__6535_1260681344"/><text:s/>check_internal_status<text:bookmark-end text:name="__RefHeading__6535_1260681344"/></text:h>
      <text:p text:style-name="P89"><text:span text:style-name="T12">Command name: <text:s/></text:span><text:span text:style-name="T34">check_internal_status</text:span></text:p>
      <text:p text:style-name="P81"><text:span text:style-name="T12">Command syntax: </text:span>check_internal_status </text:p>
      <text:p text:style-name="P81"><text:span text:style-name="T12">Command meaning: </text:span>this command retrieves the content of the GeneralStatus struct. </text:p>
      <text:p text:style-name="P81">If GeneralStatus.assoc_file_status == 1 means the user has already executed the procedure to check </text:p>
      <text:p text:style-name="P81">the association between the serial numbers contained in the SerialDrvLog.txt file and the real situation. </text:p>
      <text:p text:style-name="P81">If GeneralStatus.par_file_status = 1 means the user has already executed the procedure to check </text:p>
      <text:p text:style-name="P81">the association between the parameters contained in the FileParLog.txt file and the real situation. </text:p>
      <text:p text:style-name="P81">If GeneralStatus.encoder_file_status = 1 means the user has already executed the procedure to check </text:p>
      <text:p text:style-name="P81">the association between the encoder values contained in the EncoderLog.txt file and the real situation. </text:p>
      <text:p text:style-name="P81"><text:span text:style-name="T12">Server regular expression: </text:span>"^[Cc][Hh][Ee][Cc][Kk]_[Ii][Nn][Tt][Ee][Rr][Nn][Aa][Ll]_[Ss][Tt][Aa][Tt][Uu][Ss][ \t]*$" </text:p>
      <text:p text:style-name="P81"><text:soft-page-break/>The output is relevant only for ExpertGUI. </text:p>
      <text:p text:style-name="P65">Relevant output: </text:p>
      <text:p text:style-name="P81">"^InternalStatusSerial: [01]$" </text:p>
      <text:p text:style-name="P81">"^InternalStatusParameter: [01]$" </text:p>
      <text:p text:style-name="P81">"^InternalStatusEncoder: [01]$" </text:p>
      <text:h text:style-name="Heading_20_3" text:outline-level="3"><text:bookmark-start text:name="__RefHeading__6537_1260681344"/><text:s/><text:span text:style-name="T94">load_encoder_from_file</text:span><text:bookmark-end text:name="__RefHeading__6537_1260681344"/></text:h>
      <text:p text:style-name="P89"><text:span text:style-name="T12">Command name: <text:s/></text:span><text:span text:style-name="T34">load_encoder_from_file</text:span></text:p>
      <text:p text:style-name="P81"><text:span text:style-name="T12">Command syntax: </text:span>load_encoder_from_file </text:p>
      <text:p text:style-name="P81"><text:span text:style-name="T12">Command meaning: </text:span>this command gets the encoding parameters for each drivers from the EncoderLog.txt file and use it to accomplished the check_position command. </text:p>
      <text:p text:style-name="P81"><text:span text:style-name="T12">Server regular expression: </text:span>"^[Ll][Oo][Aa][Dd]_[Ee][Nn][Cc][Oo][Dd][Ee][Rr]_[Ff][Rr][Oo][Mm]_[Ff][Ii][Ll][Ee][ \t]*$" </text:p>
      <text:p text:style-name="P81">The output is relevant only for ExpertGUI. </text:p>
      <text:p text:style-name="P65">Relevant output: </text:p>
      <text:p text:style-name="P81">"^Loading encoder values from file:" </text:p>
      <text:h text:style-name="Heading_20_3" text:outline-level="3"><text:bookmark-start text:name="__RefHeading__6539_1260681344"/><text:s/><text:span text:style-name="T94">read_actual_encoder_values</text:span><text:bookmark-end text:name="__RefHeading__6539_1260681344"/></text:h>
      <text:p text:style-name="P89"><text:span text:style-name="T12">Command name: <text:s/></text:span><text:span text:style-name="T34">read_actual_encoder_values</text:span></text:p>
      <text:p text:style-name="P81"><text:span text:style-name="T12">Command syntax: </text:span>read_actual_encoder_values </text:p>
      <text:p text:style-name="P81"><text:span text:style-name="T12">Command meaning: </text:span>this command prints the actual encoding parameters that will be used to accomplished the check_position command. </text:p>
      <text:p text:style-name="P81"><text:span text:style-name="T12">Server regular expression: </text:span>"^[Rr][Ee][Aa][Dd]_[Aa][Cc][Tt][Uu][Aa][Ll]_[Ee][Nn][Cc][Oo][Dd][Ee][Rr]_[Vv][Aa][Ll][Uu][Ee][Ss][ \t]*$" </text:p>
      <text:p text:style-name="P81">The output is relevant only for <text:span text:style-name="T12">ExpertGUI</text:span>. </text:p>
      <text:p text:style-name="P65">Relevant output <text:span text:style-name="T94">for ExpertGUI</text:span>: </text:p>
      <text:p text:style-name="P81">"^Loading encoder values from file:" </text:p>
      <text:p text:style-name="P81">N.B. The same relevant output of load_encoder_from_file. </text:p>
      <text:h text:style-name="Heading_20_3" text:outline-level="3"><text:bookmark-start text:name="__RefHeading__6541_1260681344"/><text:soft-page-break/><text:s/><text:span text:style-name="T94">device_list</text:span><text:bookmark-end text:name="__RefHeading__6541_1260681344"/></text:h>
      <text:p text:style-name="P89"><text:span text:style-name="T12">Command name: <text:s/></text:span><text:span text:style-name="T34">device_list</text:span></text:p>
      <text:p text:style-name="P81"><text:span text:style-name="T12">Command syntax:</text:span> device_list </text:p>
      <text:p text:style-name="P81"><text:span text:style-name="T12">Command meaning:</text:span> this command prints the device contained in /dev </text:p>
      <text:p text:style-name="P81"><text:span text:style-name="T12">Server regular expression:</text:span> "^[Dd][Ee][Vv][Ii][Cc][Ee]_[Ll][Ii][Ss][Tt][ \t]*$" </text:p>
      <text:p text:style-name="P81">The output is relevant only for ExpertGUI. </text:p>
      <text:p text:style-name="P65">Relevant output <text:span text:style-name="T94">for ExpertGUI</text:span>: </text:p>
      <text:p text:style-name="P81">"^Device list:" </text:p>
      <text:h text:style-name="Heading_20_3" text:outline-level="3"><text:bookmark-start text:name="__RefHeading__6543_1260681344"/><text:s/>Others significant <text:span text:style-name="T94">Server Program </text:span>output: <text:bookmark-end text:name="__RefHeading__6543_1260681344"/></text:h>
      <text:p text:style-name="P81">"^Check position warning!": relevant only for ExpertGUI. This output is sent when the server receives a check_position command but the user has not sent load_encoder_from_file yet. </text:p>
      <text:p text:style-name="P81">"^Welcome:": relevant only for ExpertGUI. The server sends "^Welcome:" when it accepts a connection with a client.</text:p>
      <text:h text:style-name="P146" text:outline-level="1"><text:bookmark-start text:name="__RefHeading__6394_788646218"/><text:s/>LDAP<text:bookmark-end text:name="__RefHeading__6394_788646218"/></text:h>
      <text:p text:style-name="P90">The point is to defined the requirements to implement an <text:span text:style-name="T12">LDAP</text:span> server to be used with the <text:span text:style-name="T12">UserGUI</text:span>.</text:p>
      <text:p text:style-name="P90">Why <text:span text:style-name="T12">LDAP</text:span>? Because is a simple and cheap way to manage user. There a lot of wonderful examples of it. Here, i'll report the procedure to queries the database.</text:p>
      <text:p text:style-name="P90"/>
      <text:p text:style-name="P90">The <text:span text:style-name="T12">UserGUI</text:span> may have a system to identified the users. And the administrator have to manage it in a simple and safe way.</text:p>
      <text:p text:style-name="P90"/>
      <text:p text:style-name="P90">It is not important the <text:span text:style-name="T12">LDAP</text:span> implementation or the <text:span text:style-name="T12">LDAP</text:span> tree structure. You can change the values defined below and the procedure will work the same.</text:p>
      <text:p text:style-name="P90"/>
      <text:p text:style-name="P90"><text:soft-page-break/>The procedure search a <text:span text:style-name="T12">posixAccount</text:span> with the uid indicated by user and retrieve the password. No encryption protocol are required so the procedure expects a clear password.</text:p>
      <text:p text:style-name="P90">Then, it compare the password received with the password used by pass and return the match or the mismatch.</text:p>
      <text:p text:style-name="P90"/>
      <text:p text:style-name="P90">Is very important to underline that this way to manage the users is totally unsafe <text:span text:style-name="T94">respect</text:span> the <text:span text:style-name="T94">expert users</text:span>. <text:span text:style-name="T94">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0"/>
      <text:p text:style-name="P90">I used the <text:span text:style-name="T12">phpldapadmin</text:span> to graphically manage LDAP. You can find useful guides in <text:span text:style-name="T12">www.digitalocean.com</text:span>: you can googling writing <text:span text:style-name="T12">"digitalocean LDAP"</text:span> or with every keywords you want. </text:p>
      <text:p text:style-name="P90"/>
      <text:p text:style-name="P90">This is the main procedure:</text:p>
      <text:p text:style-name="P90"/>
      <text:p text:style-name="P138">#define LDAP_DEPRECATED 1</text:p>
      <text:p text:style-name="P138"/>
      <text:p text:style-name="P138">#include &lt;ldap.h&gt;</text:p>
      <text:p text:style-name="P138"/>
      <text:p text:style-name="P138">#define LDAP_HOST "127.0.0.1"</text:p>
      <text:p text:style-name="P138">#define LDAP_PORT 389</text:p>
      <text:p text:style-name="P138">#define LDAP_DN "cn=admin, dc=elinp, dc=com"</text:p>
      <text:p text:style-name="P138">#define LDAP_PW "fantinodivaren"</text:p>
      <text:p text:style-name="P138">#define LDAP_BASE_DN "ou=wp09,dc=elinp,dc=com"</text:p>
      <text:p text:style-name="P138"/>
      <text:p text:style-name="P138">//return status.</text:p>
      <text:p text:style-name="P138">//status = -1 : unable to query the LDAP server.</text:p>
      <text:p text:style-name="P138"><text:soft-page-break/>//status = 0: password mismath/the user does not exist.</text:p>
      <text:p text:style-name="P138">//status = 1: okay.</text:p>
      <text:p text:style-name="P138">//Input argument: the username (char* user) and the password (char* pass)</text:p>
      <text:p text:style-name="P138">//to check.</text:p>
      <text:p text:style-name="P138">int EnablePasswordExpertMode::ldap_authentication(char* user, char* pass)</text:p>
      <text:p text:style-name="P138">{</text:p>
      <text:p text:style-name="P138"><text:s text:c="4"/>int status = -1;</text:p>
      <text:p text:style-name="P138"/>
      <text:p text:style-name="P138"><text:s text:c="4"/>LDAP *ldap;</text:p>
      <text:p text:style-name="P138"><text:s text:c="4"/>LDAPMessage *answer, *entry;</text:p>
      <text:p text:style-name="P138"><text:s text:c="4"/>BerElement *ber;</text:p>
      <text:p text:style-name="P138"/>
      <text:p text:style-name="P138"><text:s text:c="4"/>int <text:s/>result;</text:p>
      <text:p text:style-name="P138"><text:s text:c="4"/>int <text:s/>auth_method <text:s text:c="3"/>= LDAP_AUTH_SIMPLE;</text:p>
      <text:p text:style-name="P138"><text:s text:c="4"/>int <text:s/>ldap_version <text:s text:c="2"/>= LDAP_VERSION3;</text:p>
      <text:p text:style-name="P138"><text:s text:c="4"/>char *ldap_host <text:s text:c="4"/>= LDAP_HOST;</text:p>
      <text:p text:style-name="P138"><text:s text:c="4"/>int <text:s text:c="2"/>ldap_port <text:s text:c="4"/>= LDAP_PORT;</text:p>
      <text:p text:style-name="P138"><text:s text:c="4"/>char *ldap_dn <text:s text:c="6"/>= LDAP_DN;</text:p>
      <text:p text:style-name="P138"><text:s text:c="4"/>char *ldap_pw <text:s text:c="6"/>= LDAP_PW;</text:p>
      <text:p text:style-name="P138"><text:s text:c="4"/>char *base_dn <text:s text:c="6"/>= LDAP_BASE_DN;</text:p>
      <text:p text:style-name="P138"/>
      <text:p text:style-name="P138"><text:s text:c="4"/>// The search scope must be either LDAP_SCOPE_SUBTREE or LDAP_SCOPE_ONELEVEL</text:p>
      <text:p text:style-name="P138"><text:s text:c="4"/>int <text:s/>scope <text:s text:c="9"/>= LDAP_SCOPE_SUBTREE;</text:p>
      <text:p text:style-name="P138"><text:s text:c="4"/>// The search filter, "(objectClass=*)" returns everything. Windows can return</text:p>
      <text:p text:style-name="P138"><text:s text:c="4"/>// 1000 objects in one search. Otherwise, "Size limit exceeded" is returned.</text:p>
      <text:p text:style-name="P138"><text:s text:c="4"/>//~ char *filter <text:s text:c="7"/>= "(&amp;(objectClass=user)(sAMAccountName=frank4dd))";</text:p>
      <text:p text:style-name="P138"><text:s text:c="4"/>QString user_tmp(user);</text:p>
      <text:p text:style-name="P138"/>
      <text:p text:style-name="P138"><text:s text:c="4"/>QString filter_tmp = "(&amp;(objectClass=posixAccount)(uid=" + user_tmp + "))";</text:p>
      <text:p text:style-name="P138"/>
      <text:p text:style-name="P138"><text:soft-page-break/><text:s text:c="4"/>QByteArray tmp = filter_tmp.toLatin1();</text:p>
      <text:p text:style-name="P138"><text:s text:c="4"/>char *filter <text:s text:c="6"/>= tmp.data();</text:p>
      <text:p text:style-name="P138"/>
      <text:p text:style-name="P138"><text:s text:c="4"/>// The attribute list to be returned, use {NULL} for getting all attributes</text:p>
      <text:p text:style-name="P138"><text:s text:c="4"/>//char *attrs[] <text:s text:c="6"/>= {"memberOf", NULL};</text:p>
      <text:p text:style-name="P138"><text:s text:c="4"/>char *attrs[] <text:s text:c="6"/>= {"userPassword"};</text:p>
      <text:p text:style-name="P138"><text:s text:c="4"/>// Specify if only attribute types (1) or both type and value (0) are returned</text:p>
      <text:p text:style-name="P138"><text:s text:c="4"/>int <text:s/>attrsonly <text:s text:c="5"/>= 0;</text:p>
      <text:p text:style-name="P138"><text:s text:c="4"/>// entries_found holds the number of objects found for the LDAP search</text:p>
      <text:p text:style-name="P138"><text:s text:c="4"/>int <text:s/>entries_found <text:s/>= 0;</text:p>
      <text:p text:style-name="P138"><text:s text:c="4"/>// dn holds the DN name string of the object(s) returned by the search</text:p>
      <text:p text:style-name="P138"><text:s text:c="4"/>char *dn <text:s text:c="11"/>= "";</text:p>
      <text:p text:style-name="P138"><text:s text:c="4"/>// attribute holds the name of the object(s) attributes returned</text:p>
      <text:p text:style-name="P138"><text:s text:c="4"/>char *attribute <text:s text:c="4"/>= "";</text:p>
      <text:p text:style-name="P138"><text:s text:c="4"/>// values is <text:s/>array to hold the attribute values of the object(s) attributes</text:p>
      <text:p text:style-name="P138"><text:s text:c="4"/>char **values;</text:p>
      <text:p text:style-name="P138"><text:s text:c="4"/>// i is the for loop variable to cycle through the values[i]</text:p>
      <text:p text:style-name="P138"><text:s text:c="4"/>int <text:s/>i <text:s text:c="13"/>= 0;</text:p>
      <text:p text:style-name="P138"/>
      <text:p text:style-name="P138"><text:s text:c="4"/>/* First, we print out an informational message. */</text:p>
      <text:p text:style-name="P138"><text:s text:c="4"/>//printf( "Connecting to host %s at port %d...\n\n", ldap_host, ldap_port );</text:p>
      <text:p text:style-name="P138"/>
      <text:p text:style-name="P138"><text:s text:c="4"/>/* STEP 1: Get a LDAP connection handle and set any session preferences. */</text:p>
      <text:p text:style-name="P138"><text:s text:c="4"/>/* For ldaps we must call ldap_sslinit(char *host, int port, int secure) */</text:p>
      <text:p text:style-name="P138"><text:s text:c="4"/>if ( (ldap = ldap_init(ldap_host, ldap_port)) == NULL ) {</text:p>
      <text:p text:style-name="P138"><text:s text:c="6"/>//perror( "ldap_init failed" );</text:p>
      <text:p text:style-name="P138"><text:s text:c="6"/>return status;</text:p>
      <text:p text:style-name="P138"><text:s text:c="4"/>} else {</text:p>
      <text:p text:style-name="P138"><text:s text:c="6"/>//printf("Generated LDAP handle.\n");</text:p>
      <text:p text:style-name="P138"><text:s text:c="4"/>}</text:p>
      <text:p text:style-name="P138"/>
      <text:p text:style-name="P138"><text:soft-page-break/><text:s text:c="4"/>/* The LDAP_OPT_PROTOCOL_VERSION session preference specifies the client */</text:p>
      <text:p text:style-name="P138"><text:s text:c="4"/>/* is an LDAPv3 client. */</text:p>
      <text:p text:style-name="P138"><text:s text:c="4"/>result = ldap_set_option(ldap, LDAP_OPT_PROTOCOL_VERSION, &amp;ldap_version);</text:p>
      <text:p text:style-name="P138"/>
      <text:p text:style-name="P138"><text:s text:c="4"/>if ( result != LDAP_OPT_SUCCESS ) {</text:p>
      <text:p text:style-name="P138"><text:s text:c="8"/>ldap_perror(ldap, "ldap_set_option failed!");</text:p>
      <text:p text:style-name="P138"><text:s text:c="8"/>return status;</text:p>
      <text:p text:style-name="P138"><text:s text:c="4"/>} else {</text:p>
      <text:p text:style-name="P138"><text:s text:c="6"/>//printf("Set LDAPv3 client version.\n");</text:p>
      <text:p text:style-name="P138"><text:s text:c="4"/>}</text:p>
      <text:p text:style-name="P138"/>
      <text:p text:style-name="P138"><text:s text:c="4"/>/* STEP 2: Bind to the server. */</text:p>
      <text:p text:style-name="P138"><text:s text:c="4"/>// If no DN or credentials are specified, we bind anonymously to the server */</text:p>
      <text:p text:style-name="P138"><text:s text:c="4"/>// result = ldap_simple_bind_s( ldap, NULL, NULL );</text:p>
      <text:p text:style-name="P138"><text:s text:c="4"/>result = ldap_simple_bind_s(ldap, ldap_dn, ldap_pw );</text:p>
      <text:p text:style-name="P138"/>
      <text:p text:style-name="P138"><text:s text:c="4"/>if ( result != LDAP_SUCCESS ) {</text:p>
      <text:p text:style-name="P138"><text:s text:c="6"/>//fprintf(stderr, "ldap_simple_bind_s: %s\n", ldap_err2string(result));</text:p>
      <text:p text:style-name="P138"><text:s text:c="6"/>return status;</text:p>
      <text:p text:style-name="P138"><text:s text:c="4"/>} else {</text:p>
      <text:p text:style-name="P138"><text:s text:c="6"/>//printf("LDAP connection successful.\n");</text:p>
      <text:p text:style-name="P138"><text:s text:c="4"/>}</text:p>
      <text:p text:style-name="P138"/>
      <text:p text:style-name="P138"><text:s text:c="4"/>/* STEP 3: Do the LDAP search. */</text:p>
      <text:p text:style-name="P138"><text:s text:c="4"/>result = ldap_search_s(ldap, base_dn, scope, filter,</text:p>
      <text:p text:style-name="P138"><text:s text:c="27"/>attrs, attrsonly, &amp;answer);</text:p>
      <text:p text:style-name="P138"/>
      <text:p text:style-name="P138"><text:s text:c="4"/>if ( result != LDAP_SUCCESS ) {</text:p>
      <text:p text:style-name="P138"><text:s text:c="6"/>//fprintf(stderr, "ldap_search_s: %s\n", ldap_err2string(result));</text:p>
      <text:p text:style-name="P138"><text:s text:c="6"/>return status;</text:p>
      <text:p text:style-name="P138"><text:soft-page-break/><text:s text:c="4"/>} else {</text:p>
      <text:p text:style-name="P138"><text:s text:c="6"/>//printf("LDAP search successful.\n");</text:p>
      <text:p text:style-name="P138"><text:s text:c="4"/>}</text:p>
      <text:p text:style-name="P138"/>
      <text:p text:style-name="P138"><text:s text:c="4"/>/* Return the number of objects found during the search */</text:p>
      <text:p text:style-name="P138"><text:s text:c="4"/>entries_found = ldap_count_entries(ldap, answer);</text:p>
      <text:p text:style-name="P138"><text:s text:c="4"/>if ( entries_found == 0 ) {</text:p>
      <text:p text:style-name="P138"><text:s text:c="6"/>//fprintf(stderr, "LDAP search did not return any data.\n");</text:p>
      <text:p text:style-name="P138"/>
      <text:p text:style-name="P138"><text:s text:c="6"/>////////////////////</text:p>
      <text:p text:style-name="P138"><text:s text:c="6"/>//Very important to return 0 (incorrect username and/or password) in case of invalid username</text:p>
      <text:p text:style-name="P138"><text:s text:c="6"/>status = 0;</text:p>
      <text:p text:style-name="P138"><text:s text:c="6"/>////////////////////</text:p>
      <text:p text:style-name="P138"/>
      <text:p text:style-name="P138"><text:s text:c="6"/>return status;</text:p>
      <text:p text:style-name="P138"><text:s text:c="4"/>} else {</text:p>
      <text:p text:style-name="P138"><text:s text:c="6"/>//printf("LDAP search returned %d objects.\n", entries_found);</text:p>
      <text:p text:style-name="P138"><text:s text:c="4"/>}</text:p>
      <text:p text:style-name="P138"/>
      <text:p text:style-name="P138"><text:s text:c="4"/>/* cycle through all objects returned with our search */</text:p>
      <text:p text:style-name="P138"><text:s text:c="4"/>for ( entry = ldap_first_entry(ldap, answer);</text:p>
      <text:p text:style-name="P138"><text:s text:c="10"/>entry != NULL;</text:p>
      <text:p text:style-name="P138"><text:s text:c="10"/>entry = ldap_next_entry(ldap, entry)) {</text:p>
      <text:p text:style-name="P138"/>
      <text:p text:style-name="P138"><text:s text:c="6"/>/* Print the DN string of the object */</text:p>
      <text:p text:style-name="P138"><text:s text:c="6"/>dn = ldap_get_dn(ldap, entry);</text:p>
      <text:p text:style-name="P138"><text:s text:c="6"/>//printf("Found Object: %s\n", dn);</text:p>
      <text:p text:style-name="P138"/>
      <text:p text:style-name="P138"><text:s text:c="6"/>// cycle through all returned attributes</text:p>
      <text:p text:style-name="P138"><text:s text:c="6"/>for ( attribute = ldap_first_attribute(ldap, entry, &amp;ber);</text:p>
      <text:p text:style-name="P138"><text:soft-page-break/><text:s text:c="12"/>attribute != NULL;</text:p>
      <text:p text:style-name="P138"><text:s text:c="12"/>attribute = ldap_next_attribute(ldap, entry, ber)) {</text:p>
      <text:p text:style-name="P138"/>
      <text:p text:style-name="P138"><text:s text:c="8"/>/* Print the attribute name */</text:p>
      <text:p text:style-name="P138"><text:s text:c="8"/>//printf("Found Attribute: %s\n", attribute);</text:p>
      <text:p text:style-name="P138"><text:s text:c="8"/>if ((values = ldap_get_values(ldap, entry, attribute)) != NULL) {</text:p>
      <text:p text:style-name="P138"/>
      <text:p text:style-name="P138"><text:s text:c="10"/>/* cycle through all values returned for this attribute */</text:p>
      <text:p text:style-name="P138"><text:s text:c="10"/>for (i = 0; values[i] != NULL; i++) {</text:p>
      <text:p text:style-name="P138"/>
      <text:p text:style-name="P138"><text:s text:c="12"/>QString passtocheck_tmp(pass);</text:p>
      <text:p text:style-name="P138"><text:s text:c="12"/>QString passtocheckLDAP_tmp(values[i]);</text:p>
      <text:p text:style-name="P138"/>
      <text:p text:style-name="P138"><text:s text:c="12"/>if (passtocheck_tmp == passtocheckLDAP_tmp)</text:p>
      <text:p text:style-name="P138"><text:s text:c="12"/>{</text:p>
      <text:p text:style-name="P138"><text:s text:c="16"/>status = 1;</text:p>
      <text:p text:style-name="P138"><text:s text:c="16"/>return status;</text:p>
      <text:p text:style-name="P138"><text:s text:c="12"/>}</text:p>
      <text:p text:style-name="P138"><text:s text:c="12"/>else</text:p>
      <text:p text:style-name="P138"><text:s text:c="12"/>{</text:p>
      <text:p text:style-name="P138"><text:s text:c="16"/>status = 0;</text:p>
      <text:p text:style-name="P138"><text:s text:c="16"/>return status;</text:p>
      <text:p text:style-name="P138"><text:s text:c="12"/>}</text:p>
      <text:p text:style-name="P138"><text:s text:c="12"/>/* print each value of a attribute here */</text:p>
      <text:p text:style-name="P138"><text:s text:c="12"/>//printf("%s: %s\n", attribute, values[i] );</text:p>
      <text:p text:style-name="P138"><text:s text:c="10"/>}</text:p>
      <text:p text:style-name="P138"><text:s text:c="10"/>ldap_value_free(values);</text:p>
      <text:p text:style-name="P138"><text:s text:c="8"/>}</text:p>
      <text:p text:style-name="P138"><text:s text:c="6"/>}</text:p>
      <text:p text:style-name="P138"><text:s text:c="6"/>ldap_memfree(dn);</text:p>
      <text:p text:style-name="P138"><text:s text:c="4"/>}</text:p>
      <text:p text:style-name="P138"><text:soft-page-break/></text:p>
      <text:p text:style-name="P138"><text:s text:c="4"/>ldap_msgfree(answer);</text:p>
      <text:p text:style-name="P138"><text:s text:c="4"/>ldap_unbind(ldap);</text:p>
      <text:p text:style-name="P138"/>
      <text:p text:style-name="P138"><text:s text:c="4"/>return status;</text:p>
      <text:p text:style-name="P138"/>
      <text:p text:style-name="P138">}</text:p>
      <text:h text:style-name="P146" text:outline-level="1"><text:bookmark-start text:name="__RefHeading__6396_788646218"/><text:s/>Server Global Variables<text:bookmark-end text:name="__RefHeading__6396_788646218"/></text:h>
      <text:p text:style-name="P91"><text:span text:style-name="T94">Now, </text:span>it will <text:span text:style-name="T94">be </text:span>listed the <text:span text:style-name="T12">Server Global Variables</text:span>. All these variables are defined in <text:span text:style-name="T12">CommandExecutor.c</text:span> and <text:span text:style-name="T95">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1"><text:span text:style-name="T12">Declaration:</text:span> extern bool loading_encoder_from_file_okay; (CommandExecutor.h)</text:p>
      <text:p text:style-name="P91"/>
      <text:p text:style-name="P91"><text:span text:style-name="T12">Definition:</text:span> bool loading_encoder_from_file_okay; (CommandExecutor.c)</text:p>
      <text:p text:style-name="P91"/>
      <text:p text:style-name="P91"><text:span text:style-name="T12">Inizialization:</text:span> loading_encoder_from_file_okay = 0; (Main.c at the beginning of the main function).</text:p>
      <text:p text:style-name="P91"/>
      <text:p text:style-name="P91"><text:span text:style-name="T12">Meaning: </text:span>Records if the user has already loaded the encoding parameters from file EncoderLog.txt: when it is equal to 0 the user have not loaded the encoder parameters yet. When it is equal to 1 the user </text:p>
      <text:p text:style-name="P91">have done it.</text:p>
      <text:p text:style-name="P91"/>
      <text:p text:style-name="P67">Uses:</text:p>
      <text:p text:style-name="P91">Main.c, main function</text:p>
      <text:p text:style-name="P91"><text:tab/>[...]</text:p>
      <text:p text:style-name="P91"><text:soft-page-break/><text:tab/>if (loading_encoder_from_file_okay == 1 &amp;&amp; STATE_CONNECT == 1)</text:p>
      <text:p text:style-name="P91"><text:tab/>[...]</text:p>
      <text:p text:style-name="P91"/>
      <text:p text:style-name="P91">CommandExecutor.c, CheckPositionEncoderSingleWarning function</text:p>
      <text:p text:style-name="P91"><text:tab/>[...]</text:p>
      <text:p text:style-name="P91"><text:tab/>if (loading_encoder_from_file_okay == 0)</text:p>
      <text:p text:style-name="P91"><text:tab/><text:tab/>output_module-&gt;Output("Check position warning! You have to press the button Load Encoder From File in General tab or you have to digit load_encoder_from_file command in order to accomplished the check position procedure in a consistent way!\n");</text:p>
      <text:p text:style-name="P91"><text:tab/>[...]</text:p>
      <text:p text:style-name="P91"/>
      <text:p text:style-name="P91">CommandExecutor.c, LoadEncoderFromFile function</text:p>
      <text:p text:style-name="P91"/>
      <text:p text:style-name="P91"><text:tab/>[...]</text:p>
      <text:p text:style-name="P91"><text:tab/><text:tab/>loading_encoder_from_file_okay = 1;</text:p>
      <text:p text:style-name="P91"><text:tab/>[...]</text:p>
      <text:p text:style-name="P91"/>
      <text:p text:style-name="P91"><text:tab/>[...]</text:p>
      <text:p text:style-name="P91"><text:tab/><text:tab/>loading_encoder_from_file_okay = 0;</text:p>
      <text:p text:style-name="P91"><text:tab/>[...]</text:p>
      <text:h text:style-name="Heading_20_2" text:outline-level="2"><text:bookmark-start text:name="__RefHeading__6547_1260681344"/><text:span text:style-name="T95"><text:s/></text:span>file_check_status GeneralStatus<text:bookmark-end text:name="__RefHeading__6547_1260681344"/></text:h>
      <text:p text:style-name="P91"><text:span text:style-name="T12">Declaration:</text:span> typedef struct{</text:p>
      <text:p text:style-name="P91">bool assoc_file_status;</text:p>
      <text:p text:style-name="P91">bool par_file_status;</text:p>
      <text:p text:style-name="P91">bool encoder_file_status;</text:p>
      <text:p text:style-name="P91">} file_check_status; (CommandExecutor.h)</text:p>
      <text:p text:style-name="P91"/>
      <text:p text:style-name="P91">extern file_check_status GeneralStatus; (CommandExecutor.h)</text:p>
      <text:p text:style-name="P91"><text:soft-page-break/></text:p>
      <text:p text:style-name="P91">Definition: file_check_status GeneralStatus; (CommandExecutor.c)</text:p>
      <text:p text:style-name="P91"/>
      <text:p text:style-name="P67">Inizialitation:</text:p>
      <text:p text:style-name="P91"><text:tab/>GeneralStatus.assoc_file_status = 0;</text:p>
      <text:p text:style-name="P91"><text:tab/>GeneralStatus.par_file_status = 0;</text:p>
      <text:p text:style-name="P91"><text:tab/>GeneralStatus.encoder_file_status = 0;</text:p>
      <text:p text:style-name="P91"/>
      <text:p text:style-name="P67">Meaning: </text:p>
      <text:p text:style-name="P91"><text:tab/>Set to 0 the struct GeneralStatus.</text:p>
      <text:p text:style-name="P91"><text:tab/>If GeneralStatus.assoc_file_status == 1 means the user has already executed the procedure to check</text:p>
      <text:p text:style-name="P91"><text:tab/>the association between the serial numbers contained in the SerialDrvLog.txt file and the real situation.</text:p>
      <text:p text:style-name="P91"><text:tab/>If GeneralStatus.par_file_status = 1 means the user has already executed the procedure to check</text:p>
      <text:p text:style-name="P91"><text:tab/>the association between the parameters contained in the FileParLog.txt file and the real situation.</text:p>
      <text:p text:style-name="P91"><text:tab/>If GeneralStatus.encoder_file_status = 1 means the user has already executed the procedure to check</text:p>
      <text:p text:style-name="P91"><text:tab/>the association between the encoder values contained in the EncoderLog.txt file and the real situation.</text:p>
      <text:p text:style-name="P91"/>
      <text:p text:style-name="P67">Uses:</text:p>
      <text:p text:style-name="P91">CommandExecutor.c, CheckDrvAssoc function.</text:p>
      <text:p text:style-name="P91">CommandExecutor.c, CheckParAssoc function.</text:p>
      <text:p text:style-name="P91">CommandExecutor.c, CheckEncodeAssoc function.</text:p>
      <text:p text:style-name="P91">Main.c, main function, check_internal_status command.</text:p>
      <text:h text:style-name="Heading_20_2" text:outline-level="2"><text:bookmark-start text:name="__RefHeading__6549_1260681344"/><text:soft-page-break/><text:span text:style-name="T95"><text:s/></text:span>EncoderStruct EncoderArrayValue[MAXIMUM_DRIVER];<text:bookmark-end text:name="__RefHeading__6549_1260681344"/></text:h>
      <text:p text:style-name="P91"><text:span text:style-name="T12">Declaration: </text:span>typedef struct {</text:p>
      <text:p text:style-name="P91">int drv_num;</text:p>
      <text:p text:style-name="P91">double slope;</text:p>
      <text:p text:style-name="P91">double intercept;</text:p>
      <text:p text:style-name="P91">double coefficient;</text:p>
      <text:p text:style-name="P91">} EncoderStruct; (Utils.h)</text:p>
      <text:p text:style-name="P91"/>
      <text:p text:style-name="P91">extern EncoderStruct EncoderArrayValue[MAXIMUM_DRIVER]; (CommandExecutor.h)</text:p>
      <text:p text:style-name="P91"/>
      <text:p text:style-name="P91"><text:span text:style-name="T12">Definition: </text:span>EncoderStruct EncoderArrayValue[MAXIMUM_DRIVER]; (CommandExecutor.c)</text:p>
      <text:p text:style-name="P91"/>
      <text:p text:style-name="P67">Inizialization:</text:p>
      <text:p text:style-name="P91"><text:tab/>for (int enc = 0; enc &lt; MAXIMUM_DRIVER; enc++)</text:p>
      <text:p text:style-name="P91"><text:tab/>{</text:p>
      <text:p text:style-name="P91"><text:tab/><text:tab/>EncoderArrayValue[enc].drv_num = -1;</text:p>
      <text:p text:style-name="P91"><text:tab/><text:tab/>EncoderArrayValue[enc].slope = -1;</text:p>
      <text:p text:style-name="P91"><text:tab/><text:tab/>EncoderArrayValue[enc].intercept = -1;</text:p>
      <text:p text:style-name="P91"><text:tab/><text:tab/>EncoderArrayValue[enc].coefficient = -1;</text:p>
      <text:p text:style-name="P91"><text:tab/>} (At the beginning of the main function of Main.c)</text:p>
      <text:p text:style-name="P91"/>
      <text:p text:style-name="P91"><text:span text:style-name="T12">Meaning: </text:span>this array records the values used to accomplished the check_position procedure for each driver. </text:p>
      <text:p text:style-name="P91"/>
      <text:p text:style-name="P67">Uses:</text:p>
      <text:p text:style-name="P91">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oft-page-break/><text:s/><text:span text:style-name="T102">Parameters arrays</text:span><text:bookmark-end text:name="__RefHeading__6551_1260681344"/></text:h>
      <text:p text:style-name="P67">ParameterStruct ParameterArray[MAXIMUM_DRIVER];</text:p>
      <text:p text:style-name="P67">ParameterStruct ParameterArrayParagorn[MAXIMUM_DRIVER];</text:p>
      <text:p text:style-name="P67">ParameterStruct ParameterArrayTmp[MAXIMUM_DRIVER];</text:p>
      <text:p text:style-name="P91"/>
      <text:p text:style-name="P91"><text:span text:style-name="T12">Declaration:</text:span> typedef struct {</text:p>
      <text:p text:style-name="P91">int drv_num;</text:p>
      <text:p text:style-name="P91">int max_vel;</text:p>
      <text:p text:style-name="P91">int16_t vel_home;</text:p>
      <text:p text:style-name="P91">int acceleration;</text:p>
      <text:p text:style-name="P91">int deceleration;</text:p>
      <text:p text:style-name="P91">int phase_current;</text:p>
      <text:p text:style-name="P91">int analog_output0;</text:p>
      <text:p text:style-name="P91">} ParameterStruct; (Utils.h)</text:p>
      <text:p text:style-name="P91"/>
      <text:p text:style-name="P91">extern ParameterStruct ParameterArray[MAXIMUM_DRIVER];</text:p>
      <text:p text:style-name="P91">extern ParameterStruct ParameterArrayParagorn[MAXIMUM_DRIVER];</text:p>
      <text:p text:style-name="P91">extern ParameterStruct ParameterArrayTmp[MAXIMUM_DRIVER]; (CommandExecutor.h).</text:p>
      <text:p text:style-name="P91"/>
      <text:p text:style-name="P67">Definition:</text:p>
      <text:p text:style-name="P91">ParameterStruct ParameterArray[MAXIMUM_DRIVER];</text:p>
      <text:p text:style-name="P91">ParameterStruct ParameterArrayParagorn[MAXIMUM_DRIVER];</text:p>
      <text:p text:style-name="P91">ParameterStruct ParameterArrayTmp[MAXIMUM_DRIVER]; (CommandExecutor.c)</text:p>
      <text:p text:style-name="P91"/>
      <text:p text:style-name="P67">Initialization:</text:p>
      <text:p text:style-name="P91"><text:tab/>for (int par = 0; par &lt; MAXIMUM_DRIVER; par ++)</text:p>
      <text:p text:style-name="P91"><text:tab/>{</text:p>
      <text:p text:style-name="P91"><text:tab/><text:tab/>ParameterArray[par].drv_num = -1;</text:p>
      <text:p text:style-name="P91"><text:tab/><text:tab/>ParameterArray[par].max_vel = -1;</text:p>
      <text:p text:style-name="P91"><text:soft-page-break/><text:tab/><text:tab/>ParameterArray[par].vel_home = -1;</text:p>
      <text:p text:style-name="P91"><text:tab/><text:tab/>ParameterArray[par].acceleration = -1;</text:p>
      <text:p text:style-name="P91"><text:tab/><text:tab/>ParameterArray[par].deceleration = -1;</text:p>
      <text:p text:style-name="P91"><text:tab/><text:tab/>ParameterArray[par].phase_current = -1;</text:p>
      <text:p text:style-name="P91"><text:tab/><text:tab/>ParameterArray[par].analog_output0 = -1;<text:tab/><text:tab/><text:tab/><text:tab/></text:p>
      <text:p text:style-name="P91"><text:tab/><text:tab/></text:p>
      <text:p text:style-name="P91"><text:tab/><text:tab/>ParameterArrayParagorn[par].drv_num = -1;</text:p>
      <text:p text:style-name="P91"><text:tab/><text:tab/>ParameterArrayParagorn[par].max_vel = -1;</text:p>
      <text:p text:style-name="P91"><text:tab/><text:tab/>ParameterArrayParagorn[par].vel_home = -1;</text:p>
      <text:p text:style-name="P91"><text:tab/><text:tab/>ParameterArrayParagorn[par].acceleration = -1;</text:p>
      <text:p text:style-name="P91"><text:tab/><text:tab/>ParameterArrayParagorn[par].deceleration = -1;</text:p>
      <text:p text:style-name="P91"><text:tab/><text:tab/>ParameterArrayParagorn[par].phase_current = -1;</text:p>
      <text:p text:style-name="P91"><text:tab/><text:tab/>ParameterArrayParagorn[par].analog_output0 = -1;</text:p>
      <text:p text:style-name="P91"><text:tab/><text:tab/></text:p>
      <text:p text:style-name="P91"><text:tab/><text:tab/>ParameterArrayTmp[par].drv_num = -1;</text:p>
      <text:p text:style-name="P91"><text:tab/><text:tab/>ParameterArrayTmp[par].max_vel = -1;</text:p>
      <text:p text:style-name="P91"><text:tab/><text:tab/>ParameterArrayTmp[par].vel_home = -1;</text:p>
      <text:p text:style-name="P91"><text:tab/><text:tab/>ParameterArrayTmp[par].acceleration = -1;</text:p>
      <text:p text:style-name="P91"><text:tab/><text:tab/>ParameterArrayTmp[par].deceleration = -1;</text:p>
      <text:p text:style-name="P91"><text:tab/><text:tab/>ParameterArrayTmp[par].phase_current = -1;</text:p>
      <text:p text:style-name="P91"><text:tab/><text:tab/>ParameterArrayTmp[par].analog_output0 = -1;</text:p>
      <text:p text:style-name="P91"><text:tab/>} (At the beginning of the main function of Main.c)</text:p>
      <text:p text:style-name="P91"/>
      <text:p text:style-name="P91"><text:span text:style-name="T12">Meaning: </text:span>These arrays are useful to perform several operations relatively to the drivers parameters collected from FileParLog.txt or from the drivers. In particular, they are used to compare the </text:p>
      <text:p text:style-name="P91">parameters obtained by the drivers with the parameters read from FileParLog.txt .</text:p>
      <text:p text:style-name="P91"/>
      <text:p text:style-name="P91"><text:span text:style-name="T12">Uses: </text:span>CheckParAssoc function in CommandExecutor.c .</text:p>
      <text:h text:style-name="Heading_20_2" text:outline-level="2"><text:bookmark-start text:name="__RefHeading__6553_1260681344"/><text:soft-page-break/><text:s/><text:span text:style-name="T102">Serial Numbers arrays</text:span><text:bookmark-end text:name="__RefHeading__6553_1260681344"/></text:h>
      <text:p text:style-name="P67">unsigned int SerialNumberArray[MAXIMUM_DRIVER];</text:p>
      <text:p text:style-name="P67">unsigned int SerialNumberArrayParagorn[MAXIMUM_DRIVER];</text:p>
      <text:p text:style-name="P67">unsigned int SerialNumberArrayTmp[MAXIMUM_DRIVER];</text:p>
      <text:p text:style-name="P91"/>
      <text:p text:style-name="P67">Declaration:</text:p>
      <text:p text:style-name="P91">extern unsigned int SerialNumberArray[MAXIMUM_DRIVER];</text:p>
      <text:p text:style-name="P91">extern unsigned int SerialNumberArrayParagorn[MAXIMUM_DRIVER];</text:p>
      <text:p text:style-name="P91">extern unsigned int SerialNumberArrayTmp[MAXIMUM_DRIVER]; (CommandExecutor.h)</text:p>
      <text:p text:style-name="P91"/>
      <text:p text:style-name="P67">Definition:</text:p>
      <text:p text:style-name="P91">unsigned int SerialNumberArray[MAXIMUM_DRIVER];</text:p>
      <text:p text:style-name="P91">unsigned int SerialNumberArrayParagorn[MAXIMUM_DRIVER];</text:p>
      <text:p text:style-name="P91">unsigned int SerialNumberArrayTmp[MAXIMUM_DRIVER]; (CommandExecutor.c)</text:p>
      <text:p text:style-name="P91"/>
      <text:p text:style-name="P67">Initialization:</text:p>
      <text:p text:style-name="P91">//Set to zero the arrays that will contain the serial number of the drivers</text:p>
      <text:p text:style-name="P91">bzero (SerialNumberArray, MAXIMUM_DRIVER);</text:p>
      <text:p text:style-name="P91">bzero (SerialNumberArrayParagorn, MAXIMUM_DRIVER);</text:p>
      <text:p text:style-name="P91">bzero (SerialNumberArrayTmp, MAXIMUM_DRIVER); (At the beginning of the main function of Main.c)</text:p>
      <text:p text:style-name="P91"/>
      <text:p text:style-name="P91"><text:span text:style-name="T12">Meaning:</text:span> These arrays are useful to perform several operations relatively to the drivers serial numbers collected from SerialDrvLog.txt or from the drivers. In particular, they are used to compare the </text:p>
      <text:p text:style-name="P91">serial numbers obtained by the drivers with the serial numbers read from FileParLog.txt .</text:p>
      <text:p text:style-name="P91"/>
      <text:p text:style-name="P91"><text:span text:style-name="T12">Uses:</text:span> CheckDrvAssoc function in CommandExecutor.c .</text:p>
      <text:h text:style-name="P146" text:outline-level="1"><text:bookmark-start text:name="__RefHeading__6398_788646218"/><text:soft-page-break/><text:span text:style-name="T95"><text:s/>Description of the m</text:span>ost <text:span text:style-name="T95">relevant </text:span>function<text:span text:style-name="T95">s</text:span><text:bookmark-end text:name="__RefHeading__6398_788646218"/></text:h>
      <text:p text:style-name="P92">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3">//Definition of the addresses used in the program. </text:p>
      <text:p text:style-name="P93">//The address of the registers could be checked using the manual of the drivers, </text:p>
      <text:p text:style-name="P93">//the address of the variables could be checked at the beginning of the software firmware of the drivers. </text:p>
      <text:p text:style-name="P93">//N.B. The address used for the modbus communication must be the physical address minus one. </text:p>
      <text:p text:style-name="P93">//Ex. If the physical address of AnalogInput(0) is 0xA203 you must use 0x202 for the modbus communication. </text:p>
      <text:p text:style-name="P93"/>
      <text:p text:style-name="P93">#define<text:tab/><text:tab/><text:tab/>StopAddr<text:tab/><text:tab/><text:tab/><text:tab/>0xA000 </text:p>
      <text:p text:style-name="P93">#define<text:tab/><text:tab/><text:tab/>StatusAddr <text:tab/><text:tab/><text:tab/><text:tab/>0xA102 </text:p>
      <text:p text:style-name="P93">#define <text:tab/><text:tab/><text:tab/>ControlModeAddress<text:tab/><text:tab/><text:tab/>0xA104 </text:p>
      <text:p text:style-name="P93">#define<text:tab/><text:tab/><text:tab/>CurrentPositionAddress<text:tab/><text:tab/>0xA10B </text:p>
      <text:p text:style-name="P93">#define<text:tab/><text:tab/><text:tab/>TargetPositionAddress<text:tab/><text:tab/>0xA301 </text:p>
      <text:p text:style-name="P93">#define<text:tab/><text:tab/><text:tab/>AddressCounterA<text:tab/><text:tab/><text:tab/>0xA10F </text:p>
      <text:p text:style-name="P93">#define<text:tab/><text:tab/><text:tab/>AddressMaxVel<text:tab/><text:tab/><text:tab/>0xA107 </text:p>
      <text:p text:style-name="P93">#define<text:tab/><text:tab/><text:tab/>AddressVelHome<text:tab/><text:tab/><text:tab/>0xA00A </text:p>
      <text:p text:style-name="P93">#define<text:tab/><text:tab/><text:tab/>AddressAcceleration<text:tab/><text:tab/><text:tab/>0xA109 </text:p>
      <text:p text:style-name="P93">#define<text:tab/><text:tab/><text:tab/>AddressDeceleration<text:tab/><text:tab/><text:tab/>0xA10A </text:p>
      <text:p text:style-name="P93">#define<text:tab/><text:tab/><text:tab/>AddressRefVal<text:tab/><text:tab/><text:tab/>0xA300 </text:p>
      <text:p text:style-name="P93">#define<text:tab/><text:tab/><text:tab/>AddressAnalogInput0<text:tab/><text:tab/><text:tab/>0xA202 </text:p>
      <text:p text:style-name="P93">#define<text:tab/><text:tab/><text:tab/>AddressAnalogOutput0<text:tab/><text:tab/>0xA204 </text:p>
      <text:p text:style-name="P93">#define<text:tab/><text:tab/><text:tab/>SerialNumberAddress<text:tab/><text:tab/>0x9D05 </text:p>
      <text:p text:style-name="P93">#define<text:tab/><text:tab/><text:tab/>PhaseCurrentAddress<text:tab/><text:tab/><text:tab/>0xA103 </text:p>
      <text:p text:style-name="P93">#define<text:tab/><text:tab/><text:tab/>StatusStateAddress<text:tab/><text:tab/><text:tab/>0xA005 </text:p>
      <text:p text:style-name="P93"><text:soft-page-break/>#define<text:tab/><text:tab/><text:tab/>RequestStateAddress<text:tab/><text:tab/><text:tab/>0xA008 </text:p>
      <text:p text:style-name="P93">#define<text:tab/><text:tab/><text:tab/>count_TargetPosAddress<text:tab/><text:tab/>0xA003 </text:p>
      <text:h text:style-name="P148" text:outline-level="2"><text:bookmark-start text:name="__RefHeading__6400_788646218"/><text:s/>Low level function<text:bookmark-end text:name="__RefHeading__6400_788646218"/></text:h>
      <text:p text:style-name="P93">All these function are declared in <text:span text:style-name="T12">DriverFunction.h</text:span> file and defined in <text:span text:style-name="T12">DriverFunction.c</text:span> . </text:p>
      <text:p text:style-name="P93">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3">These functions does not set the slave number, so you have to set it before calling them. </text:p>
      <text:p text:style-name="P93"/>
      <text:p text:style-name="P93">Usually, the following functions call only modbus_read_register or modbus_write_register and modbus_strerror. </text:p>
      <text:p text:style-name="P93"/>
      <text:p text:style-name="P93">N.B. The return value and the argument of the functions depend to the dimension of the driver register being written. </text:p>
      <text:p text:style-name="P93"/>
      <text:p text:style-name="P93">N.B. Register address' are defined in DefineGeneral.h . </text:p>
      <text:p text:style-name="P93"/>
      <text:p text:style-name="P93">N.B. In each function is very important usleep(SLEEPMODBUS) in order to give the programmer the time to send the data. </text:p>
      <text:p text:style-name="P93"><text:tab/> </text:p>
      <text:p text:style-name="P93">N.B. Setting functions return the error status. </text:p>
      <text:p text:style-name="P93"/>
      <text:p text:style-name="P94"><text:span text:style-name="T12">General information: </text:span>all the function defined in DriverFunctio.c are unblocking. So, if the function failed, an error status is setted. </text:p>
      <text:p text:style-name="P94">B<text:span text:style-name="T95">l</text:span>ocking procedures are present in CommandExecutor.c functions. </text:p>
      <text:p text:style-name="P93"/>
      <text:p text:style-name="P24">N.B. In register used I reported the address of the register used in modbus communication. To obtain the phycal address you have to sum one to it. </text:p>
      <text:p text:style-name="P93"><text:soft-page-break/><text:span text:style-name="T12">Precondition:</text:span> all these function (excluding the Connect) are designed assuming that ctx is a valid modbus_t resource. If this condition is not respected the result could be a segmentation fault. </text:p>
      <text:p text:style-name="P93">The program calls these functions only if S<text:span text:style-name="T12">TATE_CONNECT == 1. </text:span></text:p>
      <text:p text:style-name="P93">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3"/>
      <text:p text:style-name="P68">Function list: </text:p>
      <text:p text:style-name="P68"/>
      <text:p text:style-name="P68">1. modbus_t* Connect(modbus_t *ctx, bool* STATE_CONNECT, char* path); </text:p>
      <text:p text:style-name="P68"/>
      <text:p text:style-name="P68">2. unsigned int ReadSerialNumber(modbus_t *ctx, int* rc_arg); </text:p>
      <text:p text:style-name="P68"/>
      <text:p text:style-name="P68">3. int SetMaxVel (modbus_t *ctx, uint16_t max_vel, string header); </text:p>
      <text:p text:style-name="P68"/>
      <text:p text:style-name="P68">4. int SetVelHome (modbus_t *ctx, int16_t vel_home, string header); </text:p>
      <text:p text:style-name="P68"/>
      <text:p text:style-name="P68">5. int SetAcceleration (modbus_t *ctx, uint16_t acceleration, string header); </text:p>
      <text:p text:style-name="P68"/>
      <text:p text:style-name="P68">6. int SetDeceleration (modbus_t *ctx, uint16_t deceleration, string header); </text:p>
      <text:p text:style-name="P68"/>
      <text:p text:style-name="P68">7. int SetPhaseCurrent (modbus_t *ctx, uint16_t phase_current, string header); </text:p>
      <text:p text:style-name="P68"/>
      <text:p text:style-name="P68">8. int SetAnalogOutput0 (modbus_t *ctx, uint16_t analog_output0, string header); </text:p>
      <text:p text:style-name="P68"/>
      <text:p text:style-name="P68">9. int SetStatusState(modbus_t *ctx, uint16_t status_state, string header); </text:p>
      <text:p text:style-name="P68"/>
      <text:p text:style-name="P68">10. int SetRequestState(modbus_t *ctx, uint16_t request_state, string header); </text:p>
      <text:p text:style-name="P68"><text:soft-page-break/></text:p>
      <text:p text:style-name="P68">11. int SetTargetPosition(modbus_t *ctx, unsigned int moveto_val, string header); </text:p>
      <text:p text:style-name="P68"/>
      <text:p text:style-name="P68">12. int SetCountTargetPosition(modbus_t *ctx, unsigned int moveto_val, string header); </text:p>
      <text:p text:style-name="P68"/>
      <text:p text:style-name="P68">13. uint16_t ReadMaxVel(modbus_t *ctx, int* rc_arg, string header); </text:p>
      <text:p text:style-name="P68"/>
      <text:p text:style-name="P68">14. int16_t ReadVelHome(modbus_t *ctx, int* rc_arg, string header); </text:p>
      <text:p text:style-name="P68"/>
      <text:p text:style-name="P68">15. uint16_t ReadAcceleration(modbus_t *ctx, int* rc_arg, string header); </text:p>
      <text:p text:style-name="P68"/>
      <text:p text:style-name="P68">16. uint16_t ReadDeceleration(modbus_t *ctx, int* rc_arg, string header); </text:p>
      <text:p text:style-name="P68"/>
      <text:p text:style-name="P68">17. uint16_t ReadPhaseCurrent(modbus_t *ctx, int* rc_arg, string header); </text:p>
      <text:p text:style-name="P68"/>
      <text:p text:style-name="P68">18. uint16_t ReadAnalogOutput0(modbus_t *ctx, int* rc_arg, string header); </text:p>
      <text:p text:style-name="P68"/>
      <text:p text:style-name="P68">19. uint16_t ReadStatusState(modbus_t *ctx, int* rc_arg, string header); </text:p>
      <text:p text:style-name="P68"/>
      <text:p text:style-name="P68">20. uint16_t ReadAnalogInput0(modbus_t *ctx, int* rc_arg, string header); </text:p>
      <text:p text:style-name="P68"/>
      <text:p text:style-name="P68">21. int ReadCurrentPositio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93">modbus_t* Connect(modbus_t *ctx, bool* STATE_CONNECT, char* path) </text:p>
      <text:p text:style-name="P93"/>
      <text:p text:style-name="P68">Meaning: </text:p>
      <text:p text:style-name="P93">Function used to connect the server with the programmer. STATE_CONNECT is a global_variable that records if the operation is successfully done. </text:p>
      <text:p text:style-name="P93"><text:soft-page-break/>path is the absolute path of the device (ex. "/dev/ttyUSB0"). </text:p>
      <text:p text:style-name="P93"><text:s/></text:p>
      <text:p text:style-name="P68">Driver interaction: </text:p>
      <text:p text:style-name="P93">ctx = modbus_new_rtu(path, 9600, 'N', 8, 1); </text:p>
      <text:p text:style-name="P93"/>
      <text:p text:style-name="P93">string tmp_string(modbus_strerror(errno)); </text:p>
      <text:p text:style-name="P93"/>
      <text:p text:style-name="P93">modbus_free(ctx); </text:p>
      <text:p text:style-name="P93"/>
      <text:p text:style-name="P93">modbus_set_slave(ctx, DEFAULT_SLAVE); //See DefineGeneral.h for DEFAULT_SLAVE values. </text:p>
      <text:p text:style-name="P93"/>
      <text:p text:style-name="P69">Relevant address': </text:p>
      <text:p text:style-name="P93">-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93">unsigned int ReadSerialNumber(modbus_t *ctx, int* rc_arg) </text:p>
      <text:p text:style-name="P93"/>
      <text:p text:style-name="P68">Meaning: </text:p>
      <text:p text:style-name="P93">Function used to read the serial number of the driver. </text:p>
      <text:p text:style-name="P93">rc_arg will contain the status of the operation. </text:p>
      <text:p text:style-name="P93"/>
      <text:p text:style-name="P68">Driver interaction: </text:p>
      <text:p text:style-name="P93">rc = modbus_read_registers(ctx, SerialNumberAddress, 2, &amp;data[0]); </text:p>
      <text:p text:style-name="P93"/>
      <text:p text:style-name="P93">tmp_errno = modbus_strerror(errno); </text:p>
      <text:p text:style-name="P93"/>
      <text:p text:style-name="P68">Relevant address': </text:p>
      <text:p text:style-name="P93">SerialNumberAddress (0x9D05) </text:p>
      <text:h text:style-name="Heading_20_3" text:outline-level="3"><text:bookmark-start text:name="__RefHeading__6561_1260681344"/><text:bookmark-start text:name="__RefHeading__6714_938462441"/><text:soft-page-break/><text:s text:c="2"/>SetMaxVel<text:bookmark-end text:name="__RefHeading__6561_1260681344"/><text:bookmark-end text:name="__RefHeading__6714_938462441"/></text:h>
      <text:p text:style-name="P93">int SetMaxVel (modbus_t *ctx, uint16_t max_vel, string header) </text:p>
      <text:p text:style-name="P93"/>
      <text:p text:style-name="P68">Meaning: </text:p>
      <text:p text:style-name="P93">Function used to set the max_vel parameter. </text:p>
      <text:p text:style-name="P93">header is the prefix of every output printed by the function. </text:p>
      <text:p text:style-name="P93">The return value is the error status. </text:p>
      <text:p text:style-name="P93"/>
      <text:p text:style-name="P68">Driver interaction: </text:p>
      <text:p text:style-name="P93">rc = modbus_write_registers(ctx, AddressMaxVel, 1, &amp;data[0]); </text:p>
      <text:p text:style-name="P93"/>
      <text:p text:style-name="P93">tmp_errno = modbus_strerror(errno); </text:p>
      <text:p text:style-name="P93"/>
      <text:p text:style-name="P68">Relevant address': </text:p>
      <text:p text:style-name="P93">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93">int SetVelHome (modbus_t *ctx, int16_t vel_home, string header) </text:p>
      <text:p text:style-name="P93"/>
      <text:p text:style-name="P68">Meaning: </text:p>
      <text:p text:style-name="P93">Function used to set the vel_home parameter. </text:p>
      <text:p text:style-name="P93">header is the prefix of every output printed by the function. </text:p>
      <text:p text:style-name="P93">The return value is the error status. </text:p>
      <text:p text:style-name="P93"/>
      <text:p text:style-name="P68">Driver interaction: </text:p>
      <text:p text:style-name="P93">rc = modbus_write_registers(ctx, AddressVelHome, 1, &amp;data[0]); </text:p>
      <text:p text:style-name="P93"/>
      <text:p text:style-name="P93">tmp_errno = modbus_strerror(errno); </text:p>
      <text:p text:style-name="P93"/>
      <text:p text:style-name="P68"><text:soft-page-break/>Relevant address': </text:p>
      <text:p text:style-name="P93">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93">int SetAcceleration (modbus_t *ctx, uint16_t acceleration, string header) </text:p>
      <text:p text:style-name="P93"/>
      <text:p text:style-name="P68">Meaning: </text:p>
      <text:p text:style-name="P93">Function used to set the acceleration parameter. </text:p>
      <text:p text:style-name="P93">header is the prefix of every output printed by the function. </text:p>
      <text:p text:style-name="P93">The return value is the error status. </text:p>
      <text:p text:style-name="P93"/>
      <text:p text:style-name="P68">Driver interaction: </text:p>
      <text:p text:style-name="P93"/>
      <text:p text:style-name="P93">rc = modbus_write_registers(ctx, AddressAcceleration, 1, &amp;data[0]); </text:p>
      <text:p text:style-name="P93"/>
      <text:p text:style-name="P93">tmp_errno = modbus_strerror(errno); </text:p>
      <text:p text:style-name="P93"/>
      <text:p text:style-name="P68">Relevant address': </text:p>
      <text:p text:style-name="P93">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3">int SetDeceleration (modbus_t *ctx, uint16_t deceleration, string header) </text:p>
      <text:p text:style-name="P93"/>
      <text:p text:style-name="P68">Meaning: </text:p>
      <text:p text:style-name="P93">Function used to set the acceleration parameter. </text:p>
      <text:p text:style-name="P93">header is the prefix of every output printed by the function. </text:p>
      <text:p text:style-name="P93">The return value is the error status. </text:p>
      <text:p text:style-name="P93"/>
      <text:p text:style-name="P68">Driver Interaction: </text:p>
      <text:p text:style-name="P93"><text:soft-page-break/>rc = modbus_write_registers(ctx, AddressDeceleration, 1, &amp;data[0]); </text:p>
      <text:p text:style-name="P93">tmp_errno = modbus_strerror(errno); </text:p>
      <text:p text:style-name="P93"/>
      <text:p text:style-name="P68">Relevant address': </text:p>
      <text:p text:style-name="P93">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3">int SetPhaseCurrent (modbus_t *ctx, uint16_t phase_current, string header) </text:p>
      <text:p text:style-name="P93"/>
      <text:p text:style-name="P68">Meaning: </text:p>
      <text:p text:style-name="P93">//Function used to set the phase_current parameter. </text:p>
      <text:p text:style-name="P93">//header is the prefix of every output printed by the function. </text:p>
      <text:p text:style-name="P93">//The return value is the error status. </text:p>
      <text:p text:style-name="P93"/>
      <text:p text:style-name="P68">Driver interaction: </text:p>
      <text:p text:style-name="P93"/>
      <text:p text:style-name="P93">rc = modbus_write_registers(ctx, PhaseCurrentAddress, 1, &amp;data[0]); </text:p>
      <text:p text:style-name="P93">tmp_errno = modbus_strerror(errno); </text:p>
      <text:p text:style-name="P93"/>
      <text:p text:style-name="P68">Relevant address': </text:p>
      <text:p text:style-name="P93">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93">int SetAnalogOutput0 (modbus_t *ctx, uint16_t analog_output0, string header) </text:p>
      <text:p text:style-name="P93"/>
      <text:p text:style-name="P68">Meaning: </text:p>
      <text:p text:style-name="P93">Function used to set the analog_output0 parameter. </text:p>
      <text:p text:style-name="P93">header is the prefix of every output printed by the function. </text:p>
      <text:p text:style-name="P93">The return value is the error status. </text:p>
      <text:p text:style-name="P68"><text:soft-page-break/>Driver interaction: </text:p>
      <text:p text:style-name="P93">rc = modbus_write_registers(ctx, AddressAnalogOutput0, 1, &amp;data[0]); </text:p>
      <text:p text:style-name="P93">tmp_errno = modbus_strerror(errno); </text:p>
      <text:p text:style-name="P93"/>
      <text:p text:style-name="P68">Relevant address': </text:p>
      <text:p text:style-name="P93">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3">int SetStatusState (modbus_t *ctx, uint16_t status_state, string header) </text:p>
      <text:p text:style-name="P93"/>
      <text:p text:style-name="P68">Meaning: </text:p>
      <text:p text:style-name="P93">Function used to set the status_state register. </text:p>
      <text:p text:style-name="P93">header is the prefix of every output printed by the function. </text:p>
      <text:p text:style-name="P93">The return value is the error status. </text:p>
      <text:p text:style-name="P93"/>
      <text:p text:style-name="P68">Driver interaction: </text:p>
      <text:p text:style-name="P93">rc = modbus_write_registers(ctx, StatusStateAddress, 1, &amp;data[0]); </text:p>
      <text:p text:style-name="P93">tmp_errno = modbus_strerror(errno); </text:p>
      <text:p text:style-name="P68">Relevant address': </text:p>
      <text:p text:style-name="P93">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93">int SetRequestState (modbus_t *ctx, uint16_t request_state, string header) </text:p>
      <text:p text:style-name="P93"/>
      <text:p text:style-name="P68">Meaning: </text:p>
      <text:p text:style-name="P93">Function used to set the request_state register. </text:p>
      <text:p text:style-name="P93">header is the prefix of every output printed by the function. </text:p>
      <text:p text:style-name="P93">The return value is the error status. </text:p>
      <text:p text:style-name="P93"/>
      <text:p text:style-name="P68"><text:soft-page-break/>Driver interaction: </text:p>
      <text:p text:style-name="P93">rc = modbus_write_registers(ctx, RequestStateAddress, 1, &amp;data[0]); </text:p>
      <text:p text:style-name="P93"/>
      <text:p text:style-name="P93">tmp_errno = modbus_strerror(errno); </text:p>
      <text:p text:style-name="P93"/>
      <text:p text:style-name="P68">Relevant address': </text:p>
      <text:p text:style-name="P93">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3">int SetTargetPosition(modbus_t *ctx, unsigned int moveto_val, string header) </text:p>
      <text:p text:style-name="P93"/>
      <text:p text:style-name="P68">Meaning: </text:p>
      <text:p text:style-name="P93">Function used to set the target_position register. </text:p>
      <text:p text:style-name="P93">header is the prefix of every output printed by the function. </text:p>
      <text:p text:style-name="P93">The return value is the error status. </text:p>
      <text:p text:style-name="P93"/>
      <text:p text:style-name="P68">Driver interaction: </text:p>
      <text:p text:style-name="P93">rc = modbus_write_registers(ctx, TargetPositionAddress, 2, data); </text:p>
      <text:p text:style-name="P93">tmp_errno = modbus_strerror(errno); </text:p>
      <text:p text:style-name="P93"/>
      <text:p text:style-name="P68">Relevant address': </text:p>
      <text:p text:style-name="P93">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3">int SetCountTargetPosition(modbus_t *ctx, unsigned int moveto_val, string header) </text:p>
      <text:p text:style-name="P93"/>
      <text:p text:style-name="P68">Meaning: </text:p>
      <text:p text:style-name="P93">Function used to set the target_position register. </text:p>
      <text:p text:style-name="P93">header is the prefix of every output printed by the function. </text:p>
      <text:p text:style-name="P93"><text:soft-page-break/>The return value is the error status. </text:p>
      <text:p text:style-name="P93"/>
      <text:p text:style-name="P68">Driver interaction: </text:p>
      <text:p text:style-name="P93">rc = modbus_write_registers(ctx, count_TargetPosAddress, 2, data); </text:p>
      <text:p text:style-name="P93">tmp_errno = modbus_strerror(errno); </text:p>
      <text:p text:style-name="P93"/>
      <text:p text:style-name="P68">Relevant address': </text:p>
      <text:p text:style-name="P93">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3">uint16_t ReadMaxVel(modbus_t *ctx, int* rc_arg, string header) </text:p>
      <text:p text:style-name="P93"/>
      <text:p text:style-name="P68">Meaning: </text:p>
      <text:p text:style-name="P93">Function used to read the max_vel of the driver. </text:p>
      <text:p text:style-name="P93">rc_arg will contain the status of the operation. </text:p>
      <text:p text:style-name="P93"/>
      <text:p text:style-name="P68">Driver interaction: </text:p>
      <text:p text:style-name="P93">rc = modbus_read_registers(ctx, AddressMaxVel, 1, &amp;data[0]); </text:p>
      <text:p text:style-name="P93"/>
      <text:p text:style-name="P93">tmp_errno = modbus_strerror(errno); </text:p>
      <text:p text:style-name="P93"/>
      <text:p text:style-name="P68">Relevant address': </text:p>
      <text:p text:style-name="P93">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3">int16_t ReadVelHome(modbus_t *ctx, int* rc_arg, string header) </text:p>
      <text:p text:style-name="P93"/>
      <text:p text:style-name="P68">Meaning: </text:p>
      <text:p text:style-name="P93">Function used to read the vel_home of the driver. </text:p>
      <text:p text:style-name="P93"><text:soft-page-break/>rc_arg will contain the status of the operation. </text:p>
      <text:p text:style-name="P93"/>
      <text:p text:style-name="P68">Driver interaction: </text:p>
      <text:p text:style-name="P93"><text:tab/>rc = modbus_read_registers(ctx, AddressVelHome, 1, &amp;data[0]); </text:p>
      <text:p text:style-name="P93"><text:tab/><text:tab/>tmp_errno = modbus_strerror(errno); </text:p>
      <text:p text:style-name="P93"/>
      <text:p text:style-name="P68">Relevant address': </text:p>
      <text:p text:style-name="P93">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3">uint16_t ReadAcceleration(modbus_t *ctx, int* rc_arg, string header) </text:p>
      <text:p text:style-name="P93"/>
      <text:p text:style-name="P68">Meaning: </text:p>
      <text:p text:style-name="P93">Function used to read the acceleration of the driver. </text:p>
      <text:p text:style-name="P93">rc_arg will contain the status of the operation. </text:p>
      <text:p text:style-name="P93"/>
      <text:p text:style-name="P68">Driver interaction: </text:p>
      <text:p text:style-name="P93">rc = modbus_read_registers(ctx, AddressAcceleration, 1, &amp;data[0]); </text:p>
      <text:p text:style-name="P93">tmp_errno = modbus_strerror(errno); </text:p>
      <text:p text:style-name="P93"/>
      <text:p text:style-name="P68">Relevant address': </text:p>
      <text:p text:style-name="P93">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3">uint16_t ReadDeceleration(modbus_t *ctx, int* rc_arg, string header) </text:p>
      <text:p text:style-name="P93"/>
      <text:p text:style-name="P68">Meaning: </text:p>
      <text:p text:style-name="P93">Function used to read the deceleration of the driver. </text:p>
      <text:p text:style-name="P93">rc_arg will contain the status of the operation. </text:p>
      <text:p text:style-name="P68"><text:soft-page-break/>Driver interaction: </text:p>
      <text:p text:style-name="P93"><text:tab/>rc = modbus_read_registers(ctx, AddressDeceleration, 1, &amp;data[0]); </text:p>
      <text:p text:style-name="P93"><text:tab/><text:tab/>tmp_errno = modbus_strerror(errno); </text:p>
      <text:p text:style-name="P93"/>
      <text:p text:style-name="P68">Relevant address': </text:p>
      <text:p text:style-name="P93">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95">uint16_t <text:s/>ReadPhaseCurrent(modbus_t *ctx, int* rc_arg, string header) </text:p>
      <text:p text:style-name="P93"/>
      <text:p text:style-name="P68">Meaning: </text:p>
      <text:p text:style-name="P93">Function used to read the phase_current of the driver. </text:p>
      <text:p text:style-name="P93">rc_arg will contain the status of the operation. </text:p>
      <text:p text:style-name="P93"/>
      <text:p text:style-name="P68">Driver interaction: </text:p>
      <text:p text:style-name="P93">rc = modbus_read_registers(ctx, PhaseCurrentAddress, 1, &amp;data[0]); </text:p>
      <text:p text:style-name="P93">tmp_errno = modbus_strerror(errno); </text:p>
      <text:p text:style-name="P93"/>
      <text:p text:style-name="P68">Relevant address': </text:p>
      <text:p text:style-name="P93">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93">uint16_t ReadAnalogOutput0(modbus_t *ctx, int* rc_arg, string header) </text:p>
      <text:p text:style-name="P93"/>
      <text:p text:style-name="P68">Meaning: </text:p>
      <text:p text:style-name="P93">Function used to read the analog_output0 of the driver. </text:p>
      <text:p text:style-name="P93">rc_arg will contain the status of the operation. </text:p>
      <text:p text:style-name="P68">Driver interaction: </text:p>
      <text:p text:style-name="P93"><text:tab/>rc = modbus_read_registers(ctx, AddressAnalogOutput0, 1, &amp;data[0]); </text:p>
      <text:p text:style-name="P93"><text:soft-page-break/><text:tab/><text:tab/>tmp_errno = modbus_strerror(errno); </text:p>
      <text:p text:style-name="P93"/>
      <text:p text:style-name="P68">Relevant address': </text:p>
      <text:p text:style-name="P93">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93">uint16_t ReadStatusState(modbus_t *ctx, int* rc_arg, string header) </text:p>
      <text:p text:style-name="P93"/>
      <text:p text:style-name="P68">Meaning: </text:p>
      <text:p text:style-name="P93">Function used to read the status_state register of the driver. </text:p>
      <text:p text:style-name="P93">rc_arg will contain the status of the operation. </text:p>
      <text:p text:style-name="P93"/>
      <text:p text:style-name="P68">Driver interaction: </text:p>
      <text:p text:style-name="P93">rc = modbus_read_registers(ctx, StatusStateAddress, 1, &amp;data[0]); </text:p>
      <text:p text:style-name="P93">tmp_errno = modbus_strerror(errno); </text:p>
      <text:p text:style-name="P93"/>
      <text:p text:style-name="P68">Relevant address': </text:p>
      <text:p text:style-name="P93">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93">uint16_t ReadAnalogInput0(modbus_t *ctx, int* rc_arg, string header) </text:p>
      <text:p text:style-name="P93"/>
      <text:p text:style-name="P68">Meaning: </text:p>
      <text:p text:style-name="P93">Function used to read the analog_input0 of the driver. </text:p>
      <text:p text:style-name="P93">rc_arg will contain the status of the operation. </text:p>
      <text:p text:style-name="P93"/>
      <text:p text:style-name="P68">Driver interaction: </text:p>
      <text:p text:style-name="P93"><text:tab/>rc = modbus_read_registers(ctx, AddressAnalogInput0, 1, &amp;data[0]); </text:p>
      <text:p text:style-name="P93"/>
      <text:p text:style-name="P68"><text:soft-page-break/>Relevant address': </text:p>
      <text:p text:style-name="P93">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93">int ReadCurrentPosition(modbus_t *ctx, int* rc_arg, string header) </text:p>
      <text:p text:style-name="P93"/>
      <text:p text:style-name="P68">Meaning: </text:p>
      <text:p text:style-name="P93">Function used to read the current_position of the driver. </text:p>
      <text:p text:style-name="P93">rc_arg will contain the status of the operation. </text:p>
      <text:p text:style-name="P93"/>
      <text:p text:style-name="P68">Driver interaction: </text:p>
      <text:p text:style-name="P93"><text:tab/>rc = modbus_read_registers(ctx, CurrentPositionAddress, 2, &amp;data[0]); </text:p>
      <text:p text:style-name="P93"/>
      <text:p text:style-name="P68">Relevant address': </text:p>
      <text:p text:style-name="P93">CurrentPositionAddress (0xA10B) </text:p>
      <text:h text:style-name="P148" text:outline-level="2"><text:bookmark-start text:name="__RefHeading__6510_788646218"/><text:s/>Mid level function.<text:bookmark-end text:name="__RefHeading__6510_788646218"/></text:h>
      <text:p text:style-name="P103">General information: </text:p>
      <text:p text:style-name="P98"/>
      <text:p text:style-name="P98">These functions generally call the low level ones. They are called by Main.c when the server want execute a command. </text:p>
      <text:p text:style-name="P98"/>
      <text:p text:style-name="P98">N.B. Some of these functions are blocking. </text:p>
      <text:p text:style-name="P98"/>
      <text:p text:style-name="P98">N.B. SendFailedGetPar, SendFailedGetMovPar, SendFailedGetStatusPos, LoadEncoderFromFile, ReadActualEncoderValue and HelpCommand don't interact with the drivers so they are not reported in the description </text:p>
      <text:p text:style-name="P98">below. </text:p>
      <text:p text:style-name="P98"/>
      <text:p text:style-name="P103"><text:soft-page-break/>Precondition: </text:p>
      <text:p text:style-name="P98">The same of low level functions. These function are designed assuming that ctx is a valid modbus_t resource. If this condition is not respected the result could be a segmentation fault. </text:p>
      <text:p text:style-name="P98">The program calls these functions only if STATE_CONNECT == 1. </text:p>
      <text:p text:style-name="P98">It is relevant to point out that the segmentation fault does not happened if the modbus_new_rtu function is correctly executed. So, if you connected the PC to the driver but at a later time you switch </text:p>
      <text:p text:style-name="P98">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98">void CheckDrvAssoc (CommunicationObject&amp; mioTCP, Input* mioinput, modbus_t* ctx) </text:p>
      <text:p text:style-name="P98"/>
      <text:p text:style-name="P103">Meaning: </text:p>
      <text:p text:style-name="P98">This function tries to read SerialDrvLog.txt file, then compares the serial numbers </text:p>
      <text:p text:style-name="P98">read in that file with the serial numbers obtained querying the drivers. </text:p>
      <text:p text:style-name="P98"/>
      <text:p text:style-name="P103">Low level interaction: </text:p>
      <text:p text:style-name="P98">modbus_flush(ctx); </text:p>
      <text:p text:style-name="P98"/>
      <text:p text:style-name="P98">modbus_set_slave(ctx, j+1); </text:p>
      <text:p text:style-name="P98"/>
      <text:p text:style-name="P98">SerialNumber = ReadSerialNumber(ctx, &amp;function_status); </text:p>
      <text:p text:style-name="P98"/>
      <text:p text:style-name="P98"><text:span text:style-name="T12">Special attention: </text:span>this function is a blocking one. When it reads the serial numbers from the drivers and from the SerialDrvLog.txt, it asks the user to accept the situation. The timeout is fixed to </text:p>
      <text:p text:style-name="P98">LIMITCHECKLOG*SLEEPCHECK*seconds (see DefineGeneral.h file for <text:soft-page-break/>LIMITCHECKLOG and SLEEPCHECK values). </text:p>
      <text:p text:style-name="P98">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98">void CheckParAssoc (CommunicationObject&amp; mioTCP, Input* mioinput, modbus_t* ctx) </text:p>
      <text:p text:style-name="P98"/>
      <text:p text:style-name="P103">Meaning: </text:p>
      <text:p text:style-name="P98">This function tries to read FileParLog.txt file, then compares the parameters </text:p>
      <text:p text:style-name="P98">read in that file with the parameters obtained querying the drivers. </text:p>
      <text:p text:style-name="P98"/>
      <text:p text:style-name="P103">Low level interaction: </text:p>
      <text:p text:style-name="P98">modbus_flush(ctx); </text:p>
      <text:p text:style-name="P98">modbus_set_slave(ctx, j+1); </text:p>
      <text:p text:style-name="P98"/>
      <text:p text:style-name="P98">tmp_parameter_struct.max_vel = ReadMaxVel(ctx, &amp;function_status, "check_drv_assoc_exp: "); </text:p>
      <text:p text:style-name="P98">tmp_parameter_struct.vel_home = ReadVelHome(ctx, &amp;function_status, "check_drv_assoc_exp: "); </text:p>
      <text:p text:style-name="P98">tmp_parameter_struct.acceleration = ReadAcceleration(ctx, &amp;function_status, "check_drv_assoc_exp: "); </text:p>
      <text:p text:style-name="P98">tmp_parameter_struct.deceleration = ReadDeceleration(ctx, &amp;function_status, "check_drv_assoc_exp: "); </text:p>
      <text:p text:style-name="P98">tmp_parameter_struct.phase_current = ReadPhaseCurrent(ctx, &amp;function_status, "check_drv_assoc_exp: "); </text:p>
      <text:p text:style-name="P98">tmp_parameter_struct.analog_output0 = ReadAnalogOutput0(ctx, &amp;function_status, "check_drv_assoc_exp: "); </text:p>
      <text:p text:style-name="P98">Special attention: this function is a blocking one. When it reads the parameters from the drivers and from the FileParLog.txt, it asks the user to accept the situation. The timeout <text:soft-page-break/>is fixed to </text:p>
      <text:p text:style-name="P98">LIMITCHECKLOG*SLEEPCHECK*seconds (see DefineGeneral.h file for LIMITCHECKLOG and SLEEPCHECK values). </text:p>
      <text:p text:style-name="P98">It is called AnalizzaFilePar procedure that is created by flex (see Makefile in 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98">void CheckEncodeAssoc (CommunicationObject&amp; mioTCP, Input* mioinput, modbus_t* ctx) </text:p>
      <text:p text:style-name="P98"/>
      <text:p text:style-name="P103">Meaning: </text:p>
      <text:p text:style-name="P98">This function tries to read EncoderLog.txt file, then compares the parameters </text:p>
      <text:p text:style-name="P98">read in that file with the parameters obtained querying the drivers. </text:p>
      <text:p text:style-name="P98"/>
      <text:p text:style-name="P103">Low level interaction: </text:p>
      <text:p text:style-name="P98">modbus_flush(ctx); </text:p>
      <text:p text:style-name="P98"/>
      <text:p text:style-name="P98">Encode(ctx, j+1, tmp_encoder_struct); </text:p>
      <text:p text:style-name="P98"/>
      <text:p text:style-name="P98">if (ENCODINGHOME == 1) </text:p>
      <text:p text:style-name="P98">{ </text:p>
      <text:p text:style-name="P98"><text:tab/>Homing(ctx, j+1); </text:p>
      <text:p text:style-name="P98">} </text:p>
      <text:p text:style-name="P98"/>
      <text:p text:style-name="P98"><text:span text:style-name="T12">Special attention: </text:span>this function is a blocking one. When it reads the parameters from the drivers and from the FileParLog.txt, it asks the user to accept the situation. The timeout is fixed to </text:p>
      <text:p text:style-name="P98">LIMITCHECKLOG*SLEEPCHECK*seconds (see DefineGeneral.h file for LIMITCHECKLOG and SLEEPCHECK values). </text:p>
      <text:p text:style-name="P98">It is called AnalizzaFileEncoder procedure that is created by flex (see Makefile in <text:soft-page-break/>ServerProgram directory and FileParLog.flex file). </text:p>
      <text:p text:style-name="P98">Encode and Homing functions are defined in CommandExecutor.c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98">void GetPar (modbus_t* ctx, int get_par_value) </text:p>
      <text:p text:style-name="P98"/>
      <text:p text:style-name="P103">Meaning: </text:p>
      <text:p text:style-name="P98">This function collects the parameters from the driver indicated by get_par_value. </text:p>
      <text:p text:style-name="P98">The parameters collected are: max_vel, vel_home, acceleration, deceleration, phase_current, </text:p>
      <text:p text:style-name="P98">AnalogOutput0. </text:p>
      <text:p text:style-name="P98"/>
      <text:p text:style-name="P103">Low level interaction: </text:p>
      <text:p text:style-name="P98">modbus_flush(ctx); </text:p>
      <text:p text:style-name="P98">function_status = modbus_set_slave(ctx, get_par_value); </text:p>
      <text:p text:style-name="P98">tmp_parameter_struct.max_vel = ReadMaxVel(ctx, &amp;function_status, "Exp: "); </text:p>
      <text:p text:style-name="P98">tmp_parameter_struct.vel_home = ReadVelHome(ctx, &amp;function_status, "Exp: "); </text:p>
      <text:p text:style-name="P98">tmp_parameter_struct.acceleration = ReadAcceleration(ctx, &amp;function_status, "Exp: "); </text:p>
      <text:p text:style-name="P98">tmp_parameter_struct.deceleration = ReadDeceleration(ctx, &amp;function_status, "Exp: "); </text:p>
      <text:p text:style-name="P98">tmp_parameter_struct.phase_current = ReadPhaseCurrent(ctx, &amp;function_status, "Exp: "); </text:p>
      <text:p text:style-name="P98">tmp_parameter_struct.analog_output0 = ReadAnalogOutput0(ctx, &amp;function_status, "Exp: "); </text:p>
      <text:p text:style-name="P98"/>
      <text:p text:style-name="P98"><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98">void SetPar (modbus_t* ctx, int set_par_value, char* buffer) </text:p>
      <text:p text:style-name="P98"><text:soft-page-break/></text:p>
      <text:p text:style-name="P103">Meaning: </text:p>
      <text:p text:style-name="P98">This function sets the parameters of driver indicated by set_par_value to the values contained in buffer. The values are: max_vel, vel_home, acceleration, deceleration, phase_current, AnalogOutput0. </text:p>
      <text:p text:style-name="P98"/>
      <text:p text:style-name="P103">Low level interaction: </text:p>
      <text:p text:style-name="P98">modbus_flush(ctx); </text:p>
      <text:p text:style-name="P98">function_status = SetMaxVel(ctx, max_vel, "Exp: "); </text:p>
      <text:p text:style-name="P98">function_status = SetVelHome(ctx, vel_home, "Exp: "); </text:p>
      <text:p text:style-name="P98">function_status = SetAcceleration(ctx, acceleration, "Exp: "); </text:p>
      <text:p text:style-name="P98">function_status = SetDeceleration(ctx, deceleration, "Exp: "); </text:p>
      <text:p text:style-name="P98">function_status = SetPhaseCurrent(ctx, phase_current, "Exp: "); </text:p>
      <text:p text:style-name="P98">function_status = SetAnalogOutput0(ctx, analog_output0, "Exp: "); </text:p>
      <text:p text:style-name="P98">GetPar(ctx, set_par_value); </text:p>
      <text:p text:style-name="P98"/>
      <text:p text:style-name="P98"><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98">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98">void SetParMult (modbus_t* ctx, int set_par_value, char* buffer) </text:p>
      <text:p text:style-name="P98"/>
      <text:p text:style-name="P103">Meaning: </text:p>
      <text:p text:style-name="P98">This function sets the parameters of driver indicated by set_par_value to the values contained in buffer. The values are: max_vel, vel_home, acceleration, deceleration, phase_current, AnalogOutput0. </text:p>
      <text:p text:style-name="P98"/>
      <text:p text:style-name="P103"><text:soft-page-break/>Low level interaction: </text:p>
      <text:p text:style-name="P98">modbus_flush(ctx); </text:p>
      <text:p text:style-name="P98">function_status = SetMaxVel(ctx, max_vel, "Exp: "); </text:p>
      <text:p text:style-name="P98">function_status = SetVelHome(ctx, vel_home, "Exp: "); </text:p>
      <text:p text:style-name="P98">function_status = SetAcceleration(ctx, acceleration, "Exp: "); </text:p>
      <text:p text:style-name="P98">function_status = SetDeceleration(ctx, deceleration, "Exp: "); </text:p>
      <text:p text:style-name="P98">function_status = SetPhaseCurrent(ctx, phase_current, "Exp: "); </text:p>
      <text:p text:style-name="P98">function_status = SetAnalogOutput0(ctx, analog_output0, "Exp: "); </text:p>
      <text:p text:style-name="P98">GetPar(ctx, set_par_value); </text:p>
      <text:p text:style-name="P98"/>
      <text:p text:style-name="P103">Special attention: </text:p>
      <text:p text:style-name="P98">This function is the same of the SetPar one in except of the syntax of the command stored in buffer. </text:p>
      <text:p text:style-name="P98">The precondition to use this function is that in buffer is stored a consistent set_par command. This is guaranteed by the check of the command in Main.c . The correct syntax of the command is: </text:p>
      <text:p text:style-name="P98">set_par drvnum max_vel acceleration deceleration PhaseCurrent AnalogOutput0. </text:p>
      <text:p text:style-name="P98">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98">void Homing(modbus_t* ctx, int homing_value) </text:p>
      <text:p text:style-name="P98"/>
      <text:p text:style-name="P98"><text:span text:style-name="T12">Meaning: </text:span>This function orders the driver indicated by homing_value to execute the homing procedure. </text:p>
      <text:p text:style-name="P98">See firmware documentation for more information about the procedure. <text:s/></text:p>
      <text:p text:style-name="P98"/>
      <text:p text:style-name="P103">Low level interaction: </text:p>
      <text:p text:style-name="P98">modbus_flush(ctx); </text:p>
      <text:p text:style-name="P98">function_status = modbus_set_slave(ctx, homing_value); </text:p>
      <text:p text:style-name="P98">status_state = ReadStatusState(ctx, &amp;rc, "Exp: "); </text:p>
      <text:p text:style-name="P98"><text:soft-page-break/>function_status = SetStatusState(ctx, 0, "Exp: "); </text:p>
      <text:p text:style-name="P98">function_status = SetRequestState(ctx, STATEHOMING, "Exp :"); </text:p>
      <text:p text:style-name="P98"/>
      <text:p text:style-name="P98"><text:span text:style-name="T12">Special attention: </text:span>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98">void GetMovePar(modbus_t* ctx, int mov_par_value) </text:p>
      <text:p text:style-name="P98"/>
      <text:p text:style-name="P98"><text:span text:style-name="T12">Meaning:</text:span> this function collects the movimentation parameters from the driver indicated by mov_par_value. The movimentation parameters are CurrentPosition and AnalogInput0. CorrentPosition is the actual </text:p>
      <text:p text:style-name="P98">position of the driver, AnalogInput0 is the values retrieved by encoder to the driver and it can be used for checking the position of the engine mastered by the driver. Since the operation requires the </text:p>
      <text:p text:style-name="P98">driver to have already accomplished the previous operation, a check to the status of the driver is performed. </text:p>
      <text:p text:style-name="P98"/>
      <text:p text:style-name="P103">Low level interaction: </text:p>
      <text:p text:style-name="P98">modbus_flush(ctx); </text:p>
      <text:p text:style-name="P98">function_status = modbus_set_slave(ctx, mov_par_value);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text:span text:style-name="T12">Special attention: </text:span>this function is blocking. When the function begins, it is checked that the drivers has terminated the previous operation checking the StatusState register. The timeout is equal to </text:p>
      <text:p text:style-name="P98"><text:soft-page-break/>LIMITSTATUS_STATE*SLEEPSTATUS_STATE*microseconds (see DefineGeneral.h file for LIMITSTATUS_STATE and SLEEPSTATUS_STATE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98">void MoveTo(modbus_t* ctx, int moveto_drv_num, char* buffer) </text:p>
      <text:p text:style-name="P98"/>
      <text:p text:style-name="P98"><text:span text:style-name="T12">Meaning: </text:span>this function set the CountTargetPosition of the driver indicated by moveto_drv_num to the values found in buffer. </text:p>
      <text:p text:style-name="P98"/>
      <text:p text:style-name="P103">Low level interaction: </text:p>
      <text:p text:style-name="P98">modbus_flush(ctx); </text:p>
      <text:p text:style-name="P98">function_status = modbus_set_slave(ctx, moveto_drv_num); </text:p>
      <text:p text:style-name="P98">status_state = ReadStatusState(ctx, &amp;rc, "Exp: "); </text:p>
      <text:p text:style-name="P98">function_status = SetStatusState(ctx, 0, "Exp: "); </text:p>
      <text:p text:style-name="P98">function_status = SetCountTargetPosition(ctx, moveto_value, "Exp :"); </text:p>
      <text:p text:style-name="P98">function_status = SetRequestState(ctx, STATEMOVEREL, "Exp :"); </text:p>
      <text:p text:style-name="P98"/>
      <text:p text:style-name="P98"><text:span text:style-name="T12">Special attention: </text:span>The precondition to execute the function is that in buffer is stored a valid move_to command. This is guaranteed by the check performed in Main.c. </text:p>
      <text:p text:style-name="P98">The correct syntax of the command is: move_to drvnum val . In order to accomplished the movimentation is performed a check to the status of the driver: it has to have already terminated the previous operation.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oft-page-break/><text:s text:c="2"/>MoveToMult<text:bookmark-end text:name="__RefHeading__6617_1260681344"/><text:bookmark-end text:name="__RefHeading__6678_938462441"/></text:h>
      <text:p text:style-name="P98">void MoveToMult(modbus_t* ctx, int moveto_drv_num, char* buffer) </text:p>
      <text:p text:style-name="P98"/>
      <text:p text:style-name="P98"><text:span text:style-name="T12">Meaning: </text:span>This function set the CountTargetPosition of the driver indicated by moveto_drv_num to the values found in buffer. </text:p>
      <text:p text:style-name="P98"/>
      <text:p text:style-name="P103">Low level interaction: </text:p>
      <text:p text:style-name="P98">modbus_flush(ctx); </text:p>
      <text:p text:style-name="P98">function_status = modbus_set_slave(ctx, moveto_drv_num); </text:p>
      <text:p text:style-name="P98">status_state = ReadStatusState(ctx, &amp;rc, "Exp: "); </text:p>
      <text:p text:style-name="P98">function_status = SetStatusState(ctx, 0, "Exp: "); </text:p>
      <text:p text:style-name="P98">function_status = SetCountTargetPosition(ctx, moveto_value, "Exp :"); </text:p>
      <text:p text:style-name="P98">function_status = SetRequestState(ctx, STATEMOVEREL, "Exp :"); </text:p>
      <text:p text:style-name="P98"/>
      <text:p text:style-name="P98"><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98">driver: it has to have already terminated the previous operation.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98">void Encode(modbus_t* ctx, int encode_drv_num, EncoderStruct&amp; drv_parameters)</text:p>
      <text:p text:style-name="P98"/>
      <text:p text:style-name="P98"><text:soft-page-break/><text:span text:style-name="T12">Meaning:</text:span> This function executes an encoding procedure for the driver indicated in encode_drv_num and save in drv_parameters struct the values obtained from the linear regression. </text:p>
      <text:p text:style-name="P98"/>
      <text:p text:style-name="P103">Low level interaction: </text:p>
      <text:p text:style-name="P98">modbus_flush(ctx); </text:p>
      <text:p text:style-name="P98">function_status = modbus_set_slave(ctx, encode_drv_num); </text:p>
      <text:p text:style-name="P98">status_state = ReadStatusState(ctx, &amp;rc, "Exp: "); </text:p>
      <text:p text:style-name="P98">MoveTo(ctx, encode_drv_num, (char*) tmp_buffer.c_str()); </text:p>
      <text:p text:style-name="P98"/>
      <text:p text:style-name="P98"><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98">The encoding procedure consists to reach the final position indicated by MAXEXTENSION by steps indicated by ENCODINGSTEP. </text:p>
      <text:p text:style-name="P98">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98">int CheckPositionEncoderSingle (modbus_t* ctx, int position_encoder_drv_num) </text:p>
      <text:p text:style-name="P98"/>
      <text:p text:style-name="P98"><text:span text:style-name="T12">Meaning: </text:span>this function performs the comparison between the position declared by the driver (the value of the register Position) and the position retrieved by the encoder (the value of the register </text:p>
      <text:p text:style-name="P98">AnalogInput0). </text:p>
      <text:p text:style-name="P98">The driver is indicated by position_encoder_drv_num. </text:p>
      <text:p text:style-name="P98">Return values: </text:p>
      <text:p text:style-name="P98">0 all okay </text:p>
      <text:p text:style-name="P98"><text:soft-page-break/>-1 real position mismatch with estimated position </text:p>
      <text:p text:style-name="P98">-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103">Special attention: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98">int CheckPositionEncoderSingleWarning (modbus_t* ctx, int position_encoder_drv_num) </text:p>
      <text:p text:style-name="P98"/>
      <text:p text:style-name="P98"><text:span text:style-name="T12">Meaning:</text:span> this function performs the comparison between the position declared by the driver (the value of the register Position) and the position retrieved by the encoder (the value of the register </text:p>
      <text:p text:style-name="P98">AnalogInput0). </text:p>
      <text:p text:style-name="P98">The driver is indicated by position_encoder_drv_num. </text:p>
      <text:p text:style-name="P98"/>
      <text:p text:style-name="P103">Return values: </text:p>
      <text:p text:style-name="P98">0 all okay </text:p>
      <text:p text:style-name="P98">-1 real position mismatch with estimated position </text:p>
      <text:p text:style-name="P98"><text:soft-page-break/>-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103">Special attention: </text:p>
      <text:p text:style-name="P98">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98">int CheckPositionEncoderToAll (modbus_t* ctx, int position_encoder_drv_num) </text:p>
      <text:p text:style-name="P98"/>
      <text:p text:style-name="P98"><text:span text:style-name="T12">Meaning: </text:span>this function is the same of CheckPositionEncoderSingle but CheckPositionEncoderToAll sends the response to all the clients connected to the server. It is used by Main.c in order to perform a </text:p>
      <text:p text:style-name="P98">periodical check and send the response to the clients. </text:p>
      <text:p text:style-name="P98">This function performs the comparison between the position declared by the driver (the value of the register Position) and the position retrieved by the encoder (the value of the <text:soft-page-break/>register AnalogInput0). </text:p>
      <text:p text:style-name="P98">The driver is indicated by position_encoder_drv_num. </text:p>
      <text:p text:style-name="P98"/>
      <text:p text:style-name="P103">Return values: </text:p>
      <text:p text:style-name="P98">0 all okay </text:p>
      <text:p text:style-name="P98">-1 real position mismatch with estimated position </text:p>
      <text:p text:style-name="P98">-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98"><text:span text:style-name="T12">Special attention:</text:span> 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text:p>
      <text:h text:style-name="P148" text:outline-level="2"><text:bookmark-start text:name="__RefHeading__6404_788646218"/><text:s/>High level functions<text:bookmark-end text:name="__RefHeading__6404_788646218"/></text:h>
      <text:p text:style-name="P99">In this section it will reported the command syntax and the mid/low level functions called for each command (in other words, the functions called by Main.c) . </text:p>
      <text:p text:style-name="P99"/>
      <text:p text:style-name="P99"/>
      <text:p text:style-name="P104">N.B. The list below reports only the commands that call at least one mid/low level function! </text:p>
      <text:p text:style-name="P99"/>
      <text:p text:style-name="P99">1. </text:p>
      <text:p text:style-name="P99"><text:soft-page-break/>Command: check_drv_assoc </text:p>
      <text:p text:style-name="P99"/>
      <text:p text:style-name="P99">Function called: CheckDrvAssoc </text:p>
      <text:p text:style-name="P99"/>
      <text:p text:style-name="P99">2. </text:p>
      <text:p text:style-name="P99"/>
      <text:p text:style-name="P99">Command: check_par_assoc </text:p>
      <text:p text:style-name="P99"/>
      <text:p text:style-name="P99">Function called: CheckParAssoc </text:p>
      <text:p text:style-name="P99"/>
      <text:p text:style-name="P99">3. </text:p>
      <text:p text:style-name="P99"/>
      <text:p text:style-name="P99">Command: check_encode_assoc </text:p>
      <text:p text:style-name="P99"/>
      <text:p text:style-name="P99">Function called: CheckEncodeAssoc </text:p>
      <text:p text:style-name="P99"/>
      <text:p text:style-name="P99">4. </text:p>
      <text:p text:style-name="P99"/>
      <text:p text:style-name="P99">Command: connect absoluteprogrammerpath </text:p>
      <text:p text:style-name="P99"/>
      <text:p text:style-name="P99">Function called: Connect </text:p>
      <text:p text:style-name="P99"/>
      <text:p text:style-name="P99">5. </text:p>
      <text:p text:style-name="P99"/>
      <text:p text:style-name="P99">Command: get_par drvnum </text:p>
      <text:p text:style-name="P99"/>
      <text:p text:style-name="P99">Function called: GetPar </text:p>
      <text:p text:style-name="P99"/>
      <text:p text:style-name="P99">6. </text:p>
      <text:p text:style-name="P99"/>
      <text:p text:style-name="P99">Command: check_position drvnum </text:p>
      <text:p text:style-name="P99"><text:soft-page-break/></text:p>
      <text:p text:style-name="P99">Function called: CheckPositionEncoderSingleWarning </text:p>
      <text:p text:style-name="P99"/>
      <text:p text:style-name="P99">7. </text:p>
      <text:p text:style-name="P99"/>
      <text:p text:style-name="P99">Command: set_par drvnum max_vel acceleration deceleration PhaseCurrent AnalogOutput0 </text:p>
      <text:p text:style-name="P99"/>
      <text:p text:style-name="P99">Function called: SetPar </text:p>
      <text:p text:style-name="P99"/>
      <text:p text:style-name="P99">8. </text:p>
      <text:p text:style-name="P99"/>
      <text:p text:style-name="P99">Command: homing drvnum </text:p>
      <text:p text:style-name="P99"/>
      <text:p text:style-name="P99">Functions called: Homing, GetMovePar </text:p>
      <text:p text:style-name="P99"/>
      <text:p text:style-name="P99">9. </text:p>
      <text:p text:style-name="P99"/>
      <text:p text:style-name="P99">Command: get_mov_par drvnum </text:p>
      <text:p text:style-name="P99"/>
      <text:p text:style-name="P99">Function called: GetMovePar </text:p>
      <text:p text:style-name="P99"/>
      <text:p text:style-name="P99">10. </text:p>
      <text:p text:style-name="P99"/>
      <text:p text:style-name="P99">Command: encode drvnum </text:p>
      <text:p text:style-name="P99"/>
      <text:p text:style-name="P99">Functions called: Homing (only if ENCODINGHOME == 1. See DefineGeneral.h file. ), Encode </text:p>
      <text:p text:style-name="P99"/>
      <text:p text:style-name="P99">11. </text:p>
      <text:p text:style-name="P99"/>
      <text:p text:style-name="P99"><text:soft-page-break/>Command: move_to drvnum targetposition </text:p>
      <text:p text:style-name="P99"/>
      <text:p text:style-name="P99">Functions called: MoveTo, GetMovePar </text:p>
      <text:p text:style-name="P99"/>
      <text:p text:style-name="P99">12. </text:p>
      <text:p text:style-name="P99"/>
      <text:p text:style-name="P99">Command: get_all_parameter </text:p>
      <text:p text:style-name="P99"/>
      <text:p text:style-name="P99">Functions called: GetMovePar, GetPar, CheckPositionEncoderSingle </text:p>
      <text:p text:style-name="P99"/>
      <text:p text:style-name="P99">13. </text:p>
      <text:p text:style-name="P99"/>
      <text:p text:style-name="P99">Command: homing_mult drvnum1 drvnum2 drvnum3 drvnum.... </text:p>
      <text:p text:style-name="P99"/>
      <text:p text:style-name="P99">Functions called: Homing, GetMovePar </text:p>
      <text:p text:style-name="P99"/>
      <text:p text:style-name="P99">14. </text:p>
      <text:p text:style-name="P99"/>
      <text:p text:style-name="P99">Command: moveto_mult targetposition drvnum1 drvnum2 drvnum3 drvnum.... </text:p>
      <text:p text:style-name="P99"/>
      <text:p text:style-name="P99">Functions called: MoveToMult, GetMovePar </text:p>
      <text:p text:style-name="P99"/>
      <text:p text:style-name="P99">15. </text:p>
      <text:p text:style-name="P99"/>
      <text:p text:style-name="P99">Command: setmult_par max_vel acceleration deceleration PhaseCurrent AnalogOutput0 drvnum1 drvnum2 drvnum3 drvnum.... </text:p>
      <text:p text:style-name="P99"/>
      <text:p text:style-name="P99">Function called: SetParMult</text:p>
      <text:p text:style-name="P100">Summary table:</text:p>
      <text:p text:style-name="P99"/>
      <text:p text:style-name="P99"/>
      <table:table table:name="Funzioni" table:style-name="Funzioni">
        <table:table-column table:style-name="Funzioni.A"/>
        <table:table-column table:style-name="Funzioni.B"/>
        <table:table-column table:style-name="Funzioni.C"/>
        <table:table-column table:style-name="Funzioni.D"/>
        <table:table-column table:style-name="Funzioni.E"/>
        <text:soft-page-break/>
        <table:table-row>
          <table:table-cell table:style-name="Funzioni.A1" office:value-type="string">
            <text:p text:style-name="P123">Name</text:p>
          </table:table-cell>
          <table:table-cell table:style-name="Funzioni.A1" office:value-type="string">
            <text:p text:style-name="P123">Called Functions</text:p>
          </table:table-cell>
          <table:table-cell table:style-name="Funzioni.A1" office:value-type="string">
            <text:p text:style-name="P123">Definition file</text:p>
          </table:table-cell>
          <table:table-cell table:style-name="Funzioni.A1" office:value-type="string">
            <text:p text:style-name="P123">Blocking</text:p>
          </table:table-cell>
          <table:table-cell table:style-name="Funzioni.E1" office:value-type="string">
            <text:p text:style-name="P123">References</text:p>
          </table:table-cell>
        </table:table-row>
        <text:soft-page-break/>
        <table:table-row>
          <table:table-cell table:style-name="Funzioni.A2" office:value-type="string">
            <text:p text:style-name="P123">Connect</text:p>
          </table:table-cell>
          <table:table-cell table:style-name="Funzioni.A2" office:value-type="string">
            <text:p text:style-name="P105">modbus_new_rtu</text:p>
            <text:p text:style-name="P105">modbus_strerror</text:p>
            <text:p text:style-name="P105">modbus_free</text:p>
            <text:p text:style-name="P105">modbus_set_slave</text:p>
          </table:table-cell>
          <table:table-cell table:style-name="Funzioni.A2" office:value-type="string">
            <text:p text:style-name="P105">DriverFunction.c</text:p>
          </table:table-cell>
          <table:table-cell table:style-name="Funzioni.A2" office:value-type="string">
            <text:p text:style-name="P105">NO</text:p>
          </table:table-cell>
          <table:table-cell table:style-name="Funzioni.E2" office:value-type="string">
            <text:p text:style-name="P107"><text:bookmark-ref text:reference-format="chapter" text:ref-name="__RefHeading__6738_938462441">18.2.1</text:bookmark-ref></text:p>
          </table:table-cell>
        </table:table-row>
        <table:table-row>
          <table:table-cell table:style-name="Funzioni.A2" office:value-type="string">
            <text:p text:style-name="P123">ReadSerialNumber</text:p>
          </table:table-cell>
          <table:table-cell table:style-name="Funzioni.A2" office:value-type="string">
            <text:p text:style-name="P105">modbus_read_registers</text:p>
            <text:p text:style-name="P105">modbus_strerror</text:p>
          </table:table-cell>
          <table:table-cell table:style-name="Funzioni.A2" office:value-type="string">
            <text:p text:style-name="P105">DriverFunction.c</text:p>
          </table:table-cell>
          <table:table-cell table:style-name="Funzioni.A2" office:value-type="string">
            <text:p text:style-name="P105">NO</text:p>
          </table:table-cell>
          <table:table-cell table:style-name="Funzioni.E2" office:value-type="string">
            <text:p text:style-name="P107"><text:bookmark-ref text:reference-format="chapter" text:ref-name="__RefHeading__6736_938462441">18.2.2</text:bookmark-ref></text:p>
          </table:table-cell>
        </table:table-row>
        <table:table-row>
          <table:table-cell table:style-name="Funzioni.A2" office:value-type="string">
            <text:p text:style-name="P123">SetMaxVel</text:p>
          </table:table-cell>
          <table:table-cell table:style-name="Funzioni.A2" office:value-type="string">
            <text:p text:style-name="P105">modbus_write_registers</text:p>
            <text:p text:style-name="P105">modbus_strerror</text:p>
          </table:table-cell>
          <table:table-cell table:style-name="Funzioni.A2" office:value-type="string">
            <text:p text:style-name="P105">DriverFunction.c</text:p>
          </table:table-cell>
          <table:table-cell table:style-name="Funzioni.A2" office:value-type="string">
            <text:p text:style-name="P105">NO</text:p>
          </table:table-cell>
          <table:table-cell table:style-name="Funzioni.E2" office:value-type="string">
            <text:p text:style-name="P107"><text:bookmark-ref text:reference-format="chapter" text:ref-name="__RefHeading__6714_938462441">18.2.3</text:bookmark-ref></text:p>
          </table:table-cell>
        </table:table-row>
        <table:table-row>
          <table:table-cell table:style-name="Funzioni.A2" office:value-type="string">
            <text:p text:style-name="P124">SetVelHome</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8">NO</text:p>
          </table:table-cell>
          <table:table-cell table:style-name="Funzioni.E2" office:value-type="string">
            <text:p text:style-name="P107"><text:bookmark-ref text:reference-format="chapter" text:ref-name="__RefHeading__6734_938462441">18.2.4</text:bookmark-ref></text:p>
          </table:table-cell>
        </table:table-row>
        <table:table-row>
          <table:table-cell table:style-name="Funzioni.A2" office:value-type="string">
            <text:p text:style-name="P124">SetAcceleration</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32_938462441">18.2.5</text:bookmark-ref></text:p>
          </table:table-cell>
        </table:table-row>
        <table:table-row>
          <table:table-cell table:style-name="Funzioni.A2" office:value-type="string">
            <text:p text:style-name="P124">SetDeceleration</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30_938462441">18.2.6</text:bookmark-ref></text:p>
          </table:table-cell>
        </table:table-row>
        <table:table-row>
          <table:table-cell table:style-name="Funzioni.A2" office:value-type="string">
            <text:p text:style-name="P124">SetPhaseCurrent</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28_938462441">18.2.7</text:bookmark-ref></text:p>
          </table:table-cell>
        </table:table-row>
        <table:table-row>
          <table:table-cell table:style-name="Funzioni.A2" office:value-type="string">
            <text:p text:style-name="P124">SetAnalogOutput0</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26_938462441">18.2.8</text:bookmark-ref></text:p>
          </table:table-cell>
        </table:table-row>
        <table:table-row>
          <table:table-cell table:style-name="Funzioni.A2" office:value-type="string">
            <text:p text:style-name="P124">SetStatusState</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24_938462441">18.2.9</text:bookmark-ref></text:p>
          </table:table-cell>
        </table:table-row>
        <table:table-row>
          <table:table-cell table:style-name="Funzioni.A2" office:value-type="string">
            <text:p text:style-name="P124">SetRequestState</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22_938462441">18.2.10</text:bookmark-ref></text:p>
          </table:table-cell>
        </table:table-row>
        <table:table-row>
          <table:table-cell table:style-name="Funzioni.A2" office:value-type="string">
            <text:p text:style-name="P124">SetTargetPosition</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20_938462441">18.2.11</text:bookmark-ref></text:p>
          </table:table-cell>
        </table:table-row>
        <table:table-row>
          <table:table-cell table:style-name="Funzioni.A2" office:value-type="string">
            <text:p text:style-name="P124">SetCountTargetPosition</text:p>
          </table:table-cell>
          <table:table-cell table:style-name="Funzioni.A2" office:value-type="string">
            <text:p text:style-name="P108">modbus_write_registers</text:p>
            <text:p text:style-name="P106">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16_938462441">18.2.12</text:bookmark-ref></text:p>
          </table:table-cell>
        </table:table-row>
        <table:table-row>
          <table:table-cell table:style-name="Funzioni.A2" office:value-type="string">
            <text:p text:style-name="P124">ReadMaxVel</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18_938462441">18.2.13</text:bookmark-ref></text:p>
          </table:table-cell>
        </table:table-row>
        <table:table-row>
          <table:table-cell table:style-name="Funzioni.A2" office:value-type="string">
            <text:p text:style-name="P124">ReadVelHome</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12_938462441">18.2.14</text:bookmark-ref></text:p>
          </table:table-cell>
        </table:table-row>
        <table:table-row>
          <table:table-cell table:style-name="Funzioni.A2" office:value-type="string">
            <text:p text:style-name="P124">ReadAcceleration</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10_938462441">18.2.15</text:bookmark-ref></text:p>
          </table:table-cell>
        </table:table-row>
        <text:soft-page-break/>
        <table:table-row>
          <table:table-cell table:style-name="Funzioni.A2" office:value-type="string">
            <text:p text:style-name="P124">ReadDeceleration</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08_938462441">18.2.16</text:bookmark-ref></text:p>
          </table:table-cell>
        </table:table-row>
        <table:table-row>
          <table:table-cell table:style-name="Funzioni.A2" office:value-type="string">
            <text:p text:style-name="P124">ReadPhaseCurrent</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06_938462441">18.2.17</text:bookmark-ref></text:p>
          </table:table-cell>
        </table:table-row>
        <table:table-row>
          <table:table-cell table:style-name="Funzioni.A2" office:value-type="string">
            <text:p text:style-name="P124">ReadAnalogOutput0</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04_938462441">18.2.18</text:bookmark-ref></text:p>
          </table:table-cell>
        </table:table-row>
        <table:table-row>
          <table:table-cell table:style-name="Funzioni.A2" office:value-type="string">
            <text:p text:style-name="P124">ReadStatusState</text:p>
          </table:table-cell>
          <table:table-cell table:style-name="Funzioni.A2" office:value-type="string">
            <text:p text:style-name="P108">modbus_read_registers</text:p>
            <text:p text:style-name="P108">modbus_strerror</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02_938462441">18.2.19</text:bookmark-ref></text:p>
          </table:table-cell>
        </table:table-row>
        <table:table-row>
          <table:table-cell table:style-name="Funzioni.A2" office:value-type="string">
            <text:p text:style-name="P124">ReadAnalogInput0</text:p>
          </table:table-cell>
          <table:table-cell table:style-name="Funzioni.A2" office:value-type="string">
            <text:p text:style-name="P108">modbus_read_registers</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700_938462441">18.2.20</text:bookmark-ref></text:p>
          </table:table-cell>
        </table:table-row>
        <table:table-row>
          <table:table-cell table:style-name="Funzioni.A2" office:value-type="string">
            <text:p text:style-name="P124">ReadCurrentPosition</text:p>
          </table:table-cell>
          <table:table-cell table:style-name="Funzioni.A2" office:value-type="string">
            <text:p text:style-name="P108">modbus_read_registers</text:p>
          </table:table-cell>
          <table:table-cell table:style-name="Funzioni.A2" office:value-type="string">
            <text:p text:style-name="P106">DriverFunction.c</text:p>
          </table:table-cell>
          <table:table-cell table:style-name="Funzioni.A2" office:value-type="string">
            <text:p text:style-name="P106">NO</text:p>
          </table:table-cell>
          <table:table-cell table:style-name="Funzioni.E2" office:value-type="string">
            <text:p text:style-name="P107"><text:bookmark-ref text:reference-format="chapter" text:ref-name="__RefHeading__6698_938462441">18.2.21</text:bookmark-ref></text:p>
          </table:table-cell>
        </table:table-row>
        <table:table-row>
          <table:table-cell table:style-name="Funzioni.A2" office:value-type="string">
            <text:p text:style-name="P124">CheckDrvAssoc</text:p>
          </table:table-cell>
          <table:table-cell table:style-name="Funzioni.A2" office:value-type="string">
            <text:p text:style-name="P108">modbus_flush</text:p>
            <text:p text:style-name="P108">modbus_set_slave</text:p>
            <text:p text:style-name="P108">ReadSerialNumber</text:p>
          </table:table-cell>
          <table:table-cell table:style-name="Funzioni.A2" office:value-type="string">
            <text:p text:style-name="P108">CommandExecutor.c</text:p>
          </table:table-cell>
          <table:table-cell table:style-name="Funzioni.A2" office:value-type="string">
            <text:p text:style-name="P108">YES</text:p>
          </table:table-cell>
          <table:table-cell table:style-name="Funzioni.E2" office:value-type="string">
            <text:p text:style-name="P107"><text:bookmark-ref text:reference-format="chapter" text:ref-name="__RefHeading__6696_938462441">18.3.1</text:bookmark-ref></text:p>
          </table:table-cell>
        </table:table-row>
        <table:table-row>
          <table:table-cell table:style-name="Funzioni.A2" office:value-type="string">
            <text:p text:style-name="P124">CheckParAssoc</text:p>
          </table:table-cell>
          <table:table-cell table:style-name="Funzioni.A2" office:value-type="string">
            <text:p text:style-name="P108">modbus_flush</text:p>
            <text:p text:style-name="P108">modbus_set_slave</text:p>
            <text:p text:style-name="P109">ReadMaxVel</text:p>
            <text:p text:style-name="P109">ReadVelHome</text:p>
            <text:p text:style-name="P109">ReadAcceleration</text:p>
            <text:p text:style-name="P109">ReadDeceleration</text:p>
            <text:p text:style-name="P109">ReadPhaseCurrent</text:p>
            <text:p text:style-name="P109">ReadAnalogOutput0</text:p>
          </table:table-cell>
          <table:table-cell table:style-name="Funzioni.A2" office:value-type="string">
            <text:p text:style-name="P109">CommandExecutor.c</text:p>
          </table:table-cell>
          <table:table-cell table:style-name="Funzioni.A2" office:value-type="string">
            <text:p text:style-name="P112">YES</text:p>
          </table:table-cell>
          <table:table-cell table:style-name="Funzioni.E2" office:value-type="string">
            <text:p text:style-name="P107"><text:bookmark-ref text:reference-format="chapter" text:ref-name="__RefHeading__6694_938462441">18.3.2</text:bookmark-ref></text:p>
          </table:table-cell>
        </table:table-row>
        <table:table-row>
          <table:table-cell table:style-name="Funzioni.A2" office:value-type="string">
            <text:p text:style-name="P125">CheckEncodeAssoc</text:p>
          </table:table-cell>
          <table:table-cell table:style-name="Funzioni.A2" office:value-type="string">
            <text:p text:style-name="P113">modbus_flush</text:p>
            <text:p text:style-name="P113">Encode</text:p>
            <text:p text:style-name="P113">Homing</text:p>
          </table:table-cell>
          <table:table-cell table:style-name="Funzioni.A2" office:value-type="string">
            <text:p text:style-name="P109">CommandExecutor.c</text:p>
          </table:table-cell>
          <table:table-cell table:style-name="Funzioni.A2" office:value-type="string">
            <text:p text:style-name="P113">YES</text:p>
          </table:table-cell>
          <table:table-cell table:style-name="Funzioni.E2" office:value-type="string">
            <text:p text:style-name="P107"><text:bookmark-ref text:reference-format="chapter" text:ref-name="__RefHeading__6692_938462441">18.3.3</text:bookmark-ref></text:p>
          </table:table-cell>
        </table:table-row>
        <table:table-row>
          <table:table-cell table:style-name="Funzioni.A2" office:value-type="string">
            <text:p text:style-name="P125">GetPar</text:p>
          </table:table-cell>
          <table:table-cell table:style-name="Funzioni.A2" office:value-type="string">
            <text:p text:style-name="P113">modbus_flush</text:p>
            <text:p text:style-name="P109">modbus_set_slave</text:p>
            <text:p text:style-name="P109">ReadMaxVel</text:p>
            <text:p text:style-name="P109">ReadVelHome</text:p>
            <text:p text:style-name="P109">ReadAcceleration</text:p>
            <text:p text:style-name="P109">ReadDeceleration</text:p>
            <text:p text:style-name="P109"><text:soft-page-break/>ReadPhaseCurrent</text:p>
            <text:p text:style-name="P109">ReadAnalogOutput0</text:p>
          </table:table-cell>
          <table:table-cell table:style-name="Funzioni.A2" office:value-type="string">
            <text:p text:style-name="P109">CommandExecutor.c</text:p>
          </table:table-cell>
          <table:table-cell table:style-name="Funzioni.A2" office:value-type="string">
            <text:p text:style-name="P113">NO</text:p>
          </table:table-cell>
          <table:table-cell table:style-name="Funzioni.E2" office:value-type="string">
            <text:p text:style-name="P107"><text:bookmark-ref text:reference-format="chapter" text:ref-name="__RefHeading__6690_938462441">18.3.4</text:bookmark-ref></text:p>
          </table:table-cell>
        </table:table-row>
        <table:table-row>
          <table:table-cell table:style-name="Funzioni.A2" office:value-type="string">
            <text:p text:style-name="P126">SetPar</text:p>
          </table:table-cell>
          <table:table-cell table:style-name="Funzioni.A2" office:value-type="string">
            <text:p text:style-name="P114">modbus_flush</text:p>
            <text:p text:style-name="P114">SetMaxVel</text:p>
            <text:p text:style-name="P114">SetVelHome</text:p>
            <text:p text:style-name="P114">SetAcceleration</text:p>
            <text:p text:style-name="P114">SetDeceleration</text:p>
            <text:p text:style-name="P114">SetPhaseCurrent</text:p>
            <text:p text:style-name="P114">SetAnalogOutput0</text:p>
            <text:p text:style-name="P114">GetPar</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88_938462441">18.3.5</text:bookmark-ref></text:p>
          </table:table-cell>
        </table:table-row>
        <table:table-row>
          <table:table-cell table:style-name="Funzioni.A2" office:value-type="string">
            <text:p text:style-name="P127">SetParMult</text:p>
          </table:table-cell>
          <table:table-cell table:style-name="Funzioni.A2" office:value-type="string">
            <text:p text:style-name="P114">modbus_flush</text:p>
            <text:p text:style-name="P114">SetMaxVel</text:p>
            <text:p text:style-name="P114">SetVelHome</text:p>
            <text:p text:style-name="P114">SetAcceleration</text:p>
            <text:p text:style-name="P114">SetDeceleration</text:p>
            <text:p text:style-name="P114">SetPhaseCurrent</text:p>
            <text:p text:style-name="P114">SetAnalogOutput0</text:p>
            <text:p text:style-name="P114">GetPar</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86_938462441">18.3.6</text:bookmark-ref></text:p>
          </table:table-cell>
        </table:table-row>
        <table:table-row>
          <table:table-cell table:style-name="Funzioni.A2" office:value-type="string">
            <text:p text:style-name="P127">Homing</text:p>
          </table:table-cell>
          <table:table-cell table:style-name="Funzioni.A2" office:value-type="string">
            <text:p text:style-name="P115">modbus_flush</text:p>
            <text:p text:style-name="P115">modbus_set_slave</text:p>
            <text:p text:style-name="P115">ReadStatusState</text:p>
            <text:p text:style-name="P115">SetStatusState</text:p>
            <text:p text:style-name="P115">SetRequestState</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84_938462441">18.3.7</text:bookmark-ref></text:p>
          </table:table-cell>
        </table:table-row>
        <table:table-row>
          <table:table-cell table:style-name="Funzioni.A2" office:value-type="string">
            <text:p text:style-name="P127">GetMovePar</text:p>
          </table:table-cell>
          <table:table-cell table:style-name="Funzioni.A2" office:value-type="string">
            <text:p text:style-name="P115">modbus_flush</text:p>
            <text:p text:style-name="P115">modbus_set_slave</text:p>
            <text:p text:style-name="P115">ReadStatusState</text:p>
            <text:p text:style-name="P115">ReadCurrentPosition</text:p>
            <text:p text:style-name="P115">ReadAnalogInput0</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82_938462441">18.3.8</text:bookmark-ref></text:p>
          </table:table-cell>
        </table:table-row>
        <table:table-row>
          <table:table-cell table:style-name="Funzioni.A2" office:value-type="string">
            <text:p text:style-name="P127">MoveTo</text:p>
          </table:table-cell>
          <table:table-cell table:style-name="Funzioni.A2" office:value-type="string">
            <text:p text:style-name="P115">modbus_flush</text:p>
            <text:p text:style-name="P115">modbus_set_slave</text:p>
            <text:p text:style-name="P115">ReadStatusState</text:p>
            <text:p text:style-name="P115"><text:soft-page-break/>SetStatusState</text:p>
            <text:p text:style-name="P115">SetCountTargetPosition</text:p>
            <text:p text:style-name="P115">SetRequestState</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80_938462441">18.3.9</text:bookmark-ref></text:p>
          </table:table-cell>
        </table:table-row>
        <table:table-row>
          <table:table-cell table:style-name="Funzioni.A2" office:value-type="string">
            <text:p text:style-name="P127">MoveToMult</text:p>
          </table:table-cell>
          <table:table-cell table:style-name="Funzioni.A2" office:value-type="string">
            <text:p text:style-name="P115">modbus_flush</text:p>
            <text:p text:style-name="P115">modbus_set_slave</text:p>
            <text:p text:style-name="P115">ReadStatusState</text:p>
            <text:p text:style-name="P115">SetStatusState</text:p>
            <text:p text:style-name="P115">SetCountTargetPosition</text:p>
            <text:p text:style-name="P115">SetRequestState</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78_938462441">18.3.10</text:bookmark-ref></text:p>
          </table:table-cell>
        </table:table-row>
        <table:table-row>
          <table:table-cell table:style-name="Funzioni.A2" office:value-type="string">
            <text:p text:style-name="P127">Encode</text:p>
          </table:table-cell>
          <table:table-cell table:style-name="Funzioni.A2" office:value-type="string">
            <text:p text:style-name="P115">modbus_flush</text:p>
            <text:p text:style-name="P115">modbus_set_slave</text:p>
            <text:p text:style-name="P115">ReadStatusState</text:p>
            <text:p text:style-name="P115">MoveTo</text:p>
          </table:table-cell>
          <table:table-cell table:style-name="Funzioni.A2" office:value-type="string">
            <text:p text:style-name="P110">CommandExecutor.c</text:p>
          </table:table-cell>
          <table:table-cell table:style-name="Funzioni.A2" office:value-type="string">
            <text:p text:style-name="P115">YES</text:p>
          </table:table-cell>
          <table:table-cell table:style-name="Funzioni.E2" office:value-type="string">
            <text:p text:style-name="P107"><text:bookmark-ref text:reference-format="chapter" text:ref-name="__RefHeading__6676_938462441">18.3.11</text:bookmark-ref></text:p>
          </table:table-cell>
        </table:table-row>
        <table:table-row>
          <table:table-cell table:style-name="Funzioni.A2" office:value-type="string">
            <text:p text:style-name="P129">CheckPositionEncoderSingle</text:p>
          </table:table-cell>
          <table:table-cell table:style-name="Funzioni.A2" office:value-type="string">
            <text:p text:style-name="P116">modbus_flush</text:p>
            <text:p text:style-name="P116">ReadStatusState</text:p>
            <text:p text:style-name="P116">ReadCurrentPosition</text:p>
            <text:p text:style-name="P116">ReadAnalogInput0</text:p>
          </table:table-cell>
          <table:table-cell table:style-name="Funzioni.A2" office:value-type="string">
            <text:p text:style-name="P111">CommandExecutor.c</text:p>
          </table:table-cell>
          <table:table-cell table:style-name="Funzioni.A2" office:value-type="string">
            <text:p text:style-name="P116">YES</text:p>
          </table:table-cell>
          <table:table-cell table:style-name="Funzioni.E2" office:value-type="string">
            <text:p text:style-name="P107"><text:bookmark-ref text:reference-format="chapter" text:ref-name="__RefHeading__6674_938462441">18.3.12</text:bookmark-ref></text:p>
          </table:table-cell>
        </table:table-row>
        <table:table-row>
          <table:table-cell table:style-name="Funzioni.A2" office:value-type="string">
            <text:p text:style-name="P129">CheckPositionEncoderSingleWarning</text:p>
          </table:table-cell>
          <table:table-cell table:style-name="Funzioni.A2" office:value-type="string">
            <text:p text:style-name="P116">modbus_flush</text:p>
            <text:p text:style-name="P116">ReadStatusState</text:p>
            <text:p text:style-name="P116">ReadCurrentPosition</text:p>
            <text:p text:style-name="P116">ReadAnalogInput0</text:p>
          </table:table-cell>
          <table:table-cell table:style-name="Funzioni.A2" office:value-type="string">
            <text:p text:style-name="P111">CommandExecutor.c</text:p>
          </table:table-cell>
          <table:table-cell table:style-name="Funzioni.A2" office:value-type="string">
            <text:p text:style-name="P116">YES</text:p>
          </table:table-cell>
          <table:table-cell table:style-name="Funzioni.E2" office:value-type="string">
            <text:p text:style-name="P107"><text:bookmark-ref text:reference-format="chapter" text:ref-name="__RefHeading__6672_938462441">18.3.13</text:bookmark-ref></text:p>
          </table:table-cell>
        </table:table-row>
        <table:table-row>
          <table:table-cell table:style-name="Funzioni.A2" office:value-type="string">
            <text:p text:style-name="P128">CheckPositionEncoderToAll</text:p>
          </table:table-cell>
          <table:table-cell table:style-name="Funzioni.A2" office:value-type="string">
            <text:p text:style-name="P117">modbus_flush</text:p>
            <text:p text:style-name="P117">ReadStatusState</text:p>
            <text:p text:style-name="P117">ReadCurrentPosition</text:p>
            <text:p text:style-name="P117">ReadAnalogInput0</text:p>
          </table:table-cell>
          <table:table-cell table:style-name="Funzioni.A2" office:value-type="string">
            <text:p text:style-name="P111">CommandExecutor.c</text:p>
          </table:table-cell>
          <table:table-cell table:style-name="Funzioni.A2" office:value-type="string">
            <text:p text:style-name="P117">YES</text:p>
          </table:table-cell>
          <table:table-cell table:style-name="Funzioni.E2" office:value-type="string">
            <text:p text:style-name="P107"><text:bookmark-ref text:reference-format="chapter" text:ref-name="__RefHeading__6670_938462441">18.3.14</text:bookmark-ref></text:p>
          </table:table-cell>
        </table:table-row>
      </table:table>
      <text:p text:style-name="P101"/>
      <text:p text:style-name="P101"/>
      <text:p text:style-name="P102">List of relevant (relevant means that interact with the driver) functions called <text:span text:style-name="T35">by the commands (all the commands are coded in Main.c).</text:span></text:p>
      <text:p text:style-name="P102"/>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0">Command name</text:p>
          </table:table-cell>
          <table:table-cell table:style-name="CommandsToFunctions.A1" office:value-type="string">
            <text:p text:style-name="P130">Functions called</text:p>
          </table:table-cell>
          <table:table-cell table:style-name="CommandsToFunctions.A1" office:value-type="string">
            <text:p text:style-name="P130">Blocking</text:p>
          </table:table-cell>
          <table:table-cell table:style-name="CommandsToFunctions.D1" office:value-type="string">
            <text:p text:style-name="P130">References</text:p>
          </table:table-cell>
        </table:table-row>
        <text:soft-page-break/>
        <table:table-row>
          <table:table-cell table:style-name="CommandsToFunctions.A2" office:value-type="string">
            <text:p text:style-name="P130">check_drv_assoc</text:p>
          </table:table-cell>
          <table:table-cell table:style-name="CommandsToFunctions.A2" office:value-type="string">
            <text:p text:style-name="P118">CheckDrvAssoc</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40_938462441">15.1.6</text:bookmark-ref></text:p>
          </table:table-cell>
        </table:table-row>
        <table:table-row>
          <table:table-cell table:style-name="CommandsToFunctions.A2" office:value-type="string">
            <text:p text:style-name="P130">check_par_assoc</text:p>
          </table:table-cell>
          <table:table-cell table:style-name="CommandsToFunctions.A2" office:value-type="string">
            <text:p text:style-name="P118">CheckParAssoc</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42_938462441">15.1.7</text:bookmark-ref></text:p>
          </table:table-cell>
        </table:table-row>
        <table:table-row>
          <table:table-cell table:style-name="CommandsToFunctions.A2" office:value-type="string">
            <text:p text:style-name="P130">check_encode_assoc</text:p>
          </table:table-cell>
          <table:table-cell table:style-name="CommandsToFunctions.A2" office:value-type="string">
            <text:p text:style-name="P118">CheckEncodeAssoc</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44_938462441">15.1.8</text:bookmark-ref></text:p>
          </table:table-cell>
        </table:table-row>
        <table:table-row>
          <table:table-cell table:style-name="CommandsToFunctions.A2" office:value-type="string">
            <text:p text:style-name="P130">connect</text:p>
          </table:table-cell>
          <table:table-cell table:style-name="CommandsToFunctions.A2" office:value-type="string">
            <text:p text:style-name="P118">Connect</text:p>
          </table:table-cell>
          <table:table-cell table:style-name="CommandsToFunctions.A2" office:value-type="string">
            <text:p text:style-name="P119">NO</text:p>
          </table:table-cell>
          <table:table-cell table:style-name="CommandsToFunctions.D2" office:value-type="string">
            <text:p text:style-name="P107"><text:bookmark-ref text:reference-format="chapter" text:ref-name="__RefHeading__7046_938462441">15.1.9</text:bookmark-ref></text:p>
          </table:table-cell>
        </table:table-row>
        <table:table-row>
          <table:table-cell table:style-name="CommandsToFunctions.A2" office:value-type="string">
            <text:p text:style-name="P130">get_par</text:p>
          </table:table-cell>
          <table:table-cell table:style-name="CommandsToFunctions.A2" office:value-type="string">
            <text:p text:style-name="P118">GetPar</text:p>
          </table:table-cell>
          <table:table-cell table:style-name="CommandsToFunctions.A2" office:value-type="string">
            <text:p text:style-name="P119">NO</text:p>
          </table:table-cell>
          <table:table-cell table:style-name="CommandsToFunctions.D2" office:value-type="string">
            <text:p text:style-name="P107"><text:bookmark-ref text:reference-format="chapter" text:ref-name="__RefHeading__7048_938462441">15.1.11</text:bookmark-ref></text:p>
          </table:table-cell>
        </table:table-row>
        <table:table-row>
          <table:table-cell table:style-name="CommandsToFunctions.A2" office:value-type="string">
            <text:p text:style-name="P130">check_position</text:p>
          </table:table-cell>
          <table:table-cell table:style-name="CommandsToFunctions.A2" office:value-type="string">
            <text:p text:style-name="P118">CheckPositionEncoderSingleWarning</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50_938462441">15.1.12</text:bookmark-ref></text:p>
          </table:table-cell>
        </table:table-row>
        <table:table-row>
          <table:table-cell table:style-name="CommandsToFunctions.A2" office:value-type="string">
            <text:p text:style-name="P130">set_par</text:p>
          </table:table-cell>
          <table:table-cell table:style-name="CommandsToFunctions.A2" office:value-type="string">
            <text:p text:style-name="P118">Set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52_938462441">15.1.13</text:bookmark-ref></text:p>
          </table:table-cell>
        </table:table-row>
        <table:table-row>
          <table:table-cell table:style-name="CommandsToFunctions.A2" office:value-type="string">
            <text:p text:style-name="P130">homing</text:p>
          </table:table-cell>
          <table:table-cell table:style-name="CommandsToFunctions.A2" office:value-type="string">
            <text:p text:style-name="P118">Homing</text:p>
            <text:p text:style-name="P118">GetMove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54_938462441">15.1.15</text:bookmark-ref></text:p>
          </table:table-cell>
        </table:table-row>
        <table:table-row>
          <table:table-cell table:style-name="CommandsToFunctions.A2" office:value-type="string">
            <text:p text:style-name="P131">get_mov_par</text:p>
          </table:table-cell>
          <table:table-cell table:style-name="CommandsToFunctions.A2" office:value-type="string">
            <text:p text:style-name="P120">GetMove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56_938462441">15.1.14</text:bookmark-ref></text:p>
          </table:table-cell>
        </table:table-row>
        <table:table-row>
          <table:table-cell table:style-name="CommandsToFunctions.A2" office:value-type="string">
            <text:p text:style-name="P131">encode</text:p>
          </table:table-cell>
          <table:table-cell table:style-name="CommandsToFunctions.A2" office:value-type="string">
            <text:p text:style-name="P120">Homing</text:p>
            <text:p text:style-name="P120">Encode</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58_938462441">15.1.16</text:bookmark-ref></text:p>
          </table:table-cell>
        </table:table-row>
        <table:table-row>
          <table:table-cell table:style-name="CommandsToFunctions.A2" office:value-type="string">
            <text:p text:style-name="P131">move_to</text:p>
          </table:table-cell>
          <table:table-cell table:style-name="CommandsToFunctions.A2" office:value-type="string">
            <text:p text:style-name="P120">MoveTo</text:p>
            <text:p text:style-name="P120">GetMove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60_938462441">15.1.17</text:bookmark-ref></text:p>
          </table:table-cell>
        </table:table-row>
        <table:table-row>
          <table:table-cell table:style-name="CommandsToFunctions.A2" office:value-type="string">
            <text:p text:style-name="P131">get_all_parameter</text:p>
          </table:table-cell>
          <table:table-cell table:style-name="CommandsToFunctions.A2" office:value-type="string">
            <text:p text:style-name="P120">GetMovePar</text:p>
            <text:p text:style-name="P120">GetPar CheckPositionEncoderSingle</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62_938462441">15.1.18</text:bookmark-ref></text:p>
          </table:table-cell>
        </table:table-row>
        <table:table-row>
          <table:table-cell table:style-name="CommandsToFunctions.A2" office:value-type="string">
            <text:p text:style-name="P131">homing_mult</text:p>
          </table:table-cell>
          <table:table-cell table:style-name="CommandsToFunctions.A2" office:value-type="string">
            <text:p text:style-name="P120">Homing</text:p>
            <text:p text:style-name="P120">GetMove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64_938462441">15.1.19</text:bookmark-ref></text:p>
          </table:table-cell>
        </table:table-row>
        <table:table-row>
          <table:table-cell table:style-name="CommandsToFunctions.A2" office:value-type="string">
            <text:p text:style-name="P132">moveto_mult</text:p>
          </table:table-cell>
          <table:table-cell table:style-name="CommandsToFunctions.A2" office:value-type="string">
            <text:p text:style-name="P122">MoveToMult</text:p>
            <text:p text:style-name="P122">GetMovePar</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66_938462441">15.1.20</text:bookmark-ref></text:p>
          </table:table-cell>
        </table:table-row>
        <table:table-row>
          <table:table-cell table:style-name="CommandsToFunctions.A2" office:value-type="string">
            <text:p text:style-name="P132">setmult_par</text:p>
          </table:table-cell>
          <table:table-cell table:style-name="CommandsToFunctions.A2" office:value-type="string">
            <text:p text:style-name="P121">SetParMult</text:p>
          </table:table-cell>
          <table:table-cell table:style-name="CommandsToFunctions.A2" office:value-type="string">
            <text:p text:style-name="P119">YES</text:p>
          </table:table-cell>
          <table:table-cell table:style-name="CommandsToFunctions.D2" office:value-type="string">
            <text:p text:style-name="P107"><text:bookmark-ref text:reference-format="chapter" text:ref-name="__RefHeading__7068_938462441">15.1.21</text:bookmark-ref></text:p>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0T15:19:23.694952142</dc:date>
    <meta:editing-duration>PT6H46M58S</meta:editing-duration>
    <meta:editing-cycles>172</meta:editing-cycles>
    <meta:generator>LibreOffice/4.2.8.2$Linux_X86_64 LibreOffice_project/420m0$Build-2</meta:generator>
    <meta:document-statistic meta:table-count="2" meta:image-count="0" meta:object-count="0" meta:page-count="86" meta:paragraph-count="1836" meta:word-count="10925" meta:character-count="87099" meta:non-whitespace-character-count="75872"/>
  </office:meta>
</office:document-meta>
</file>